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2000000258A55F90BA.jpg"/>
  <manifest:file-entry manifest:media-type="image/png" manifest:full-path="Pictures/10000201000000A200000071E1D0EE2C.png"/>
  <manifest:file-entry manifest:media-type="image/png" manifest:full-path="Pictures/10000000000000400000004077CDC8F9.png"/>
  <manifest:file-entry manifest:media-type="image/png" manifest:full-path="Pictures/1000020100000320000000CFA9FA20FD.png"/>
  <manifest:file-entry manifest:media-type="image/jpeg" manifest:full-path="Pictures/10000000000003200000025885612476.jpg"/>
  <manifest:file-entry manifest:media-type="image/jpeg" manifest:full-path="Pictures/1000000000000280000001E077C04814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fals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false" draw:fill="bitmap" draw:fill-image-name="Bitmape_20_1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false" draw:fill="bitmap" draw:fill-image-name="Bitmape_20_2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fals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draw:stroke-dash="Dash_20_208" svg:stroke-width="0.011cm" svg:stroke-color="#4c4c4c" draw:marker-start-width="0.3cm" draw:marker-start-center="false" draw:marker-end-width="0.3cm" draw:marker-end-center="false" draw:fill="solid" draw:fill-color="#ffffff" draw:fill-image-width="0cm" draw:fill-image-height="0cm" draw:textarea-horizontal-align="center" draw:textarea-vertical-align="middle" fo:padding-top="0.005cm" fo:padding-bottom="0.005cm" fo:padding-left="0.005cm" fo:padding-right="0.005cm" draw:shadow="hidden" draw:shadow-offset-x="0.25cm" draw:shadow-offset-y="0.25cm" draw:shadow-color="#000000" draw:shadow-opacity="35%"/>
    </style:style>
    <style:style style:name="gr3" style:family="graphic" style:parent-style-name="standard">
      <style:graphic-properties draw:stroke="solid" draw:stroke-dash="Dash_20_210" svg:stroke-width="0.011cm" svg:stroke-color="#4c4c4c" draw:marker-start-width="0.3cm" draw:marker-start-center="false" draw:marker-end-width="0.3cm" draw:marker-end-center="false" draw:fill="solid" draw:fill-color="#ffffff" draw:fill-image-width="0cm" draw:fill-image-height="0cm" draw:textarea-horizontal-align="center" draw:textarea-vertical-align="middle" fo:padding-top="0.005cm" fo:padding-bottom="0.005cm" fo:padding-left="0.005cm" fo:padding-right="0.005cm" draw:shadow="hidden" draw:shadow-offset-x="0.25cm" draw:shadow-offset-y="0.25cm" draw:shadow-color="#000000" draw:shadow-opacity="35%"/>
    </style:style>
    <style:style style:name="gr4" style:family="graphic" style:parent-style-name="standard">
      <style:graphic-properties draw:stroke="solid" draw:stroke-dash="Dash_20_212" svg:stroke-width="0.011cm" svg:stroke-color="#4c4c4c" draw:marker-start-width="0.3cm" draw:marker-start-center="false" draw:marker-end-width="0.3cm" draw:marker-end-center="false" draw:fill="solid" draw:fill-color="#ffffff" draw:fill-image-width="0cm" draw:fill-image-height="0cm" draw:textarea-horizontal-align="center" draw:textarea-vertical-align="middle" fo:padding-top="0.005cm" fo:padding-bottom="0.005cm" fo:padding-left="0.005cm" fo:padding-right="0.005cm" draw:shadow="hidden" draw:shadow-offset-x="0.25cm" draw:shadow-offset-y="0.25cm" draw:shadow-color="#000000" draw:shadow-opacity="35%"/>
    </style:style>
    <style:style style:name="gr5" style:family="graphic" style:parent-style-name="standard">
      <style:graphic-properties draw:stroke="solid" svg:stroke-width="0.011cm" svg:stroke-color="#999999" draw:fill="solid" draw:fill-color="#ffffff" draw:fill-image-width="0cm" draw:fill-image-height="0cm" draw:textarea-horizontal-align="center" draw:textarea-vertical-align="middle" fo:padding-top="0.005cm" fo:padding-bottom="0.005cm" fo:padding-left="0.005cm" fo:padding-right="0.005cm" draw:shadow="hidden" draw:shadow-offset-x="0.25cm" draw:shadow-offset-y="0.25cm" draw:shadow-color="#000000" draw:shadow-opacity="35%"/>
    </style:style>
    <style:style style:name="gr6" style:family="graphic" style:parent-style-name="standard">
      <style:graphic-properties draw:stroke="none" draw:stroke-dash="Dash_20_214" svg:stroke-width="0cm" svg:stroke-color="#000000" draw:marker-start-width="0.3cm" draw:marker-start-center="false" draw:marker-end-width="0.3cm" draw:marker-end-center="false" draw:fill="solid" draw:fill-color="#000000" draw:fill-gradient-name="Gradient_20_1" draw:fill-image-name="Bitmape_20_5" draw:opacity="15%" draw:fill-image-width="1cm" draw:fill-image-height="1cm" draw:textarea-horizontal-align="center" draw:textarea-vertical-align="middle" draw:shadow="hidden" draw:shadow-offset-x="0.3cm" draw:shadow-offset-y="0.3cm" draw:shadow-color="#808080" draw:shadow-opacity="15%"/>
    </style:style>
    <style:style style:name="gr7" style:family="graphic" style:parent-style-name="standard">
      <style:graphic-properties svg:stroke-width="0.011cm" svg:stroke-color="#999999" draw:fill="solid" draw:fill-color="#666666" draw:textarea-horizontal-align="center" draw:textarea-vertical-align="middle" fo:padding-top="0.005cm" fo:padding-bottom="0.005cm" fo:padding-left="0.005cm" fo:padding-right="0.005cm"/>
    </style:style>
    <style:style style:name="gr8" style:family="graphic" style:parent-style-name="standard">
      <style:graphic-properties draw:stroke="solid" draw:stroke-dash="Dash_20_216" svg:stroke-width="0.25cm" svg:stroke-color="#4c4c4c" draw:marker-start-width="0.076cm" draw:marker-start-center="false" draw:marker-end-width="0.076cm" draw:marker-end-center="false" svg:stroke-opacity="0%" draw:stroke-linejoin="round" draw:fill="solid" draw:fill-color="#00b8ff" draw:fill-gradient-name="Gradient_20_1" draw:fill-image-name="Bitmape_20_6" draw:textarea-horizontal-align="center" draw:textarea-vertical-align="middle" fo:padding-top="0.125cm" fo:padding-bottom="0.125cm" fo:padding-left="0.125cm" fo:padding-right="0.125cm" draw:shadow="hidden" draw:shadow-offset-x="0.3cm" draw:shadow-offset-y="0.3cm" draw:shadow-color="#808080" draw:shadow-opacity="100%"/>
    </style:style>
    <style:style style:name="gr9" style:family="graphic" style:parent-style-name="standard">
      <style:graphic-properties draw:stroke="solid" draw:stroke-dash="Dash_20_218" svg:stroke-width="0.25cm" svg:stroke-color="#000000" draw:marker-start-width="0.076cm" draw:marker-start-center="false" draw:marker-end-width="0.076cm" draw:marker-end-center="false" svg:stroke-opacity="0%" draw:stroke-linejoin="round" draw:fill="solid" draw:fill-color="#00b8ff" draw:fill-gradient-name="Gradient_20_1" draw:fill-image-name="Bitmape_20_7" draw:textarea-horizontal-align="center" draw:textarea-vertical-align="middle" fo:padding-top="0.125cm" fo:padding-bottom="0.125cm" fo:padding-left="0.125cm" fo:padding-right="0.125cm" draw:shadow="hidden" draw:shadow-offset-x="0.3cm" draw:shadow-offset-y="0.3cm" draw:shadow-color="#808080" draw:shadow-opacity="100%"/>
    </style:style>
    <style:style style:name="gr10" style:family="graphic" style:parent-style-name="standard">
      <style:graphic-properties draw:stroke="solid" draw:stroke-dash="Dash_20_220" svg:stroke-width="0.25cm" svg:stroke-color="#cccccc" draw:marker-start-width="0.076cm" draw:marker-start-center="false" draw:marker-end-width="0.076cm" draw:marker-end-center="false" svg:stroke-opacity="0%" draw:stroke-linejoin="round" draw:fill="solid" draw:fill-color="#00b8ff" draw:fill-gradient-name="Gradient_20_1" draw:fill-image-name="Bitmape_20_8" draw:textarea-horizontal-align="center" draw:textarea-vertical-align="middle" fo:padding-top="0.125cm" fo:padding-bottom="0.125cm" fo:padding-left="0.125cm" fo:padding-right="0.125cm" draw:shadow="hidden" draw:shadow-offset-x="0.3cm" draw:shadow-offset-y="0.3cm" draw:shadow-color="#808080" draw:shadow-opacity="100%"/>
    </style:style>
    <style:style style:name="gr11" style:family="graphic" style:parent-style-name="standard">
      <style:graphic-properties draw:stroke="none" draw:fill="solid" draw:fill-color="#4c4c4c" draw:textarea-horizontal-align="center" draw:textarea-vertical-align="middle"/>
    </style:style>
    <style:style style:name="gr12" style:family="graphic" style:parent-style-name="standard">
      <style:graphic-properties draw:stroke="none" draw:fill="solid" draw:fill-color="#ffffff" draw:textarea-horizontal-align="center" draw:textarea-vertical-align="middle"/>
    </style:style>
    <style:style style:name="gr13" style:family="graphic" style:parent-style-name="standard">
      <style:graphic-properties draw:stroke="none" draw:fill="solid" draw:fill-color="#000000" draw:textarea-horizontal-align="center" draw:textarea-vertical-align="middle"/>
    </style:style>
    <style:style style:name="gr14" style:family="graphic" style:parent-style-name="standard">
      <style:graphic-properties draw:stroke="none" svg:stroke-color="#4c4c4c" draw:fill="solid" draw:fill-color="#4c4c4c" draw:textarea-horizontal-align="center" draw:textarea-vertical-align="middle"/>
    </style:style>
    <style:style style:name="gr15" style:family="graphic" style:parent-style-name="standard">
      <style:graphic-properties draw:stroke="none" draw:stroke-dash="Dash_20_222" svg:stroke-width="0cm" svg:stroke-color="#000000" draw:marker-start-width="0.3cm" draw:marker-start-center="false" draw:marker-end-width="0.3cm" draw:marker-end-center="false" draw:fill="solid" draw:fill-color="#000000" draw:fill-gradient-name="Gradient_20_1" draw:fill-image-name="Bitmape_20_9" draw:opacity="15%" draw:fill-image-width="1cm" draw:fill-image-height="1cm" draw:textarea-horizontal-align="center" draw:textarea-vertical-align="middle" draw:shadow="hidden" draw:shadow-offset-x="0.3cm" draw:shadow-offset-y="0.3cm" draw:shadow-color="#808080" draw:shadow-opacity="15%"/>
    </style:style>
    <style:style style:name="gr16" style:family="graphic" style:parent-style-name="standard">
      <style:graphic-properties draw:stroke="solid" draw:stroke-dash="Dash_20_224" svg:stroke-width="0.25cm" svg:stroke-color="#4c4c4c" draw:marker-start-width="0.076cm" draw:marker-start-center="false" draw:marker-end-width="0.076cm" draw:marker-end-center="false" svg:stroke-opacity="0%" draw:stroke-linejoin="round" draw:fill="solid" draw:fill-color="#00b8ff" draw:fill-gradient-name="Gradient_20_1" draw:fill-image-name="Bitmape_20_10" draw:textarea-horizontal-align="center" draw:textarea-vertical-align="middle" fo:padding-top="0.125cm" fo:padding-bottom="0.125cm" fo:padding-left="0.125cm" fo:padding-right="0.125cm" draw:shadow="hidden" draw:shadow-offset-x="0.3cm" draw:shadow-offset-y="0.3cm" draw:shadow-color="#808080" draw:shadow-opacity="100%"/>
    </style:style>
    <style:style style:name="gr17" style:family="graphic" style:parent-style-name="standard">
      <style:graphic-properties draw:stroke="solid" draw:stroke-dash="Dash_20_226" svg:stroke-width="0.25cm" svg:stroke-color="#000000" draw:marker-start-width="0.076cm" draw:marker-start-center="false" draw:marker-end-width="0.076cm" draw:marker-end-center="false" svg:stroke-opacity="0%" draw:stroke-linejoin="round" draw:fill="solid" draw:fill-color="#00b8ff" draw:fill-gradient-name="Gradient_20_1" draw:fill-image-name="Bitmape_20_11" draw:textarea-horizontal-align="center" draw:textarea-vertical-align="middle" fo:padding-top="0.125cm" fo:padding-bottom="0.125cm" fo:padding-left="0.125cm" fo:padding-right="0.125cm" draw:shadow="hidden" draw:shadow-offset-x="0.3cm" draw:shadow-offset-y="0.3cm" draw:shadow-color="#808080" draw:shadow-opacity="100%"/>
    </style:style>
    <style:style style:name="gr18" style:family="graphic" style:parent-style-name="standard">
      <style:graphic-properties draw:stroke="solid" draw:stroke-dash="Dash_20_228" svg:stroke-width="0.25cm" svg:stroke-color="#cccccc" draw:marker-start-width="0.076cm" draw:marker-start-center="false" draw:marker-end-width="0.076cm" draw:marker-end-center="false" svg:stroke-opacity="0%" draw:stroke-linejoin="round" draw:fill="solid" draw:fill-color="#00b8ff" draw:fill-gradient-name="Gradient_20_1" draw:fill-image-name="Bitmape_20_12" draw:textarea-horizontal-align="center" draw:textarea-vertical-align="middle" fo:padding-top="0.125cm" fo:padding-bottom="0.125cm" fo:padding-left="0.125cm" fo:padding-right="0.125cm" draw:shadow="hidden" draw:shadow-offset-x="0.3cm" draw:shadow-offset-y="0.3cm" draw:shadow-color="#808080" draw:shadow-opacity="100%"/>
    </style:style>
    <style:style style:name="gr19" style:family="graphic" style:parent-style-name="standard">
      <style:graphic-properties draw:stroke="none" draw:stroke-dash="Dash_20_230" svg:stroke-width="0cm" svg:stroke-color="#000000" draw:marker-start-width="0.3cm" draw:marker-start-center="false" draw:marker-end-width="0.3cm" draw:marker-end-center="false" draw:fill="solid" draw:fill-color="#000000" draw:fill-gradient-name="Gradient_20_1" draw:fill-image-name="Bitmape_20_13" draw:opacity="15%" draw:fill-image-width="1cm" draw:fill-image-height="1cm" draw:textarea-horizontal-align="center" draw:textarea-vertical-align="middle" draw:shadow="hidden" draw:shadow-offset-x="0.3cm" draw:shadow-offset-y="0.3cm" draw:shadow-color="#808080" draw:shadow-opacity="15%"/>
    </style:style>
    <style:style style:name="gr20" style:family="graphic" style:parent-style-name="standard">
      <style:graphic-properties draw:stroke="solid" draw:stroke-dash="Dash_20_232" svg:stroke-width="0.25cm" svg:stroke-color="#4c4c4c" draw:marker-start-width="0.076cm" draw:marker-start-center="false" draw:marker-end-width="0.076cm" draw:marker-end-center="false" svg:stroke-opacity="0%" draw:stroke-linejoin="round" draw:fill="solid" draw:fill-color="#00b8ff" draw:fill-gradient-name="Gradient_20_1" draw:fill-image-name="Bitmape_20_14" draw:textarea-horizontal-align="center" draw:textarea-vertical-align="middle" fo:padding-top="0.125cm" fo:padding-bottom="0.125cm" fo:padding-left="0.125cm" fo:padding-right="0.125cm" draw:shadow="hidden" draw:shadow-offset-x="0.3cm" draw:shadow-offset-y="0.3cm" draw:shadow-color="#808080" draw:shadow-opacity="100%"/>
    </style:style>
    <style:style style:name="gr21" style:family="graphic" style:parent-style-name="standard">
      <style:graphic-properties draw:stroke="solid" draw:stroke-dash="Dash_20_234" svg:stroke-width="0.25cm" svg:stroke-color="#000000" draw:marker-start-width="0.076cm" draw:marker-start-center="false" draw:marker-end-width="0.076cm" draw:marker-end-center="false" svg:stroke-opacity="0%" draw:stroke-linejoin="round" draw:fill="solid" draw:fill-color="#00b8ff" draw:fill-gradient-name="Gradient_20_1" draw:fill-image-name="Bitmape_20_15" draw:textarea-horizontal-align="center" draw:textarea-vertical-align="middle" fo:padding-top="0.125cm" fo:padding-bottom="0.125cm" fo:padding-left="0.125cm" fo:padding-right="0.125cm" draw:shadow="hidden" draw:shadow-offset-x="0.3cm" draw:shadow-offset-y="0.3cm" draw:shadow-color="#808080" draw:shadow-opacity="100%"/>
    </style:style>
    <style:style style:name="gr22" style:family="graphic" style:parent-style-name="standard">
      <style:graphic-properties draw:stroke="solid" draw:stroke-dash="Dash_20_236" svg:stroke-width="0.25cm" svg:stroke-color="#cccccc" draw:marker-start-width="0.076cm" draw:marker-start-center="false" draw:marker-end-width="0.076cm" draw:marker-end-center="false" svg:stroke-opacity="0%" draw:stroke-linejoin="round" draw:fill="solid" draw:fill-color="#00b8ff" draw:fill-gradient-name="Gradient_20_1" draw:fill-image-name="Bitmape_20_16" draw:textarea-horizontal-align="center" draw:textarea-vertical-align="middle" fo:padding-top="0.125cm" fo:padding-bottom="0.125cm" fo:padding-left="0.125cm" fo:padding-right="0.125cm" draw:shadow="hidden" draw:shadow-offset-x="0.3cm" draw:shadow-offset-y="0.3cm" draw:shadow-color="#808080" draw:shadow-opacity="100%"/>
    </style:style>
    <style:style style:name="gr23" style:family="graphic" style:parent-style-name="standard">
      <style:graphic-properties draw:stroke="none" draw:stroke-dash="Dash_20_238" svg:stroke-width="0cm" svg:stroke-color="#000000" draw:marker-start-width="0.3cm" draw:marker-start-center="false" draw:marker-end-width="0.3cm" draw:marker-end-center="false" draw:fill="solid" draw:fill-color="#000000" draw:fill-gradient-name="Gradient_20_1" draw:fill-image-name="Bitmape_20_17" draw:opacity="15%" draw:fill-image-width="1cm" draw:fill-image-height="1cm" draw:textarea-horizontal-align="center" draw:textarea-vertical-align="middle" draw:shadow="hidden" draw:shadow-offset-x="0.3cm" draw:shadow-offset-y="0.3cm" draw:shadow-color="#808080" draw:shadow-opacity="15%"/>
    </style:style>
    <style:style style:name="gr24" style:family="graphic" style:parent-style-name="standard">
      <style:graphic-properties draw:stroke="solid" draw:stroke-dash="Dash_20_240" svg:stroke-width="0.25cm" svg:stroke-color="#4c4c4c" draw:marker-start-width="0.076cm" draw:marker-start-center="false" draw:marker-end-width="0.076cm" draw:marker-end-center="false" svg:stroke-opacity="0%" draw:stroke-linejoin="round" draw:fill="solid" draw:fill-color="#00b8ff" draw:fill-gradient-name="Gradient_20_1" draw:fill-image-name="Bitmape_20_18" draw:textarea-horizontal-align="center" draw:textarea-vertical-align="middle" fo:padding-top="0.125cm" fo:padding-bottom="0.125cm" fo:padding-left="0.125cm" fo:padding-right="0.125cm" draw:shadow="hidden" draw:shadow-offset-x="0.3cm" draw:shadow-offset-y="0.3cm" draw:shadow-color="#808080" draw:shadow-opacity="100%"/>
    </style:style>
    <style:style style:name="gr25" style:family="graphic" style:parent-style-name="standard">
      <style:graphic-properties draw:stroke="solid" draw:stroke-dash="Dash_20_242" svg:stroke-width="0.25cm" svg:stroke-color="#000000" draw:marker-start-width="0.076cm" draw:marker-start-center="false" draw:marker-end-width="0.076cm" draw:marker-end-center="false" svg:stroke-opacity="0%" draw:stroke-linejoin="round" draw:fill="solid" draw:fill-color="#00b8ff" draw:fill-gradient-name="Gradient_20_1" draw:fill-image-name="Bitmape_20_19" draw:textarea-horizontal-align="center" draw:textarea-vertical-align="middle" fo:padding-top="0.125cm" fo:padding-bottom="0.125cm" fo:padding-left="0.125cm" fo:padding-right="0.125cm" draw:shadow="hidden" draw:shadow-offset-x="0.3cm" draw:shadow-offset-y="0.3cm" draw:shadow-color="#808080" draw:shadow-opacity="100%"/>
    </style:style>
    <style:style style:name="gr26" style:family="graphic" style:parent-style-name="standard">
      <style:graphic-properties draw:stroke="solid" draw:stroke-dash="Dash_20_244" svg:stroke-width="0.25cm" svg:stroke-color="#cccccc" draw:marker-start-width="0.076cm" draw:marker-start-center="false" draw:marker-end-width="0.076cm" draw:marker-end-center="false" svg:stroke-opacity="0%" draw:stroke-linejoin="round" draw:fill="solid" draw:fill-color="#00b8ff" draw:fill-gradient-name="Gradient_20_1" draw:fill-image-name="Bitmape_20_20" draw:textarea-horizontal-align="center" draw:textarea-vertical-align="middle" fo:padding-top="0.125cm" fo:padding-bottom="0.125cm" fo:padding-left="0.125cm" fo:padding-right="0.125cm" draw:shadow="hidden" draw:shadow-offset-x="0.3cm" draw:shadow-offset-y="0.3cm" draw:shadow-color="#808080" draw:shadow-opacity="100%"/>
    </style:style>
    <style:style style:name="gr27" style:family="graphic" style:parent-style-name="standard">
      <style:graphic-properties draw:stroke="none" draw:stroke-dash="Dash_20_246" svg:stroke-width="0cm" svg:stroke-color="#000000" draw:marker-start-width="0.3cm" draw:marker-start-center="false" draw:marker-end-width="0.3cm" draw:marker-end-center="false" draw:fill="solid" draw:fill-color="#000000" draw:fill-gradient-name="Gradient_20_1" draw:fill-image-name="Bitmape_20_21" draw:opacity="15%" draw:fill-image-width="1cm" draw:fill-image-height="1cm" draw:textarea-horizontal-align="center" draw:textarea-vertical-align="middle" draw:shadow="hidden" draw:shadow-offset-x="0.3cm" draw:shadow-offset-y="0.3cm" draw:shadow-color="#808080" draw:shadow-opacity="15%"/>
    </style:style>
    <style:style style:name="gr28" style:family="graphic" style:parent-style-name="standard">
      <style:graphic-properties draw:stroke="solid" draw:stroke-dash="Dash_20_248" svg:stroke-width="0.25cm" svg:stroke-color="#4c4c4c" draw:marker-start-width="0.076cm" draw:marker-start-center="false" draw:marker-end-width="0.076cm" draw:marker-end-center="false" svg:stroke-opacity="0%" draw:stroke-linejoin="round" draw:fill="solid" draw:fill-color="#00b8ff" draw:fill-gradient-name="Gradient_20_1" draw:fill-image-name="Bitmape_20_22" draw:textarea-horizontal-align="center" draw:textarea-vertical-align="middle" fo:padding-top="0.125cm" fo:padding-bottom="0.125cm" fo:padding-left="0.125cm" fo:padding-right="0.125cm" draw:shadow="hidden" draw:shadow-offset-x="0.3cm" draw:shadow-offset-y="0.3cm" draw:shadow-color="#808080" draw:shadow-opacity="100%"/>
    </style:style>
    <style:style style:name="gr29" style:family="graphic" style:parent-style-name="standard">
      <style:graphic-properties draw:stroke="solid" draw:stroke-dash="Dash_20_250" svg:stroke-width="0.25cm" svg:stroke-color="#000000" draw:marker-start-width="0.076cm" draw:marker-start-center="false" draw:marker-end-width="0.076cm" draw:marker-end-center="false" svg:stroke-opacity="0%" draw:stroke-linejoin="round" draw:fill="solid" draw:fill-color="#00b8ff" draw:fill-gradient-name="Gradient_20_1" draw:fill-image-name="Bitmape_20_23" draw:textarea-horizontal-align="center" draw:textarea-vertical-align="middle" fo:padding-top="0.125cm" fo:padding-bottom="0.125cm" fo:padding-left="0.125cm" fo:padding-right="0.125cm" draw:shadow="hidden" draw:shadow-offset-x="0.3cm" draw:shadow-offset-y="0.3cm" draw:shadow-color="#808080" draw:shadow-opacity="100%"/>
    </style:style>
    <style:style style:name="gr30" style:family="graphic" style:parent-style-name="standard">
      <style:graphic-properties draw:stroke="solid" draw:stroke-dash="Dash_20_252" svg:stroke-width="0.25cm" svg:stroke-color="#cccccc" draw:marker-start-width="0.076cm" draw:marker-start-center="false" draw:marker-end-width="0.076cm" draw:marker-end-center="false" svg:stroke-opacity="0%" draw:stroke-linejoin="round" draw:fill="solid" draw:fill-color="#00b8ff" draw:fill-gradient-name="Gradient_20_1" draw:fill-image-name="Bitmape_20_24" draw:textarea-horizontal-align="center" draw:textarea-vertical-align="middle" fo:padding-top="0.125cm" fo:padding-bottom="0.125cm" fo:padding-left="0.125cm" fo:padding-right="0.125cm" draw:shadow="hidden" draw:shadow-offset-x="0.3cm" draw:shadow-offset-y="0.3cm" draw:shadow-color="#808080" draw:shadow-opacity="100%"/>
    </style:style>
    <style:style style:name="gr31" style:family="graphic" style:parent-style-name="standard">
      <style:graphic-properties draw:stroke="none" draw:stroke-dash="Dash_20_254" svg:stroke-width="0cm" svg:stroke-color="#000000" draw:marker-start-width="0.3cm" draw:marker-start-center="false" draw:marker-end-width="0.3cm" draw:marker-end-center="false" draw:fill="solid" draw:fill-color="#000000" draw:fill-gradient-name="Gradient_20_1" draw:fill-image-name="Bitmape_20_25" draw:opacity="15%" draw:fill-image-width="1cm" draw:fill-image-height="1cm" draw:textarea-horizontal-align="center" draw:textarea-vertical-align="middle" draw:shadow="hidden" draw:shadow-offset-x="0.3cm" draw:shadow-offset-y="0.3cm" draw:shadow-color="#808080" draw:shadow-opacity="15%"/>
    </style:style>
    <style:style style:name="gr32" style:family="graphic" style:parent-style-name="standard">
      <style:graphic-properties draw:stroke="solid" draw:stroke-dash="Dash_20_256" svg:stroke-width="0.25cm" svg:stroke-color="#4c4c4c" draw:marker-start-width="0.076cm" draw:marker-start-center="false" draw:marker-end-width="0.076cm" draw:marker-end-center="false" svg:stroke-opacity="0%" draw:stroke-linejoin="round" draw:fill="solid" draw:fill-color="#00b8ff" draw:fill-gradient-name="Gradient_20_1" draw:fill-image-name="Bitmape_20_26" draw:textarea-horizontal-align="center" draw:textarea-vertical-align="middle" fo:padding-top="0.125cm" fo:padding-bottom="0.125cm" fo:padding-left="0.125cm" fo:padding-right="0.125cm" draw:shadow="hidden" draw:shadow-offset-x="0.3cm" draw:shadow-offset-y="0.3cm" draw:shadow-color="#808080" draw:shadow-opacity="100%"/>
    </style:style>
    <style:style style:name="gr33" style:family="graphic" style:parent-style-name="standard">
      <style:graphic-properties draw:stroke="solid" draw:stroke-dash="Dash_20_258" svg:stroke-width="0.25cm" svg:stroke-color="#000000" draw:marker-start-width="0.076cm" draw:marker-start-center="false" draw:marker-end-width="0.076cm" draw:marker-end-center="false" svg:stroke-opacity="0%" draw:stroke-linejoin="round" draw:fill="solid" draw:fill-color="#00b8ff" draw:fill-gradient-name="Gradient_20_1" draw:fill-image-name="Bitmape_20_27" draw:textarea-horizontal-align="center" draw:textarea-vertical-align="middle" fo:padding-top="0.125cm" fo:padding-bottom="0.125cm" fo:padding-left="0.125cm" fo:padding-right="0.125cm" draw:shadow="hidden" draw:shadow-offset-x="0.3cm" draw:shadow-offset-y="0.3cm" draw:shadow-color="#808080" draw:shadow-opacity="100%"/>
    </style:style>
    <style:style style:name="gr34" style:family="graphic" style:parent-style-name="standard">
      <style:graphic-properties draw:stroke="solid" draw:stroke-dash="Dash_20_260" svg:stroke-width="0.25cm" svg:stroke-color="#cccccc" draw:marker-start-width="0.076cm" draw:marker-start-center="false" draw:marker-end-width="0.076cm" draw:marker-end-center="false" svg:stroke-opacity="0%" draw:stroke-linejoin="round" draw:fill="solid" draw:fill-color="#00b8ff" draw:fill-gradient-name="Gradient_20_1" draw:fill-image-name="Bitmape_20_28" draw:textarea-horizontal-align="center" draw:textarea-vertical-align="middle" fo:padding-top="0.125cm" fo:padding-bottom="0.125cm" fo:padding-left="0.125cm" fo:padding-right="0.125cm" draw:shadow="hidden" draw:shadow-offset-x="0.3cm" draw:shadow-offset-y="0.3cm" draw:shadow-color="#808080" draw:shadow-opacity="100%"/>
    </style:style>
    <style:style style:name="gr35" style:family="graphic" style:parent-style-name="standard">
      <style:graphic-properties draw:stroke="none" draw:stroke-dash="Dash_20_262" svg:stroke-width="0cm" svg:stroke-color="#000000" draw:marker-start-width="0.3cm" draw:marker-start-center="false" draw:marker-end-width="0.3cm" draw:marker-end-center="false" draw:fill="solid" draw:fill-color="#000000" draw:fill-gradient-name="Gradient_20_1" draw:fill-image-name="Bitmape_20_29" draw:opacity="15%" draw:fill-image-width="1cm" draw:fill-image-height="1cm" draw:textarea-horizontal-align="center" draw:textarea-vertical-align="middle" draw:shadow="hidden" draw:shadow-offset-x="0.3cm" draw:shadow-offset-y="0.3cm" draw:shadow-color="#808080" draw:shadow-opacity="15%"/>
    </style:style>
    <style:style style:name="gr36" style:family="graphic" style:parent-style-name="standard">
      <style:graphic-properties draw:stroke="solid" draw:stroke-dash="Dash_20_264" svg:stroke-width="0.25cm" svg:stroke-color="#4c4c4c" draw:marker-start-width="0.076cm" draw:marker-start-center="false" draw:marker-end-width="0.076cm" draw:marker-end-center="false" svg:stroke-opacity="0%" draw:stroke-linejoin="round" draw:fill="solid" draw:fill-color="#00b8ff" draw:fill-gradient-name="Gradient_20_1" draw:fill-image-name="Bitmape_20_30" draw:textarea-horizontal-align="center" draw:textarea-vertical-align="middle" fo:padding-top="0.125cm" fo:padding-bottom="0.125cm" fo:padding-left="0.125cm" fo:padding-right="0.125cm" draw:shadow="hidden" draw:shadow-offset-x="0.3cm" draw:shadow-offset-y="0.3cm" draw:shadow-color="#808080" draw:shadow-opacity="100%"/>
    </style:style>
    <style:style style:name="gr37" style:family="graphic" style:parent-style-name="standard">
      <style:graphic-properties draw:stroke="solid" draw:stroke-dash="Dash_20_266" svg:stroke-width="0.25cm" svg:stroke-color="#000000" draw:marker-start-width="0.076cm" draw:marker-start-center="false" draw:marker-end-width="0.076cm" draw:marker-end-center="false" svg:stroke-opacity="0%" draw:stroke-linejoin="round" draw:fill="solid" draw:fill-color="#00b8ff" draw:fill-gradient-name="Gradient_20_1" draw:fill-image-name="Bitmape_20_31" draw:textarea-horizontal-align="center" draw:textarea-vertical-align="middle" fo:padding-top="0.125cm" fo:padding-bottom="0.125cm" fo:padding-left="0.125cm" fo:padding-right="0.125cm" draw:shadow="hidden" draw:shadow-offset-x="0.3cm" draw:shadow-offset-y="0.3cm" draw:shadow-color="#808080" draw:shadow-opacity="100%"/>
    </style:style>
    <style:style style:name="gr38" style:family="graphic" style:parent-style-name="standard">
      <style:graphic-properties draw:stroke="solid" draw:stroke-dash="Dash_20_268" svg:stroke-width="0.25cm" svg:stroke-color="#cccccc" draw:marker-start-width="0.076cm" draw:marker-start-center="false" draw:marker-end-width="0.076cm" draw:marker-end-center="false" svg:stroke-opacity="0%" draw:stroke-linejoin="round" draw:fill="solid" draw:fill-color="#00b8ff" draw:fill-gradient-name="Gradient_20_1" draw:fill-image-name="Bitmape_20_32" draw:textarea-horizontal-align="center" draw:textarea-vertical-align="middle" fo:padding-top="0.125cm" fo:padding-bottom="0.125cm" fo:padding-left="0.125cm" fo:padding-right="0.125cm" draw:shadow="hidden" draw:shadow-offset-x="0.3cm" draw:shadow-offset-y="0.3cm" draw:shadow-color="#808080" draw:shadow-opacity="100%"/>
    </style:style>
    <style:style style:name="gr39" style:family="graphic" style:parent-style-name="standard">
      <style:graphic-properties draw:stroke="solid" svg:stroke-color="#000000" draw:fill="none" draw:fill-color="#ffffff" draw:textarea-horizontal-align="center" draw:textarea-vertical-align="middle" draw:auto-grow-height="false" draw:auto-grow-width="false" draw:fit-to-size="false" fo:max-height="0cm" fo:min-height="0cm"/>
    </style:style>
    <style:style style:name="gr40" style:family="graphic" style:parent-style-name="standard">
      <style:graphic-properties draw:stroke="solid" svg:stroke-width="0.1cm" draw:marker-start-width="0.45cm" draw:marker-end="Linienende_20_4" draw:marker-end-width="0.3cm" draw:textarea-vertical-align="middle" fo:padding-top="0.05cm" fo:padding-bottom="0.05cm" fo:padding-left="0.05cm" fo:padding-right="0.05cm"/>
    </style:style>
    <style:style style:name="gr41" style:family="graphic" style:parent-style-name="standard">
      <style:graphic-properties draw:stroke="solid" svg:stroke-color="#000000" draw:fill="solid" draw:fill-color="#ffffff" draw:textarea-horizontal-align="center" draw:textarea-vertical-align="middle" draw:auto-grow-height="false" draw:auto-grow-width="false" draw:fit-to-size="false" fo:max-height="0cm" fo:min-height="0cm"/>
    </style:style>
    <style:style style:name="gr42" style:family="graphic" style:parent-style-name="standard">
      <style:graphic-properties draw:stroke="solid" svg:stroke-width="0.1cm" draw:marker-start-width="0.45cm" draw:marker-end="Linienende_20_5" draw:marker-end-width="0.3cm" draw:textarea-vertical-align="middle" fo:padding-top="0.05cm" fo:padding-bottom="0.05cm" fo:padding-left="0.05cm" fo:padding-right="0.05cm"/>
    </style:style>
    <style:style style:name="gr43" style:family="graphic" style:parent-style-name="standard">
      <style:graphic-properties draw:stroke="solid" svg:stroke-width="0.1cm" draw:marker-start-width="0.45cm" draw:marker-end="Linienende_20_6" draw:marker-end-width="0.3cm" draw:textarea-vertical-align="middle" fo:padding-top="0.05cm" fo:padding-bottom="0.05cm" fo:padding-left="0.05cm" fo:padding-right="0.05cm"/>
    </style:style>
    <style:style style:name="gr44" style:family="graphic" style:parent-style-name="standard">
      <style:graphic-properties draw:stroke="none" svg:stroke-width="0.1cm" svg:stroke-color="#000000" draw:marker-start-width="0.45cm" draw:marker-end-width="0.45cm" draw:fill="none" draw:fill-color="#ffffff" draw:textarea-horizontal-align="left" draw:auto-grow-height="true" draw:auto-grow-width="true" fo:min-height="0.595cm" fo:min-width="4.936cm" fo:padding-top="0.05cm" fo:padding-bottom="0.05cm" fo:padding-left="0.05cm" fo:padding-right="0.05cm"/>
    </style:style>
    <style:style style:name="gr45" style:family="graphic" style:parent-style-name="standard">
      <style:graphic-properties draw:stroke="solid" svg:stroke-width="0.1cm" svg:stroke-color="#a3b8cb" draw:marker-start-width="0.45cm" draw:marker-end="Linienende_20_18" draw:marker-end-width="0.3cm" draw:textarea-vertical-align="middle" fo:padding-top="0.05cm" fo:padding-bottom="0.05cm" fo:padding-left="0.05cm" fo:padding-right="0.05cm"/>
    </style:style>
    <style:style style:name="gr46" style:family="graphic" style:parent-style-name="standard">
      <style:graphic-properties draw:stroke="solid" svg:stroke-width="0.1cm" svg:stroke-color="#a3b8cb" draw:marker-start-width="0.45cm" draw:marker-end="Linienende_20_19" draw:marker-end-width="0.3cm" draw:textarea-vertical-align="middle" fo:padding-top="0.05cm" fo:padding-bottom="0.05cm" fo:padding-left="0.05cm" fo:padding-right="0.05cm"/>
    </style:style>
    <style:style style:name="gr47" style:family="graphic" style:parent-style-name="standard">
      <style:graphic-properties draw:stroke="solid" svg:stroke-width="0.1cm" svg:stroke-color="#a3b8cb" draw:marker-start-width="0.45cm" draw:marker-end="Linienende_20_20" draw:marker-end-width="0.3cm" draw:textarea-vertical-align="middle" fo:padding-top="0.05cm" fo:padding-bottom="0.05cm" fo:padding-left="0.05cm" fo:padding-right="0.05cm"/>
    </style:style>
    <style:style style:name="gr48" style:family="graphic" style:parent-style-name="standard">
      <style:graphic-properties draw:stroke="solid" svg:stroke-width="0.1cm" svg:stroke-color="#a3b8cb" draw:marker-start-width="0.45cm" draw:marker-end="Linienende_20_21" draw:marker-end-width="0.3cm" draw:textarea-vertical-align="middle" fo:padding-top="0.05cm" fo:padding-bottom="0.05cm" fo:padding-left="0.05cm" fo:padding-right="0.05cm"/>
    </style:style>
    <style:style style:name="gr49" style:family="graphic" style:parent-style-name="standard">
      <style:graphic-properties draw:stroke="solid" svg:stroke-width="0.1cm" svg:stroke-color="#a3b8cb" draw:marker-start-width="0.45cm" draw:marker-end="Linienende_20_26" draw:marker-end-width="0.3cm" draw:textarea-vertical-align="middle" fo:padding-top="0.05cm" fo:padding-bottom="0.05cm" fo:padding-left="0.05cm" fo:padding-right="0.05cm"/>
    </style:style>
    <style:style style:name="gr50" style:family="graphic" style:parent-style-name="standard">
      <style:graphic-properties draw:stroke="none" svg:stroke-width="0.1cm" svg:stroke-color="#000000" draw:marker-start-width="0.45cm" draw:marker-end-width="0.45cm" draw:fill="none" draw:fill-color="#ffffff" draw:textarea-horizontal-align="left" draw:auto-grow-height="true" draw:auto-grow-width="true" fo:min-height="0.578cm" fo:min-width="2.087cm" fo:padding-top="0.05cm" fo:padding-bottom="0.05cm" fo:padding-left="0.05cm" fo:padding-right="0.05cm"/>
    </style:style>
    <style:style style:name="gr51" style:family="graphic" style:parent-style-name="standard">
      <style:graphic-properties draw:stroke="solid" svg:stroke-width="0.1cm" svg:stroke-color="#ed9b09" draw:marker-start-width="0.45cm" draw:marker-end="Linienende_20_27" draw:marker-end-width="0.3cm" draw:textarea-vertical-align="middle" fo:padding-top="0.05cm" fo:padding-bottom="0.05cm" fo:padding-left="0.05cm" fo:padding-right="0.05cm"/>
    </style:style>
    <style:style style:name="gr52" style:family="graphic" style:parent-style-name="standard">
      <style:graphic-properties draw:stroke="none" svg:stroke-width="0.1cm" svg:stroke-color="#000000" draw:marker-start-width="0.45cm" draw:marker-end-width="0.45cm" draw:fill="none" draw:fill-color="#ffffff" draw:textarea-horizontal-align="left" draw:auto-grow-height="true" draw:auto-grow-width="true" fo:min-height="0.577cm" fo:min-width="2.06cm" fo:padding-top="0.05cm" fo:padding-bottom="0.05cm" fo:padding-left="0.05cm" fo:padding-right="0.05cm"/>
    </style:style>
    <style:style style:name="gr53" style:family="graphic" style:parent-style-name="standard">
      <style:graphic-properties draw:stroke="solid" svg:stroke-width="0.1cm" svg:stroke-color="#c69200" draw:marker-start-width="0.45cm" draw:marker-end="Linienende_20_28" draw:marker-end-width="0.3cm" draw:textarea-vertical-align="middle" fo:padding-top="0.05cm" fo:padding-bottom="0.05cm" fo:padding-left="0.05cm" fo:padding-right="0.05cm"/>
    </style:style>
    <style:style style:name="gr54" style:family="graphic" style:parent-style-name="standard">
      <style:graphic-properties draw:stroke="solid" svg:stroke-width="0.1cm" svg:stroke-color="#c69200" draw:marker-start-width="0.45cm" draw:marker-end="Linienende_20_29" draw:marker-end-width="0.3cm" draw:textarea-vertical-align="middle" fo:padding-top="0.05cm" fo:padding-bottom="0.05cm" fo:padding-left="0.05cm" fo:padding-right="0.05cm"/>
    </style:style>
    <style:style style:name="gr55" style:family="graphic" style:parent-style-name="standard">
      <style:graphic-properties draw:stroke="solid" svg:stroke-width="0.1cm" svg:stroke-color="#c69200" draw:marker-start-width="0.45cm" draw:marker-end="Linienende_20_30" draw:marker-end-width="0.3cm" draw:textarea-vertical-align="middle" fo:padding-top="0.05cm" fo:padding-bottom="0.05cm" fo:padding-left="0.05cm" fo:padding-right="0.05cm"/>
    </style:style>
    <style:style style:name="gr56" style:family="graphic" style:parent-style-name="standard">
      <style:graphic-properties draw:stroke="solid" svg:stroke-width="0.1cm" svg:stroke-color="#c69200" draw:marker-start-width="0.45cm" draw:marker-end="Linienende_20_31" draw:marker-end-width="0.3cm" draw:textarea-vertical-align="middle" fo:padding-top="0.05cm" fo:padding-bottom="0.05cm" fo:padding-left="0.05cm" fo:padding-right="0.05cm"/>
    </style:style>
    <style:style style:name="gr57" style:family="graphic" style:parent-style-name="standard">
      <style:graphic-properties draw:stroke="none" svg:stroke-width="0.1cm" svg:stroke-color="#000000" draw:marker-start-width="0.45cm" draw:marker-end-width="0.45cm" draw:fill="none" draw:fill-color="#ffffff" draw:textarea-horizontal-align="left" draw:auto-grow-height="true" draw:auto-grow-width="true" fo:min-height="0cm" fo:min-width="0cm" fo:padding-top="0.05cm" fo:padding-bottom="0.05cm" fo:padding-left="0.05cm" fo:padding-right="0.05cm"/>
    </style:style>
    <style:style style:name="gr58" style:family="graphic" style:parent-style-name="standard">
      <style:graphic-properties draw:stroke="solid" svg:stroke-width="0.1cm" draw:marker-start-width="0.35cm" draw:marker-end-width="0.35cm" draw:fill="none" draw:textarea-vertical-align="middle" draw:auto-grow-height="false" fo:min-height="0.749cm" fo:min-width="0.499cm" fo:padding-top="0.05cm" fo:padding-bottom="0.05cm" fo:padding-left="0.05cm" fo:padding-right="0.05cm"/>
    </style:style>
    <style:style style:name="gr59" style:family="graphic" style:parent-style-name="standard">
      <style:graphic-properties draw:stroke="none" draw:fill="none" fo:min-height="1.521cm"/>
    </style:style>
    <style:style style:name="gr60" style:family="graphic" style:parent-style-name="standard" style:list-style-name="L4">
      <style:graphic-properties draw:stroke="none" svg:stroke-color="#000000" draw:fill="solid" draw:fill-color="#f8d583" draw:textarea-horizontal-align="left" draw:auto-grow-height="true" draw:auto-grow-width="false" fo:max-height="0cm" fo:min-height="2.87cm" fo:padding-top="0.152cm" fo:padding-bottom="0.152cm" fo:padding-left="0.356cm" fo:padding-right="0.152cm"/>
    </style:style>
    <style:style style:name="gr61" style:family="graphic" style:parent-style-name="standard" style:list-style-name="L4">
      <style:graphic-properties draw:stroke="none" svg:stroke-color="#000000" draw:fill="solid" draw:fill-color="#f8d583" draw:textarea-horizontal-align="left" draw:auto-grow-height="true" draw:auto-grow-width="false" fo:max-height="0cm" fo:min-height="2.53cm" fo:padding-top="0.152cm" fo:padding-bottom="0.152cm" fo:padding-left="0.356cm" fo:padding-right="0.152cm"/>
    </style:style>
    <style:style style:name="gr62" style:family="graphic" style:parent-style-name="standard" style:list-style-name="L4">
      <style:graphic-properties draw:stroke="none" svg:stroke-color="#000000" draw:fill="solid" draw:fill-color="#f8d583" draw:textarea-horizontal-align="left" draw:auto-grow-height="true" draw:auto-grow-width="false" fo:max-height="0cm" fo:min-height="2.735cm" fo:padding-top="0.152cm" fo:padding-bottom="0.152cm" fo:padding-left="0.356cm" fo:padding-right="0.152cm"/>
    </style:style>
    <style:style style:name="gr63" style:family="graphic" style:parent-style-name="standard" style:list-style-name="L4">
      <style:graphic-properties draw:stroke="none" svg:stroke-color="#000000" draw:fill="solid" draw:fill-color="#f8d583" draw:textarea-horizontal-align="left" draw:auto-grow-height="true" draw:auto-grow-width="false" fo:max-height="0cm" fo:min-height="2.056cm" fo:padding-top="0.152cm" fo:padding-bottom="0.152cm" fo:padding-left="0.356cm" fo:padding-right="0.152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6" style:family="graphic" style:parent-style-name="standard">
      <style:graphic-properties draw:textarea-horizontal-align="center" draw:textarea-vertical-align="middle"/>
    </style:style>
    <style:style style:name="gr67" style:family="graphic" style:parent-style-name="standard">
      <style:graphic-properties draw:marker-end="Arrow" draw:marker-end-width="0.3cm" draw:textarea-horizontal-align="center" draw:textarea-vertical-align="middle"/>
    </style:style>
    <style:style style:name="gr68" style:family="graphic" style:parent-style-name="standard">
      <style:graphic-properties svg:stroke-width="0.2cm" draw:marker-start-width="0.6cm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gr69" style:family="graphic" style:parent-style-name="standard">
      <style:graphic-properties draw:stroke="none" draw:fill="none" fo:min-height="6.127cm"/>
    </style:style>
    <style:style style:name="gr70" style:family="graphic" style:parent-style-name="standard">
      <style:graphic-properties draw:stroke="none" draw:fill="none" fo:min-height="7.892cm"/>
    </style:style>
    <style:style style:name="gr71" style:family="graphic" style:parent-style-name="standard">
      <style:graphic-properties draw:stroke="none" draw:fill="none" fo:min-height="0.714cm"/>
    </style:style>
    <style:style style:name="pr1" style:family="presentation" style:parent-style-name="OOoCon2008-notes">
      <style:graphic-properties draw:fill-color="#ffffff" draw:auto-grow-height="true" fo:min-height="13.365cm"/>
    </style:style>
    <style:style style:name="pr2" style:family="presentation" style:parent-style-name="OOoCon2008-title">
      <style:graphic-properties svg:stroke-color="#ffffff" fo:min-height="3.256cm"/>
    </style:style>
    <style:style style:name="pr3" style:family="presentation" style:parent-style-name="OOoCon2008-subtitle">
      <style:graphic-properties svg:stroke-color="#ffffff" draw:fill-color="#ffffff" fo:min-height="9.451cm"/>
    </style:style>
    <style:style style:name="pr4" style:family="presentation" style:parent-style-name="OOoCon2008-title">
      <style:graphic-properties draw:auto-grow-height="true" fo:min-height="3.507cm"/>
    </style:style>
    <style:style style:name="pr5" style:family="presentation" style:parent-style-name="OOoCon2008-outline1">
      <style:graphic-properties draw:auto-grow-height="true" fo:min-height="12.027cm"/>
    </style:style>
    <style:style style:name="pr6" style:family="presentation" style:parent-style-name="OOoCon2008-title">
      <style:graphic-properties fo:min-height="3.256cm"/>
    </style:style>
    <style:style style:name="pr7" style:family="presentation" style:parent-style-name="OOoCon2008-outline1">
      <style:graphic-properties fo:min-height="13.609cm"/>
    </style:style>
    <style:style style:name="pr8" style:family="presentation" style:parent-style-name="OOoCon2008-outline1">
      <style:graphic-properties draw:stroke="none" draw:fill="none" fo:min-height="1.268cm"/>
    </style:style>
    <style:style style:name="pr9" style:family="presentation" style:parent-style-name="OOoCon2008-notes">
      <style:graphic-properties draw:fill-color="#ffffff" fo:min-height="13.114cm"/>
    </style:style>
    <style:style style:name="pr10" style:family="presentation" style:parent-style-name="OOoCon2008-outline1">
      <style:graphic-properties fo:min-height="7.704cm"/>
    </style:style>
    <style:style style:name="pr11" style:family="presentation" style:parent-style-name="OOoCon2008-outline1">
      <style:graphic-properties draw:fill="solid" draw:fill-color="#83caff" draw:auto-grow-height="true" fo:min-height="2.086cm"/>
    </style:style>
    <style:style style:name="pr12" style:family="presentation" style:parent-style-name="OOoCon2008-outline1">
      <style:graphic-properties draw:fill="solid" draw:fill-color="#83caff" fo:min-height="2.086cm"/>
    </style:style>
    <style:style style:name="pr13" style:family="presentation" style:parent-style-name="OOoCon2008-outline3">
      <style:graphic-properties draw:stroke="none" draw:fill="none" fo:min-height="0.476cm"/>
    </style:style>
    <style:style style:name="P1" style:family="paragraph">
      <style:text-properties fo:color="#ffffff"/>
    </style:style>
    <style:style style:name="P2" style:family="paragraph">
      <style:paragraph-properties fo:line-height="200%"/>
    </style:style>
    <style:style style:name="P3" style:family="paragraph">
      <style:paragraph-properties fo:line-height="100%"/>
    </style:style>
    <style:style style:name="P4" style:family="paragraph">
      <style:paragraph-properties fo:line-height="200%"/>
      <style:text-properties fo:color="#ffffff" fo:font-size="32pt"/>
    </style:style>
    <style:style style:name="P5" style:family="paragraph"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/>
    </style:style>
    <style:style style:name="P6" style:family="paragraph">
      <style:paragraph-properties fo:text-align="center"/>
      <style:text-properties fo:font-size="12pt"/>
    </style:style>
    <style:style style:name="P7" style:family="paragraph">
      <style:paragraph-properties fo:margin-top="0cm" fo:margin-bottom="0.5cm" fo:line-height="150%"/>
    </style:style>
    <style:style style:name="P8" style:family="paragraph">
      <style:text-properties fo:font-weight="bold" style:font-weight-asian="bold" style:font-weight-complex="bold"/>
    </style:style>
    <style:style style:name="P9" style:family="paragraph">
      <style:paragraph-properties fo:margin-top="0cm" fo:margin-bottom="0.25cm"/>
    </style:style>
    <style:style style:name="P10" style:family="paragraph">
      <style:text-properties fo:font-size="18pt" style:font-size-asian="18pt" style:font-size-complex="18pt"/>
    </style:style>
    <style:style style:name="P11" style:family="paragraph">
      <style:text-properties fo:font-size="16pt" style:font-size-asian="16pt" style:font-size-complex="16pt"/>
    </style:style>
    <style:style style:name="P12" style:family="paragraph">
      <style:paragraph-properties fo:margin-left="0cm" fo:margin-right="0cm" fo:text-align="center" fo:text-indent="0cm"/>
    </style:style>
    <style:style style:name="P13" style:family="paragraph">
      <style:paragraph-properties fo:margin-left="0cm" fo:margin-right="0cm" fo:text-align="center" fo:text-indent="0cm"/>
      <style:text-properties fo:font-family="'Arial Narrow'" style:font-style-name="Standard" style:font-family-generic="swiss" style:font-pitch="variable" fo:font-size="14pt" fo:font-weight="bold" style:font-size-asian="14pt" style:font-size-complex="14pt"/>
    </style:style>
    <style:style style:name="P14" style:family="paragraph">
      <style:paragraph-properties fo:margin-left="0cm" fo:margin-right="0cm" fo:text-align="center" fo:text-indent="0cm"/>
      <style:text-properties fo:font-family="'Arial Narrow'" style:font-style-name="Standard" style:font-family-generic="swiss" style:font-pitch="variable" fo:font-size="14pt" fo:font-weight="bold" style:font-size-asian="24pt" style:font-size-complex="24pt"/>
    </style:style>
    <style:style style:name="P15" style:family="paragraph">
      <style:text-properties fo:font-family="'Arial Narrow'" style:font-style-name="Standard" style:font-family-generic="swiss" style:font-pitch="variable" fo:font-size="14pt" fo:font-weight="bold" style:font-size-asian="24pt" style:font-size-complex="24pt"/>
    </style:style>
    <style:style style:name="P16" style:family="paragraph">
      <style:text-properties fo:font-size="14pt"/>
    </style:style>
    <style:style style:name="P17" style:family="paragraph">
      <style:paragraph-properties fo:margin-left="0cm" fo:margin-right="0cm" fo:text-indent="0cm"/>
    </style:style>
    <style:style style:name="P18" style:family="paragraph">
      <style:paragraph-properties fo:margin-left="0cm" fo:margin-right="0cm" fo:text-indent="0cm"/>
      <style:text-properties fo:font-family="'Arial Narrow'" style:font-style-name="Standard" style:font-family-generic="swiss" style:font-pitch="variable" fo:font-size="14pt" fo:font-style="normal" fo:font-weight="bold" style:font-size-asian="24pt" style:font-size-complex="24pt"/>
    </style:style>
    <style:style style:name="P19" style:family="paragraph">
      <style:text-properties fo:font-size="14pt" fo:font-weight="bold" style:font-size-asian="24pt" style:font-size-complex="24pt"/>
    </style:style>
    <style:style style:name="P20" style:family="paragraph">
      <style:paragraph-properties fo:margin-left="0cm" fo:margin-right="0cm" fo:text-indent="0cm"/>
      <style:text-properties fo:font-family="'Arial Narrow'" style:font-style-name="Standard" style:font-family-generic="swiss" style:font-pitch="variable" fo:font-size="14pt" fo:font-weight="bold" style:font-size-asian="24pt" style:font-size-complex="24pt"/>
    </style:style>
    <style:style style:name="P21" style:family="paragraph">
      <style:paragraph-properties fo:margin-left="0cm" fo:margin-right="0cm" fo:text-indent="0cm"/>
      <style:text-properties fo:font-family="'Arial Narrow'" style:font-style-name="Standard" style:font-family-generic="swiss" style:font-pitch="variable" fo:font-size="20pt" style:font-size-asian="24pt" style:font-size-complex="24pt"/>
    </style:style>
    <style:style style:name="P22" style:family="paragraph">
      <style:paragraph-properties fo:margin-left="0cm" fo:margin-right="0cm" fo:text-align="center" fo:text-indent="0cm"/>
      <style:text-properties fo:font-family="'Arial Narrow'" style:font-style-name="Standard" style:font-family-generic="swiss" style:font-pitch="variable" fo:font-size="22pt" style:font-size-asian="24pt" style:font-size-complex="24pt"/>
    </style:style>
    <style:style style:name="P23" style:family="paragraph">
      <style:paragraph-properties fo:text-align="center"/>
      <style:text-properties fo:font-size="14pt"/>
    </style:style>
    <style:style style:name="P24" style:family="paragraph">
      <style:paragraph-properties fo:margin-left="0cm" fo:margin-right="0cm" fo:text-align="justify" fo:text-indent="0cm"/>
    </style:style>
    <style:style style:name="P25" style:family="paragraph">
      <style:paragraph-properties text:enable-numbering="false" fo:margin-left="0cm" fo:margin-right="0cm" fo:margin-top="0.203cm" fo:margin-bottom="0cm" fo:line-height="85%" fo:text-align="center" fo:text-indent="0cm"/>
      <style:text-properties fo:font-family="Arial" style:font-family-generic="swiss" style:font-pitch="variable" fo:font-size="16pt"/>
    </style:style>
    <style:style style:name="P26" style:family="paragraph">
      <style:paragraph-properties fo:text-align="justify"/>
    </style:style>
    <style:style style:name="P27" style:family="paragraph">
      <style:paragraph-properties fo:text-align="center"/>
    </style:style>
    <style:style style:name="P28" style:family="paragraph">
      <style:paragraph-properties fo:margin-top="0cm" fo:margin-bottom="0cm">
        <style:tab-stops/>
      </style:paragraph-properties>
    </style:style>
    <style:style style:name="P29" style:family="paragraph">
      <style:paragraph-properties fo:text-align="center"/>
      <style:text-properties fo:font-size="16pt" fo:font-weight="bold" style:font-size-asian="18pt" style:font-size-complex="18pt"/>
    </style:style>
    <style:style style:name="P30" style:family="paragraph">
      <style:text-properties fo:color="#ff0000"/>
    </style:style>
    <style:style style:name="P31" style:family="paragraph">
      <style:text-properties fo:font-size="12pt" style:font-size-asian="12pt" style:font-size-complex="12pt"/>
    </style:style>
    <style:style style:name="P32" style:family="paragraph">
      <style:text-properties fo:font-size="72pt" style:font-size-asian="72pt" style:font-size-complex="72pt"/>
    </style:style>
    <style:style style:name="P33" style:family="paragraph">
      <style:paragraph-properties fo:text-align="center"/>
      <style:text-properties fo:font-size="26pt" style:font-size-asian="26pt" style:font-size-complex="26pt"/>
    </style:style>
    <style:style style:name="P34" style:family="paragraph">
      <style:paragraph-properties fo:text-align="center"/>
      <style:text-properties fo:color="#ffffff" fo:font-size="40pt" fo:font-weight="bold" style:font-size-asian="40pt" style:font-weight-asian="bold" style:font-size-complex="40pt" style:font-weight-complex="bold"/>
    </style:style>
    <style:style style:name="T1" style:family="text">
      <style:text-properties fo:color="#ffffff"/>
    </style:style>
    <style:style style:name="T2" style:family="text">
      <style:text-properties fo:color="#ffffff" fo:font-size="32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text-shadow="none"/>
    </style:style>
    <style:style style:name="T6" style:family="text">
      <style:text-properties fo:font-size="44pt" fo:font-weight="normal" style:font-size-asian="44pt" style:font-weight-asian="normal" style:font-size-complex="44pt" style:font-weight-complex="normal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font-family="'Arial Narrow'" style:font-style-name="Standard" style:font-family-generic="swiss" style:font-pitch="variable" fo:font-size="14pt" fo:font-weight="bold" style:font-size-asian="14pt" style:font-size-complex="14pt"/>
    </style:style>
    <style:style style:name="T12" style:family="text">
      <style:text-properties fo:font-family="'Arial Narrow'" style:font-style-name="Standard" style:font-family-generic="swiss" style:font-pitch="variable" fo:font-size="14pt" fo:font-weight="bold" style:font-size-asian="24pt" style:font-size-complex="24pt"/>
    </style:style>
    <style:style style:name="T13" style:family="text">
      <style:text-properties fo:font-family="'Arial Narrow'" style:font-style-name="Standard" style:font-family-generic="swiss" style:font-pitch="variable" fo:font-size="14pt" fo:font-style="normal" fo:font-weight="bold" style:font-size-asian="24pt" style:font-size-complex="24pt"/>
    </style:style>
    <style:style style:name="T14" style:family="text">
      <style:text-properties fo:font-family="'Arial Narrow'" style:font-style-name="Standard" style:font-family-generic="swiss" style:font-pitch="variable" fo:font-size="20pt" style:font-size-asian="24pt" style:font-size-complex="24pt"/>
    </style:style>
    <style:style style:name="T15" style:family="text">
      <style:text-properties fo:font-family="'Arial Narrow'" style:font-style-name="Standard" style:font-family-generic="swiss" style:font-pitch="variable" fo:font-size="22pt" style:font-size-asian="24pt" style:font-size-complex="24pt"/>
    </style:style>
    <style:style style:name="T16" style:family="text">
      <style:text-properties fo:font-family="'Arial Narrow'" style:font-style-name="Standard" style:font-family-generic="swiss" style:font-pitch="variable" fo:font-size="22pt" fo:language="en" fo:country="US" style:font-size-asian="24pt" style:font-size-complex="24pt"/>
    </style:style>
    <style:style style:name="T17" style:family="text">
      <style:text-properties fo:font-family="Arial" style:font-family-generic="swiss" style:font-pitch="variable" fo:font-size="18pt" fo:font-style="italic" fo:font-weight="bold"/>
    </style:style>
    <style:style style:name="T18" style:family="text">
      <style:text-properties fo:font-family="Arial" style:font-family-generic="swiss" style:font-pitch="variable" fo:font-size="16pt"/>
    </style:style>
    <style:style style:name="T19" style:family="text">
      <style:text-properties fo:font-family="Arial" style:font-family-generic="swiss" style:font-pitch="variable" fo:font-size="14pt" style:font-size-asian="14pt" style:font-size-complex="14pt"/>
    </style:style>
    <style:style style:name="T20" style:family="text">
      <style:text-properties fo:font-family="Arial" style:font-family-generic="swiss" style:font-pitch="variable" fo:font-size="18pt" fo:font-style="italic" fo:font-weight="bold" style:font-style-asian="italic" style:font-style-complex="italic"/>
    </style:style>
    <style:style style:name="T21" style:family="text">
      <style:text-properties fo:font-family="Arial" style:font-family-generic="swiss" style:font-pitch="variable" fo:font-size="16pt" fo:language="zxx" fo:country="none" style:language-asian="zxx" style:country-asian="none" style:font-size-complex="21.2000007629395pt"/>
    </style:style>
    <style:style style:name="T22" style:family="text">
      <style:text-properties fo:font-size="32pt" style:font-size-asian="32pt" style:font-size-complex="32pt"/>
    </style:style>
    <style:style style:name="T23" style:family="text">
      <style:text-properties fo:font-size="12pt" style:font-size-asian="12pt" style:font-size-complex="12pt"/>
    </style:style>
    <style:style style:name="T24" style:family="text">
      <style:text-properties fo:font-size="24pt" fo:font-weight="bold" style:font-size-asian="24pt" style:font-weight-asian="bold" style:font-size-complex="24pt" style:font-weight-complex="bold"/>
    </style:style>
    <style:style style:name="T25" style:family="text">
      <style:text-properties fo:font-size="40pt" style:font-size-asian="40pt" style:font-size-complex="40pt"/>
    </style:style>
    <style:style style:name="T26" style:family="text">
      <style:text-properties style:text-position="super 58%"/>
    </style:style>
    <style:style style:name="T27" style:family="text">
      <style:text-properties style:font-weight-asian="bold" style:font-weight-complex="bold"/>
    </style:style>
    <style:style style:name="T28" style:family="text">
      <style:text-properties fo:font-size="72pt" style:font-size-asian="72pt" style:font-size-complex="72pt"/>
    </style:style>
    <style:style style:name="T29" style:family="text">
      <style:text-properties fo:color="#ff0000" fo:font-size="48pt" fo:font-weight="bold" style:font-size-asian="48pt" style:font-weight-asian="bold" style:font-size-complex="48pt" style:font-weight-complex="bold"/>
    </style:style>
    <style:style style:name="T30" style:family="text">
      <style:text-properties fo:font-size="26pt" style:font-size-asian="26pt" style:font-size-complex="26pt"/>
    </style:style>
    <style:style style:name="T3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font-style-name="Regular" style:font-pitch="variable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Intro" draw:style-name="dp1" draw:master-page-name="OOoCon2008">
        <office:forms form:automatic-focus="false" form:apply-design-mode="false"/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Title" draw:style-name="dp3" draw:master-page-name="OOoCon2008" presentation:presentation-page-layout-name="AL1T0">
        <office:forms form:automatic-focus="false" form:apply-design-mode="false"/>
        <draw:frame presentation:style-name="pr2" draw:text-style-name="P1" draw:layer="layout" svg:width="25.199cm" svg:height="3.473cm" svg:x="1.4cm" svg:y="5.011cm" presentation:class="title" presentation:user-transformed="true">
          <draw:text-box>
            <text:p><text:span text:style-name="T1">The complex world of Quality Assurance on OpenOffice.org</text:span></text:p>
          </draw:text-box>
        </draw:frame>
        <draw:frame presentation:style-name="pr3" draw:text-style-name="P4" draw:layer="layout" svg:width="25.199cm" svg:height="9.451cm" svg:x="1.4cm" svg:y="9.071cm" presentation:class="subtitle" presentation:user-transformed="true">
          <draw:text-box>
            <text:p text:style-name="P2"><text:span text:style-name="T2">Thorsten Ziehm</text:span></text:p>
            <text:p text:style-name="P2"><text:span text:style-name="T2"/></text:p>
            <text:p text:style-name="P3"><text:span text:style-name="T2">Manager Quality Assurance for Ooo/SO</text:span><text:span text:style-name="T2"><text:line-break/></text:span><text:span text:style-name="T2">at Sun Microsystem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_1" draw:style-name="dp4" draw:master-page-name="OOoCon2008" presentation:presentation-page-layout-name="AL2T1">
        <office:forms form:automatic-focus="false" form:apply-design-mode="false"/>
        <draw:g>
          <draw:polygon draw:style-name="gr2" draw:text-style-name="P5" draw:layer="layout" svg:width="24.287cm" svg:height="13.427cm" svg:x="1.624cm" svg:y="5.682cm" svg:viewBox="0 0 24288 13428" draw:points="1605,13428 0,0 22683,0 24288,13428">
            <text:p/>
          </draw:polygon>
          <draw:polygon draw:style-name="gr3" draw:text-style-name="P5" draw:layer="layout" svg:width="23.871cm" svg:height="13.496cm" svg:x="1.485cm" svg:y="5.346cm" svg:viewBox="0 0 23872 13497" draw:points="1189,13497 0,0 22683,0 23872,13497">
            <text:p/>
          </draw:polygon>
          <draw:polygon draw:style-name="gr4" draw:text-style-name="P5" draw:layer="layout" svg:width="23.464cm" svg:height="13.476cm" svg:x="1.222cm" svg:y="5.064cm" svg:viewBox="0 0 23465 13477" draw:points="782,13477 0,0 22683,0 23465,13477">
            <text:p/>
          </draw:polygon>
          <draw:rect draw:style-name="gr5" draw:text-style-name="P6" draw:layer="layout" svg:width="22.685cm" svg:height="13.267cm" svg:x="1.102cm" svg:y="5.002cm">
            <text:p/>
          </draw:rect>
          <draw:g>
            <draw:path draw:style-name="gr6" draw:text-style-name="P5" draw:layer="layout" svg:width="0.975cm" svg:height="0.766cm" svg:x="3.407cm" svg:y="5.031cm" svg:viewBox="0 0 976 767" svg:d="m296 2c472 0 197-2 671-2 51 370-122 576-339 767-224-15-404-46-628-61 217-248 351-410 296-704z">
              <text:p/>
            </draw:path>
            <draw:ellipse draw:style-name="gr7" draw:text-style-name="P6" draw:layer="layout" svg:width="1.136cm" svg:height="0.523cm" svg:x="3.191cm" svg:y="5.525cm">
              <text:p/>
            </draw:ellipse>
            <draw:path draw:style-name="gr8" draw:text-style-name="P5" draw:layer="layout" svg:width="1.543cm" svg:height="1.487cm" svg:x="2.661cm" svg:y="4.298cm" svg:viewBox="0 0 1544 1488" svg:d="m861 1428c0-95 333 60-89 60s-772-323-772-734 351-754 772-754 819 327 768 732">
              <text:p/>
            </draw:path>
            <draw:path draw:style-name="gr9" draw:text-style-name="P5" draw:layer="layout" svg:width="1.544cm" svg:height="1.488cm" svg:x="2.912cm" svg:y="4.293cm" svg:viewBox="0 0 1545 1489" svg:d="m866 1430c0-96 330 59-94 59s-772-322-772-734 351-755 772-755 823 327 768 734">
              <text:p/>
            </draw:path>
            <draw:path draw:style-name="gr10" draw:text-style-name="P5" draw:layer="layout" svg:width="1.544cm" svg:height="1.487cm" svg:x="2.736cm" svg:y="4.307cm" svg:viewBox="0 0 1545 1488" svg:d="m866 1428c0-95 330 60-89 60s-777-323-777-734 351-754 777-754 818 326 763 732">
              <text:p/>
            </draw:path>
            <draw:path draw:style-name="gr11" draw:text-style-name="P6" draw:layer="layout" svg:width="0.954cm" svg:height="0.457cm" svg:x="3.795cm" svg:y="4.585cm" svg:viewBox="0 0 955 458" svg:d="m0 0 118 321-41 137h878l-21-33c-332-9-433-74-628-150-94-35-229-191-306-275z">
              <text:p/>
            </draw:path>
            <draw:path draw:style-name="gr12" draw:text-style-name="P6" draw:layer="layout" svg:width="1.636cm" svg:height="1.455cm" svg:x="2.541cm" svg:y="4.201cm" svg:viewBox="0 0 1637 1456" svg:d="m1637 385c-72-280-443-385-676-385-385 6-703 187-845 426-125 217-142 377-84 639 21 77 101 226 317 391-122-200-173-330-173-490 0-179 82-334 173-477 104-154 287-278 482-321 166-36 329-7 445 25 190 57 250 126 361 192z">
              <text:p/>
            </draw:path>
            <draw:path draw:style-name="gr11" draw:text-style-name="P6" draw:layer="layout" svg:width="0.969cm" svg:height="1.194cm" svg:x="2.919cm" svg:y="4.445cm" svg:viewBox="0 0 970 1195" svg:d="m231 292c-98 201-98 385 10 579 36 74 164 160 250 228 56 42 185-53 378-29l101 17c7 46-139 86-188 92-139 13-235 35-380-18-180-66-337-270-366-377-45-194-45-238-16-398 16-64 134-230 262-290 43-23 178-114 337-93-166 23-315 134-388 289z">
              <text:p/>
            </draw:path>
            <draw:path draw:style-name="gr11" draw:text-style-name="P6" draw:layer="layout" svg:width="1.634cm" svg:height="0.428cm" svg:x="2.558cm" svg:y="5.534cm" svg:viewBox="0 0 1635 429" svg:d="m0 0 178 197c72 81 373 191 522 210 207 29 388 31 621-2 106-17 229-64 296-127s-62-183-166-239c-22-11-94-29-127-35 0 115 9 109-39 162-72 87-313 119-450 119-152 0-291 1-534-91-111-38-207-135-301-194z">
              <text:p/>
            </draw:path>
            <draw:path draw:style-name="gr13" draw:text-style-name="P6" draw:layer="layout" svg:width="1.428cm" svg:height="0.406cm" svg:x="2.779cm" svg:y="5.58cm" svg:viewBox="0 0 1429 407" svg:d="m0 185c144 91 161 124 479 189 195 42 409 47 642 0 106-17 207-80 275-142s26-153-72-209c-25-11-46-19-80-23 51 78 80 86 17 214-55 107-445 158-599 140-352-43-506-95-662-169z">
              <text:p/>
            </draw:path>
            <draw:path draw:style-name="gr14" draw:text-style-name="P6" draw:layer="layout" svg:width="0.656cm" svg:height="0.787cm" svg:x="3.99cm" svg:y="4.25cm" svg:viewBox="0 0 657 788" svg:d="m657 781c0-164-29-286-118-429-60-93-161-257-539-352 361 136 356 301 407 428 43 108 60 289-8 360z">
              <text:p/>
            </draw:path>
          </draw:g>
          <draw:g>
            <draw:path draw:style-name="gr15" draw:text-style-name="P5" draw:layer="layout" svg:width="0.975cm" svg:height="0.766cm" svg:x="21.465cm" svg:y="5.031cm" svg:viewBox="0 0 976 767" svg:d="m296 2c472 0 197-2 671-2 51 370-122 576-339 767-221-15-404-46-628-61 217-248 351-410 296-704z">
              <text:p/>
            </draw:path>
            <draw:ellipse draw:style-name="gr7" draw:text-style-name="P6" draw:layer="layout" svg:width="1.136cm" svg:height="0.523cm" svg:x="21.248cm" svg:y="5.525cm">
              <text:p/>
            </draw:ellipse>
            <draw:path draw:style-name="gr16" draw:text-style-name="P5" draw:layer="layout" svg:width="1.543cm" svg:height="1.487cm" svg:x="20.717cm" svg:y="4.298cm" svg:viewBox="0 0 1544 1488" svg:d="m866 1428c0-95 328 60-94 60s-772-323-772-734 351-754 772-754 819 327 768 732">
              <text:p/>
            </draw:path>
            <draw:path draw:style-name="gr17" draw:text-style-name="P5" draw:layer="layout" svg:width="1.543cm" svg:height="1.488cm" svg:x="20.972cm" svg:y="4.293cm" svg:viewBox="0 0 1544 1489" svg:d="m861 1430c0-96 333 59-89 59s-772-322-772-734 349-755 772-755 819 327 768 734">
              <text:p/>
            </draw:path>
            <draw:path draw:style-name="gr18" draw:text-style-name="P5" draw:layer="layout" svg:width="1.548cm" svg:height="1.487cm" svg:x="20.794cm" svg:y="4.307cm" svg:viewBox="0 0 1549 1488" svg:d="m866 1428c0-95 330 60-89 60s-777-323-777-734 356-754 777-754 818 326 768 732">
              <text:p/>
            </draw:path>
            <draw:path draw:style-name="gr11" draw:text-style-name="P6" draw:layer="layout" svg:width="0.954cm" svg:height="0.457cm" svg:x="21.85cm" svg:y="4.585cm" svg:viewBox="0 0 955 458" svg:d="m0 0 123 321-46 137h878l-17-33c-336-9-437-74-632-150-94-35-229-191-306-275z">
              <text:p/>
            </draw:path>
            <draw:path draw:style-name="gr12" draw:text-style-name="P6" draw:layer="layout" svg:width="1.631cm" svg:height="1.455cm" svg:x="20.603cm" svg:y="4.201cm" svg:viewBox="0 0 1632 1456" svg:d="m1632 385c-72-280-440-385-674-385-382 6-705 187-844 426-123 217-140 377-82 639 17 77 99 226 315 391-120-200-176-330-176-490 0-179 82-334 176-477 101-154 284-278 479-321 166-36 332-7 450 25 188 57 245 126 356 192z">
              <text:p/>
            </draw:path>
            <draw:path draw:style-name="gr11" draw:text-style-name="P6" draw:layer="layout" svg:width="0.97cm" svg:height="1.194cm" svg:x="20.981cm" svg:y="4.445cm" svg:viewBox="0 0 971 1195" svg:d="m228 292c-96 201-96 385 9 579 39 74 166 160 251 228 55 42 190-53 377-29l106 17c5 46-144 86-190 92-137 13-238 35-382-18-178-66-332-270-366-377-41-194-41-238-17-398 17-64 140-230 262-290 44-23 183-114 337-93-166 23-310 134-387 289z">
              <text:p/>
            </draw:path>
            <draw:path draw:style-name="gr11" draw:text-style-name="P6" draw:layer="layout" svg:width="1.635cm" svg:height="0.428cm" svg:x="20.616cm" svg:y="5.534cm" svg:viewBox="0 0 1636 429" svg:d="m0 0 178 197c72 81 373 191 522 210 207 29 390 31 621-2 108-17 229-64 296-127s-60-183-166-239c-17-11-89-29-123-35 0 115 5 109-38 162-77 87-318 119-450 119-157 0-296 1-539-91-106-38-207-135-301-194z">
              <text:p/>
            </draw:path>
            <draw:path draw:style-name="gr13" draw:text-style-name="P6" draw:layer="layout" svg:width="1.429cm" svg:height="0.406cm" svg:x="20.837cm" svg:y="5.58cm" svg:viewBox="0 0 1430 407" svg:d="m0 185c144 91 161 124 479 189 195 42 409 47 642 0 106-17 207-80 275-142s31-153-72-209c-20-11-41-19-75-23 46 78 75 86 12 214-55 107-445 158-599 140-352-43-506-95-662-169z">
              <text:p/>
            </draw:path>
            <draw:path draw:style-name="gr14" draw:text-style-name="P6" draw:layer="layout" svg:width="0.654cm" svg:height="0.787cm" svg:x="22.05cm" svg:y="4.25cm" svg:viewBox="0 0 655 788" svg:d="m655 781c0-164-32-286-121-429-58-93-161-257-534-352 361 136 356 301 404 428 46 108 58 289-9 360z">
              <text:p/>
            </draw:path>
          </draw:g>
          <draw:g>
            <draw:path draw:style-name="gr19" draw:text-style-name="P5" draw:layer="layout" svg:width="0.975cm" svg:height="0.766cm" svg:x="18.455cm" svg:y="5.031cm" svg:viewBox="0 0 976 767" svg:d="m296 2c472 0 197-2 671-2 51 370-122 576-339 767-224-15-404-46-628-61 217-248 351-410 296-704z">
              <text:p/>
            </draw:path>
            <draw:ellipse draw:style-name="gr7" draw:text-style-name="P6" draw:layer="layout" svg:width="1.136cm" svg:height="0.523cm" svg:x="18.238cm" svg:y="5.525cm">
              <text:p/>
            </draw:ellipse>
            <draw:path draw:style-name="gr20" draw:text-style-name="P5" draw:layer="layout" svg:width="1.543cm" svg:height="1.487cm" svg:x="17.709cm" svg:y="4.298cm" svg:viewBox="0 0 1544 1488" svg:d="m861 1428c0-95 333 60-89 60s-772-323-772-734 351-754 772-754 819 327 768 732">
              <text:p/>
            </draw:path>
            <draw:path draw:style-name="gr21" draw:text-style-name="P5" draw:layer="layout" svg:width="1.544cm" svg:height="1.488cm" svg:x="17.959cm" svg:y="4.293cm" svg:viewBox="0 0 1545 1489" svg:d="m866 1430c0-96 330 59-94 59s-772-322-772-734 351-755 772-755 823 327 768 734">
              <text:p/>
            </draw:path>
            <draw:path draw:style-name="gr22" draw:text-style-name="P5" draw:layer="layout" svg:width="1.544cm" svg:height="1.487cm" svg:x="17.783cm" svg:y="4.307cm" svg:viewBox="0 0 1545 1488" svg:d="m866 1428c0-95 330 60-89 60s-777-323-777-734 351-754 777-754 818 326 763 732">
              <text:p/>
            </draw:path>
            <draw:path draw:style-name="gr11" draw:text-style-name="P6" draw:layer="layout" svg:width="0.954cm" svg:height="0.457cm" svg:x="18.842cm" svg:y="4.585cm" svg:viewBox="0 0 955 458" svg:d="m0 0 118 321-41 137h878l-21-33c-332-9-433-74-628-150-94-35-229-191-306-275z">
              <text:p/>
            </draw:path>
            <draw:path draw:style-name="gr12" draw:text-style-name="P6" draw:layer="layout" svg:width="1.636cm" svg:height="1.455cm" svg:x="17.588cm" svg:y="4.201cm" svg:viewBox="0 0 1637 1456" svg:d="m1637 385c-72-280-443-385-676-385-385 6-703 187-845 426-125 217-142 377-84 639 21 77 101 226 317 391-122-200-173-330-173-490 0-179 82-334 173-477 104-154 287-278 482-321 166-36 329-7 445 25 190 57 250 126 361 192z">
              <text:p/>
            </draw:path>
            <draw:path draw:style-name="gr11" draw:text-style-name="P6" draw:layer="layout" svg:width="0.969cm" svg:height="1.194cm" svg:x="17.966cm" svg:y="4.445cm" svg:viewBox="0 0 970 1195" svg:d="m231 292c-98 201-98 385 10 579 36 74 164 160 250 228 56 42 185-53 378-29l101 17c7 46-139 86-188 92-139 13-235 35-380-18-180-66-337-270-366-377-45-194-45-238-16-398 16-64 134-230 262-290 43-23 178-114 337-93-166 23-315 134-388 289z">
              <text:p/>
            </draw:path>
            <draw:path draw:style-name="gr11" draw:text-style-name="P6" draw:layer="layout" svg:width="1.634cm" svg:height="0.428cm" svg:x="17.605cm" svg:y="5.534cm" svg:viewBox="0 0 1635 429" svg:d="m0 0 178 197c72 81 373 191 522 210 207 29 388 31 621-2 106-17 229-64 296-127s-62-183-166-239c-22-11-94-29-123-35 0 115 5 109-43 162-72 87-313 119-450 119-152 0-291 1-534-91-111-38-207-135-301-194z">
              <text:p/>
            </draw:path>
            <draw:path draw:style-name="gr13" draw:text-style-name="P6" draw:layer="layout" svg:width="1.428cm" svg:height="0.406cm" svg:x="17.826cm" svg:y="5.58cm" svg:viewBox="0 0 1429 407" svg:d="m0 185c144 91 161 124 479 189 195 42 409 47 642 0 106-17 207-80 275-142s26-153-72-209c-25-11-46-19-80-23 51 78 80 86 17 214-55 107-445 158-599 140-352-43-506-95-662-169z">
              <text:p/>
            </draw:path>
            <draw:path draw:style-name="gr14" draw:text-style-name="P6" draw:layer="layout" svg:width="0.656cm" svg:height="0.787cm" svg:x="19.037cm" svg:y="4.25cm" svg:viewBox="0 0 657 788" svg:d="m657 781c0-164-29-286-118-429-60-93-161-257-539-352 361 136 356 301 407 428 43 108 60 289-8 360z">
              <text:p/>
            </draw:path>
          </draw:g>
          <draw:g>
            <draw:path draw:style-name="gr23" draw:text-style-name="P5" draw:layer="layout" svg:width="0.975cm" svg:height="0.766cm" svg:x="15.447cm" svg:y="5.031cm" svg:viewBox="0 0 976 767" svg:d="m296 2c472 0 197-2 671-2 51 370-122 576-334 767-226-15-409-46-633-61 217-248 351-410 296-704z">
              <text:p/>
            </draw:path>
            <draw:ellipse draw:style-name="gr7" draw:text-style-name="P6" draw:layer="layout" svg:width="1.138cm" svg:height="0.523cm" svg:x="15.23cm" svg:y="5.525cm">
              <text:p/>
            </draw:ellipse>
            <draw:path draw:style-name="gr24" draw:text-style-name="P5" draw:layer="layout" svg:width="1.544cm" svg:height="1.487cm" svg:x="14.698cm" svg:y="4.298cm" svg:viewBox="0 0 1545 1488" svg:d="m866 1428c0-95 328 60-94 60s-772-323-772-734 351-754 772-754 823 327 768 732">
              <text:p/>
            </draw:path>
            <draw:path draw:style-name="gr25" draw:text-style-name="P5" draw:layer="layout" svg:width="1.543cm" svg:height="1.488cm" svg:x="14.953cm" svg:y="4.293cm" svg:viewBox="0 0 1544 1489" svg:d="m861 1430c0-96 333 59-89 59s-772-322-772-734 351-755 772-755 819 327 768 734">
              <text:p/>
            </draw:path>
            <draw:path draw:style-name="gr26" draw:text-style-name="P5" draw:layer="layout" svg:width="1.548cm" svg:height="1.487cm" svg:x="14.775cm" svg:y="4.307cm" svg:viewBox="0 0 1549 1488" svg:d="m871 1428c0-95 325 60-94 60s-777-323-777-734 356-754 777-754 818 326 768 732">
              <text:p/>
            </draw:path>
            <draw:path draw:style-name="gr11" draw:text-style-name="P6" draw:layer="layout" svg:width="0.954cm" svg:height="0.457cm" svg:x="15.832cm" svg:y="4.585cm" svg:viewBox="0 0 955 458" svg:d="m0 0 123 321-46 137h878l-17-33c-332-9-437-74-632-150-94-35-229-191-306-275z">
              <text:p/>
            </draw:path>
            <draw:path draw:style-name="gr12" draw:text-style-name="P6" draw:layer="layout" svg:width="1.631cm" svg:height="1.455cm" svg:x="14.583cm" svg:y="4.201cm" svg:viewBox="0 0 1632 1456" svg:d="m1632 385c-72-280-440-385-674-385-382 6-705 187-844 426-123 217-140 377-82 639 17 77 101 226 317 391-122-200-178-330-178-490 0-179 82-334 178-477 99-154 282-278 477-321 166-36 334-7 450 25 190 57 245 126 356 192z">
              <text:p/>
            </draw:path>
            <draw:path draw:style-name="gr11" draw:text-style-name="P6" draw:layer="layout" svg:width="0.97cm" svg:height="1.194cm" svg:x="14.96cm" svg:y="4.445cm" svg:viewBox="0 0 971 1195" svg:d="m228 292c-96 201-96 385 9 579 41 74 169 160 251 228 55 42 190-53 377-29l106 17c8 46-144 86-187 92-140 13-241 35-385-18-178-66-332-270-366-377-41-194-41-238-17-398 17-64 140-230 262-290 44-23 183-114 337-93-166 23-310 134-387 289z">
              <text:p/>
            </draw:path>
            <draw:path draw:style-name="gr11" draw:text-style-name="P6" draw:layer="layout" svg:width="1.635cm" svg:height="0.428cm" svg:x="14.597cm" svg:y="5.534cm" svg:viewBox="0 0 1636 429" svg:d="m0 0 178 197c72 81 373 191 522 210 207 29 390 31 621-2 108-17 229-64 296-127s-60-183-166-239c-17-11-89-29-123-35 0 115 5 109-38 162-77 87-318 119-450 119-157 0-296 1-539-91-106-38-207-135-301-194z">
              <text:p/>
            </draw:path>
            <draw:path draw:style-name="gr13" draw:text-style-name="P6" draw:layer="layout" svg:width="1.429cm" svg:height="0.406cm" svg:x="14.818cm" svg:y="5.58cm" svg:viewBox="0 0 1430 407" svg:d="m0 185c144 91 166 124 479 189 195 42 409 47 642 0 106-17 207-80 275-142s31-153-72-209c-20-11-41-19-75-23 46 78 75 86 12 214-55 107-445 158-599 140-352-43-506-95-662-169z">
              <text:p/>
            </draw:path>
            <draw:path draw:style-name="gr14" draw:text-style-name="P6" draw:layer="layout" svg:width="0.656cm" svg:height="0.787cm" svg:x="16.031cm" svg:y="4.25cm" svg:viewBox="0 0 657 788" svg:d="m657 781c-2-164-34-286-123-429-55-93-161-257-534-352 361 136 356 301 407 428 43 108 55 289-12 360z">
              <text:p/>
            </draw:path>
          </draw:g>
          <draw:g>
            <draw:path draw:style-name="gr27" draw:text-style-name="P5" draw:layer="layout" svg:width="0.975cm" svg:height="0.766cm" svg:x="12.436cm" svg:y="5.031cm" svg:viewBox="0 0 976 767" svg:d="m296 2c472 0 197-2 671-2 51 370-122 576-339 767-221-15-404-46-628-61 217-248 351-410 296-704z">
              <text:p/>
            </draw:path>
            <draw:ellipse draw:style-name="gr7" draw:text-style-name="P6" draw:layer="layout" svg:width="1.135cm" svg:height="0.523cm" svg:x="12.22cm" svg:y="5.525cm">
              <text:p/>
            </draw:ellipse>
            <draw:path draw:style-name="gr28" draw:text-style-name="P5" draw:layer="layout" svg:width="1.543cm" svg:height="1.487cm" svg:x="11.69cm" svg:y="4.298cm" svg:viewBox="0 0 1544 1488" svg:d="m866 1428c0-95 328 60-94 60s-772-323-772-734 351-754 772-754 819 327 768 732">
              <text:p/>
            </draw:path>
            <draw:path draw:style-name="gr29" draw:text-style-name="P5" draw:layer="layout" svg:width="1.542cm" svg:height="1.488cm" svg:x="11.943cm" svg:y="4.293cm" svg:viewBox="0 0 1543 1489" svg:d="m861 1430c0-96 333 59-89 59s-772-322-772-734 349-755 772-755 819 327 766 734">
              <text:p/>
            </draw:path>
            <draw:path draw:style-name="gr30" draw:text-style-name="P5" draw:layer="layout" svg:width="1.548cm" svg:height="1.487cm" svg:x="11.765cm" svg:y="4.307cm" svg:viewBox="0 0 1549 1488" svg:d="m866 1428c0-95 330 60-89 60s-777-323-777-734 356-754 777-754 818 326 768 732">
              <text:p/>
            </draw:path>
            <draw:path draw:style-name="gr11" draw:text-style-name="P6" draw:layer="layout" svg:width="0.954cm" svg:height="0.457cm" svg:x="12.821cm" svg:y="4.585cm" svg:viewBox="0 0 955 458" svg:d="m0 0 118 321-41 137h878l-17-33c-336-9-437-74-632-150-94-35-229-191-306-275z">
              <text:p/>
            </draw:path>
            <draw:path draw:style-name="gr12" draw:text-style-name="P6" draw:layer="layout" svg:width="1.636cm" svg:height="1.455cm" svg:x="11.57cm" svg:y="4.201cm" svg:viewBox="0 0 1637 1456" svg:d="m1637 385c-72-280-443-385-676-385-381 6-703 187-845 426-125 217-142 377-84 639 21 77 101 226 317 391-122-200-173-330-173-490 0-179 82-334 173-477 104-154 287-278 482-321 166-36 329-7 450 25 185 57 245 126 356 192z">
              <text:p/>
            </draw:path>
            <draw:path draw:style-name="gr11" draw:text-style-name="P6" draw:layer="layout" svg:width="0.974cm" svg:height="1.194cm" svg:x="11.948cm" svg:y="4.445cm" svg:viewBox="0 0 975 1195" svg:d="m231 292c-98 201-98 385 10 579 36 74 164 160 250 228 56 42 185-53 378-29l106 17c2 46-144 86-193 92-139 13-235 35-380-18-180-66-337-270-366-377-45-194-45-238-16-398 16-64 134-230 262-290 43-23 178-114 337-93-166 23-311 134-388 289z">
              <text:p/>
            </draw:path>
            <draw:path draw:style-name="gr11" draw:text-style-name="P6" draw:layer="layout" svg:width="1.634cm" svg:height="0.428cm" svg:x="11.587cm" svg:y="5.534cm" svg:viewBox="0 0 1635 429" svg:d="m0 0 178 197c72 81 373 191 522 210 207 29 388 31 621-2 106-17 229-64 296-127s-62-183-166-239c-17-11-89-29-123-35 0 115 5 109-38 162-77 87-318 119-450 119-157 0-296 1-539-91-106-38-207-135-301-194z">
              <text:p/>
            </draw:path>
            <draw:path draw:style-name="gr13" draw:text-style-name="P6" draw:layer="layout" svg:width="1.428cm" svg:height="0.406cm" svg:x="11.808cm" svg:y="5.58cm" svg:viewBox="0 0 1429 407" svg:d="m0 185c144 91 161 124 479 189 195 42 409 47 642 0 106-17 207-80 275-142s26-153-72-209c-20-11-46-19-80-23 51 78 80 86 17 214-55 107-445 158-599 140-352-43-506-95-662-169z">
              <text:p/>
            </draw:path>
            <draw:path draw:style-name="gr14" draw:text-style-name="P6" draw:layer="layout" svg:width="0.654cm" svg:height="0.787cm" svg:x="13.021cm" svg:y="4.25cm" svg:viewBox="0 0 655 788" svg:d="m655 781c0-164-32-286-121-429-58-93-161-257-534-352 361 136 351 301 404 428 46 108 58 289-9 360z">
              <text:p/>
            </draw:path>
          </draw:g>
          <draw:g>
            <draw:path draw:style-name="gr31" draw:text-style-name="P5" draw:layer="layout" svg:width="0.972cm" svg:height="0.766cm" svg:x="9.426cm" svg:y="5.031cm" svg:viewBox="0 0 973 767" svg:d="m296 2c472 0 197-2 667-2 55 370-118 576-335 767-224-15-404-46-628-61 217-248 351-410 296-704z">
              <text:p/>
            </draw:path>
            <draw:ellipse draw:style-name="gr7" draw:text-style-name="P6" draw:layer="layout" svg:width="1.136cm" svg:height="0.523cm" svg:x="9.209cm" svg:y="5.525cm">
              <text:p/>
            </draw:ellipse>
            <draw:path draw:style-name="gr32" draw:text-style-name="P5" draw:layer="layout" svg:width="1.543cm" svg:height="1.487cm" svg:x="8.68cm" svg:y="4.298cm" svg:viewBox="0 0 1544 1488" svg:d="m861 1428c0-95 333 60-89 60s-772-323-772-734 351-754 772-754 819 327 768 732">
              <text:p/>
            </draw:path>
            <draw:path draw:style-name="gr33" draw:text-style-name="P5" draw:layer="layout" svg:width="1.544cm" svg:height="1.488cm" svg:x="8.93cm" svg:y="4.293cm" svg:viewBox="0 0 1545 1489" svg:d="m866 1430c0-96 330 59-94 59s-772-322-772-734 351-755 772-755 823 327 768 734">
              <text:p/>
            </draw:path>
            <draw:path draw:style-name="gr34" draw:text-style-name="P5" draw:layer="layout" svg:width="1.544cm" svg:height="1.487cm" svg:x="8.757cm" svg:y="4.307cm" svg:viewBox="0 0 1545 1488" svg:d="m866 1428c0-95 330 60-89 60s-777-323-777-734 351-754 777-754 818 326 763 732">
              <text:p/>
            </draw:path>
            <draw:path draw:style-name="gr11" draw:text-style-name="P6" draw:layer="layout" svg:width="0.954cm" svg:height="0.457cm" svg:x="9.813cm" svg:y="4.585cm" svg:viewBox="0 0 955 458" svg:d="m0 0 118 321-46 137h883l-21-33c-332-9-433-74-628-150-94-35-229-191-306-275z">
              <text:p/>
            </draw:path>
            <draw:path draw:style-name="gr12" draw:text-style-name="P6" draw:layer="layout" svg:width="1.636cm" svg:height="1.455cm" svg:x="8.562cm" svg:y="4.201cm" svg:viewBox="0 0 1637 1456" svg:d="m1637 385c-72-280-443-385-676-385-385 6-703 187-845 426-125 217-142 377-84 639 21 77 101 226 317 391-122-200-173-330-173-490 0-179 77-334 173-477 104-154 287-278 482-321 166-36 329-7 445 25 190 57 250 126 361 192z">
              <text:p/>
            </draw:path>
            <draw:path draw:style-name="gr11" draw:text-style-name="P6" draw:layer="layout" svg:width="0.969cm" svg:height="1.194cm" svg:x="8.94cm" svg:y="4.445cm" svg:viewBox="0 0 970 1195" svg:d="m231 292c-101 201-101 385 5 579 41 74 169 160 255 228 51 42 185-53 373-29l106 17c7 46-139 86-188 92-139 13-240 35-380-18-180-66-337-270-366-377-45-194-45-238-16-398 16-64 134-230 262-290 43-23 178-114 332-93-161 23-310 134-383 289z">
              <text:p/>
            </draw:path>
            <draw:path draw:style-name="gr11" draw:text-style-name="P6" draw:layer="layout" svg:width="1.639cm" svg:height="0.428cm" svg:x="8.574cm" svg:y="5.534cm" svg:viewBox="0 0 1640 429" svg:d="m0 0 183 197c72 81 373 191 522 210 207 29 385 31 619-2 105-17 231-64 298-127s-65-183-166-239c-22-11-94-29-128-35 0 115 10 109-38 162-72 87-318 119-450 119-157 0-291 1-534-91-111-38-207-135-306-194z">
              <text:p/>
            </draw:path>
            <draw:path draw:style-name="gr13" draw:text-style-name="P6" draw:layer="layout" svg:width="1.428cm" svg:height="0.406cm" svg:x="8.798cm" svg:y="5.58cm" svg:viewBox="0 0 1429 407" svg:d="m0 185c144 91 161 124 479 189 195 42 409 47 642 0 106-17 207-80 275-142s26-153-75-209c-22-11-43-19-77-23 51 78 77 86 17 214-55 107-445 158-599 140-352-43-506-95-662-169z">
              <text:p/>
            </draw:path>
            <draw:path draw:style-name="gr14" draw:text-style-name="P6" draw:layer="layout" svg:width="0.656cm" svg:height="0.787cm" svg:x="10.008cm" svg:y="4.25cm" svg:viewBox="0 0 657 788" svg:d="m657 781c0-164-29-286-118-429-60-93-161-257-539-352 361 136 356 301 407 428 43 108 60 289-8 360z">
              <text:p/>
            </draw:path>
          </draw:g>
          <draw:g>
            <draw:path draw:style-name="gr35" draw:text-style-name="P5" draw:layer="layout" svg:width="0.975cm" svg:height="0.766cm" svg:x="6.418cm" svg:y="5.031cm" svg:viewBox="0 0 976 767" svg:d="m296 2c472 0 197-2 671-2 51 370-122 576-339 767-221-15-404-46-628-61 217-248 351-410 296-704z">
              <text:p/>
            </draw:path>
            <draw:ellipse draw:style-name="gr7" draw:text-style-name="P6" draw:layer="layout" svg:width="1.136cm" svg:height="0.523cm" svg:x="6.201cm" svg:y="5.525cm">
              <text:p/>
            </draw:ellipse>
            <draw:path draw:style-name="gr36" draw:text-style-name="P5" draw:layer="layout" svg:width="1.543cm" svg:height="1.487cm" svg:x="5.669cm" svg:y="4.298cm" svg:viewBox="0 0 1544 1488" svg:d="m866 1428c0-95 328 60-94 60s-772-323-772-734 351-754 772-754 819 327 768 732">
              <text:p/>
            </draw:path>
            <draw:path draw:style-name="gr37" draw:text-style-name="P5" draw:layer="layout" svg:width="1.543cm" svg:height="1.488cm" svg:x="5.924cm" svg:y="4.293cm" svg:viewBox="0 0 1544 1489" svg:d="m861 1430c0-96 333 59-89 59s-772-322-772-734 349-755 772-755 819 327 768 734">
              <text:p/>
            </draw:path>
            <draw:path draw:style-name="gr38" draw:text-style-name="P5" draw:layer="layout" svg:width="1.548cm" svg:height="1.487cm" svg:x="5.746cm" svg:y="4.307cm" svg:viewBox="0 0 1549 1488" svg:d="m866 1428c0-95 330 60-89 60s-777-323-777-734 356-754 777-754 818 326 768 732">
              <text:p/>
            </draw:path>
            <draw:path draw:style-name="gr11" draw:text-style-name="P6" draw:layer="layout" svg:width="0.954cm" svg:height="0.457cm" svg:x="6.803cm" svg:y="4.585cm" svg:viewBox="0 0 955 458" svg:d="m0 0 123 321-46 137h878l-17-33c-336-9-437-74-632-150-94-35-229-191-306-275z">
              <text:p/>
            </draw:path>
            <draw:path draw:style-name="gr12" draw:text-style-name="P6" draw:layer="layout" svg:width="1.631cm" svg:height="1.455cm" svg:x="5.556cm" svg:y="4.201cm" svg:viewBox="0 0 1632 1456" svg:d="m1632 385c-72-280-440-385-674-385-382 6-705 187-844 426-123 217-140 377-82 639 17 77 99 226 315 391-120-200-176-330-176-490 0-179 82-334 176-477 101-154 284-278 479-321 166-36 332-7 450 25 188 57 245 126 356 192z">
              <text:p/>
            </draw:path>
            <draw:path draw:style-name="gr11" draw:text-style-name="P6" draw:layer="layout" svg:width="0.97cm" svg:height="1.194cm" svg:x="5.934cm" svg:y="4.445cm" svg:viewBox="0 0 971 1195" svg:d="m228 292c-96 201-96 385 9 579 39 74 166 160 251 228 55 42 190-53 377-29l106 17c5 46-144 86-190 92-137 13-238 35-382-18-178-66-332-270-366-377-41-194-41-238-17-398 17-64 140-230 262-290 44-23 183-114 337-93-166 23-310 134-387 289z">
              <text:p/>
            </draw:path>
            <draw:path draw:style-name="gr11" draw:text-style-name="P6" draw:layer="layout" svg:width="1.635cm" svg:height="0.428cm" svg:x="5.568cm" svg:y="5.534cm" svg:viewBox="0 0 1636 429" svg:d="m0 0 178 197c72 81 373 191 522 210 207 29 390 31 621-2 108-17 229-64 296-127s-60-183-166-239c-17-11-89-29-123-35 0 115 5 109-38 162-77 87-318 119-450 119-157 0-296 1-539-91-106-38-207-135-301-194z">
              <text:p/>
            </draw:path>
            <draw:path draw:style-name="gr13" draw:text-style-name="P6" draw:layer="layout" svg:width="1.429cm" svg:height="0.406cm" svg:x="5.79cm" svg:y="5.58cm" svg:viewBox="0 0 1430 407" svg:d="m0 185c144 91 161 124 479 189 195 42 409 47 642 0 106-17 207-80 275-142s31-153-72-209c-20-11-41-19-75-23 46 78 75 86 12 214-55 107-445 158-599 140-352-43-506-95-662-169z">
              <text:p/>
            </draw:path>
            <draw:path draw:style-name="gr14" draw:text-style-name="P6" draw:layer="layout" svg:width="0.654cm" svg:height="0.787cm" svg:x="7.002cm" svg:y="4.25cm" svg:viewBox="0 0 655 788" svg:d="m655 781c0-164-32-286-121-429-58-93-161-257-534-352 361 136 356 301 404 428 46 108 58 289-9 360z">
              <text:p/>
            </draw:path>
          </draw:g>
        </draw:g>
        <draw:frame presentation:style-name="pr4" draw:layer="layout" svg:width="19.893cm" svg:height="3.507cm" svg:x="1.4cm" svg:y="0.837cm" presentation:class="title">
          <draw:text-box>
            <text:p>Agenda</text:p>
          </draw:text-box>
        </draw:frame>
        <draw:frame presentation:style-name="pr5" draw:layer="layout" svg:width="25.199cm" svg:height="12.027cm" svg:x="1.504cm" svg:y="6.772cm" presentation:class="outline" presentation:user-transformed="true">
          <draw:text-box>
            <text:list text:style-name="L2">
              <text:list-header>
                <text:p text:style-name="P7">Who is Thorsten Ziehm<text:span text:style-name="T3"><text:line-break/></text:span>Quality Assurance for Software<text:span text:style-name="T3"><text:line-break/></text:span>The QA processes for OOo<text:span text:style-name="T3"><text:line-break/></text:span>The QA project on OOo<text:span text:style-name="T3"><text:line-break/></text:span>Future<text:line-break/>Resume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3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4" draw:master-page-name="OOoCon2008" presentation:presentation-page-layout-name="AL2T1">
        <office:forms form:automatic-focus="false" form:apply-design-mode="false"/>
        <draw:frame presentation:style-name="pr6" draw:layer="layout" svg:width="19.893cm" svg:height="3.256cm" svg:x="1.4cm" svg:y="0.962cm" presentation:class="title" presentation:user-transformed="true">
          <draw:text-box>
            <text:p>Who is Thorsten Ziehm</text:p>
          </draw:text-box>
        </draw:frame>
        <draw:frame presentation:style-name="pr7" draw:layer="layout" svg:width="25.199cm" svg:height="13.609cm" svg:x="1.504cm" svg:y="4.914cm" presentation:class="outline" presentation:user-transformed="true">
          <draw:text-box>
            <text:list text:style-name="L2">
              <text:list-item>
                <text:p>I work for StarOffice since 1996</text:p>
              </text:list-item>
              <text:list-item>
                <text:p>I started as automated tester to test StarOffice with QA-Partners (Segue/Borland) until SO changed to VCL</text:p>
              </text:list-item>
              <text:list-item>
                <text:p>I worked with development to make SO/OOo testable with VCL Testtool</text:p>
              </text:list-item>
              <text:list-item>
                <text:p>Since Oct. 2002 I am the manager of the whole QA team for SO and OOo at Sun Microsystems</text:p>
              </text:list-item>
            </text:list>
          </draw:text-box>
        </draw:frame>
        <draw:frame presentation:style-name="pr8" draw:text-style-name="P8" draw:layer="layout" svg:width="25.332cm" svg:height="1.268cm" svg:x="1.5cm" svg:y="17.232cm">
          <draw:text-box>
            <text:p><text:span text:style-name="T4">=&gt; nearly 13 years of experience in QA for OOo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4" presentation:class="page"/>
          <draw:frame presentation:style-name="pr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4" draw:master-page-name="OOoCon2008" presentation:presentation-page-layout-name="AL2T1">
        <office:forms form:automatic-focus="false" form:apply-design-mode="false"/>
        <draw:g>
          <draw:polygon draw:style-name="gr2" draw:text-style-name="P5" draw:layer="layout" svg:width="24.287cm" svg:height="13.427cm" svg:x="1.624cm" svg:y="5.682cm" svg:viewBox="0 0 24288 13428" draw:points="1605,13428 0,0 22683,0 24288,13428">
            <text:p/>
          </draw:polygon>
          <draw:polygon draw:style-name="gr3" draw:text-style-name="P5" draw:layer="layout" svg:width="23.871cm" svg:height="13.496cm" svg:x="1.485cm" svg:y="5.346cm" svg:viewBox="0 0 23872 13497" draw:points="1189,13497 0,0 22683,0 23872,13497">
            <text:p/>
          </draw:polygon>
          <draw:polygon draw:style-name="gr4" draw:text-style-name="P5" draw:layer="layout" svg:width="23.464cm" svg:height="13.476cm" svg:x="1.222cm" svg:y="5.064cm" svg:viewBox="0 0 23465 13477" draw:points="782,13477 0,0 22683,0 23465,13477">
            <text:p/>
          </draw:polygon>
          <draw:rect draw:style-name="gr5" draw:text-style-name="P6" draw:layer="layout" svg:width="22.685cm" svg:height="13.267cm" svg:x="1.102cm" svg:y="5.002cm">
            <text:p/>
          </draw:rect>
          <draw:g>
            <draw:path draw:style-name="gr6" draw:text-style-name="P5" draw:layer="layout" svg:width="0.975cm" svg:height="0.766cm" svg:x="3.407cm" svg:y="5.031cm" svg:viewBox="0 0 976 767" svg:d="m296 2c472 0 197-2 671-2 51 370-122 576-339 767-224-15-404-46-628-61 217-248 351-410 296-704z">
              <text:p/>
            </draw:path>
            <draw:ellipse draw:style-name="gr7" draw:text-style-name="P6" draw:layer="layout" svg:width="1.136cm" svg:height="0.523cm" svg:x="3.191cm" svg:y="5.525cm">
              <text:p/>
            </draw:ellipse>
            <draw:path draw:style-name="gr8" draw:text-style-name="P5" draw:layer="layout" svg:width="1.543cm" svg:height="1.487cm" svg:x="2.661cm" svg:y="4.298cm" svg:viewBox="0 0 1544 1488" svg:d="m861 1428c0-95 333 60-89 60s-772-323-772-734 351-754 772-754 819 327 768 732">
              <text:p/>
            </draw:path>
            <draw:path draw:style-name="gr9" draw:text-style-name="P5" draw:layer="layout" svg:width="1.544cm" svg:height="1.488cm" svg:x="2.912cm" svg:y="4.293cm" svg:viewBox="0 0 1545 1489" svg:d="m866 1430c0-96 330 59-94 59s-772-322-772-734 351-755 772-755 823 327 768 734">
              <text:p/>
            </draw:path>
            <draw:path draw:style-name="gr10" draw:text-style-name="P5" draw:layer="layout" svg:width="1.544cm" svg:height="1.487cm" svg:x="2.736cm" svg:y="4.307cm" svg:viewBox="0 0 1545 1488" svg:d="m866 1428c0-95 330 60-89 60s-777-323-777-734 351-754 777-754 818 326 763 732">
              <text:p/>
            </draw:path>
            <draw:path draw:style-name="gr11" draw:text-style-name="P6" draw:layer="layout" svg:width="0.954cm" svg:height="0.457cm" svg:x="3.795cm" svg:y="4.585cm" svg:viewBox="0 0 955 458" svg:d="m0 0 118 321-41 137h878l-21-33c-332-9-433-74-628-150-94-35-229-191-306-275z">
              <text:p/>
            </draw:path>
            <draw:path draw:style-name="gr12" draw:text-style-name="P6" draw:layer="layout" svg:width="1.636cm" svg:height="1.455cm" svg:x="2.541cm" svg:y="4.201cm" svg:viewBox="0 0 1637 1456" svg:d="m1637 385c-72-280-443-385-676-385-385 6-703 187-845 426-125 217-142 377-84 639 21 77 101 226 317 391-122-200-173-330-173-490 0-179 82-334 173-477 104-154 287-278 482-321 166-36 329-7 445 25 190 57 250 126 361 192z">
              <text:p/>
            </draw:path>
            <draw:path draw:style-name="gr11" draw:text-style-name="P6" draw:layer="layout" svg:width="0.969cm" svg:height="1.194cm" svg:x="2.919cm" svg:y="4.445cm" svg:viewBox="0 0 970 1195" svg:d="m231 292c-98 201-98 385 10 579 36 74 164 160 250 228 56 42 185-53 378-29l101 17c7 46-139 86-188 92-139 13-235 35-380-18-180-66-337-270-366-377-45-194-45-238-16-398 16-64 134-230 262-290 43-23 178-114 337-93-166 23-315 134-388 289z">
              <text:p/>
            </draw:path>
            <draw:path draw:style-name="gr11" draw:text-style-name="P6" draw:layer="layout" svg:width="1.634cm" svg:height="0.428cm" svg:x="2.558cm" svg:y="5.534cm" svg:viewBox="0 0 1635 429" svg:d="m0 0 178 197c72 81 373 191 522 210 207 29 388 31 621-2 106-17 229-64 296-127s-62-183-166-239c-22-11-94-29-127-35 0 115 9 109-39 162-72 87-313 119-450 119-152 0-291 1-534-91-111-38-207-135-301-194z">
              <text:p/>
            </draw:path>
            <draw:path draw:style-name="gr13" draw:text-style-name="P6" draw:layer="layout" svg:width="1.428cm" svg:height="0.406cm" svg:x="2.779cm" svg:y="5.58cm" svg:viewBox="0 0 1429 407" svg:d="m0 185c144 91 161 124 479 189 195 42 409 47 642 0 106-17 207-80 275-142s26-153-72-209c-25-11-46-19-80-23 51 78 80 86 17 214-55 107-445 158-599 140-352-43-506-95-662-169z">
              <text:p/>
            </draw:path>
            <draw:path draw:style-name="gr14" draw:text-style-name="P6" draw:layer="layout" svg:width="0.656cm" svg:height="0.787cm" svg:x="3.99cm" svg:y="4.25cm" svg:viewBox="0 0 657 788" svg:d="m657 781c0-164-29-286-118-429-60-93-161-257-539-352 361 136 356 301 407 428 43 108 60 289-8 360z">
              <text:p/>
            </draw:path>
          </draw:g>
          <draw:g>
            <draw:path draw:style-name="gr15" draw:text-style-name="P5" draw:layer="layout" svg:width="0.975cm" svg:height="0.766cm" svg:x="21.465cm" svg:y="5.031cm" svg:viewBox="0 0 976 767" svg:d="m296 2c472 0 197-2 671-2 51 370-122 576-339 767-221-15-404-46-628-61 217-248 351-410 296-704z">
              <text:p/>
            </draw:path>
            <draw:ellipse draw:style-name="gr7" draw:text-style-name="P6" draw:layer="layout" svg:width="1.136cm" svg:height="0.523cm" svg:x="21.248cm" svg:y="5.525cm">
              <text:p/>
            </draw:ellipse>
            <draw:path draw:style-name="gr16" draw:text-style-name="P5" draw:layer="layout" svg:width="1.543cm" svg:height="1.487cm" svg:x="20.717cm" svg:y="4.298cm" svg:viewBox="0 0 1544 1488" svg:d="m866 1428c0-95 328 60-94 60s-772-323-772-734 351-754 772-754 819 327 768 732">
              <text:p/>
            </draw:path>
            <draw:path draw:style-name="gr17" draw:text-style-name="P5" draw:layer="layout" svg:width="1.543cm" svg:height="1.488cm" svg:x="20.972cm" svg:y="4.293cm" svg:viewBox="0 0 1544 1489" svg:d="m861 1430c0-96 333 59-89 59s-772-322-772-734 349-755 772-755 819 327 768 734">
              <text:p/>
            </draw:path>
            <draw:path draw:style-name="gr18" draw:text-style-name="P5" draw:layer="layout" svg:width="1.548cm" svg:height="1.487cm" svg:x="20.794cm" svg:y="4.307cm" svg:viewBox="0 0 1549 1488" svg:d="m866 1428c0-95 330 60-89 60s-777-323-777-734 356-754 777-754 818 326 768 732">
              <text:p/>
            </draw:path>
            <draw:path draw:style-name="gr11" draw:text-style-name="P6" draw:layer="layout" svg:width="0.954cm" svg:height="0.457cm" svg:x="21.85cm" svg:y="4.585cm" svg:viewBox="0 0 955 458" svg:d="m0 0 123 321-46 137h878l-17-33c-336-9-437-74-632-150-94-35-229-191-306-275z">
              <text:p/>
            </draw:path>
            <draw:path draw:style-name="gr12" draw:text-style-name="P6" draw:layer="layout" svg:width="1.631cm" svg:height="1.455cm" svg:x="20.603cm" svg:y="4.201cm" svg:viewBox="0 0 1632 1456" svg:d="m1632 385c-72-280-440-385-674-385-382 6-705 187-844 426-123 217-140 377-82 639 17 77 99 226 315 391-120-200-176-330-176-490 0-179 82-334 176-477 101-154 284-278 479-321 166-36 332-7 450 25 188 57 245 126 356 192z">
              <text:p/>
            </draw:path>
            <draw:path draw:style-name="gr11" draw:text-style-name="P6" draw:layer="layout" svg:width="0.97cm" svg:height="1.194cm" svg:x="20.981cm" svg:y="4.445cm" svg:viewBox="0 0 971 1195" svg:d="m228 292c-96 201-96 385 9 579 39 74 166 160 251 228 55 42 190-53 377-29l106 17c5 46-144 86-190 92-137 13-238 35-382-18-178-66-332-270-366-377-41-194-41-238-17-398 17-64 140-230 262-290 44-23 183-114 337-93-166 23-310 134-387 289z">
              <text:p/>
            </draw:path>
            <draw:path draw:style-name="gr11" draw:text-style-name="P6" draw:layer="layout" svg:width="1.635cm" svg:height="0.428cm" svg:x="20.616cm" svg:y="5.534cm" svg:viewBox="0 0 1636 429" svg:d="m0 0 178 197c72 81 373 191 522 210 207 29 390 31 621-2 108-17 229-64 296-127s-60-183-166-239c-17-11-89-29-123-35 0 115 5 109-38 162-77 87-318 119-450 119-157 0-296 1-539-91-106-38-207-135-301-194z">
              <text:p/>
            </draw:path>
            <draw:path draw:style-name="gr13" draw:text-style-name="P6" draw:layer="layout" svg:width="1.429cm" svg:height="0.406cm" svg:x="20.837cm" svg:y="5.58cm" svg:viewBox="0 0 1430 407" svg:d="m0 185c144 91 161 124 479 189 195 42 409 47 642 0 106-17 207-80 275-142s31-153-72-209c-20-11-41-19-75-23 46 78 75 86 12 214-55 107-445 158-599 140-352-43-506-95-662-169z">
              <text:p/>
            </draw:path>
            <draw:path draw:style-name="gr14" draw:text-style-name="P6" draw:layer="layout" svg:width="0.654cm" svg:height="0.787cm" svg:x="22.05cm" svg:y="4.25cm" svg:viewBox="0 0 655 788" svg:d="m655 781c0-164-32-286-121-429-58-93-161-257-534-352 361 136 356 301 404 428 46 108 58 289-9 360z">
              <text:p/>
            </draw:path>
          </draw:g>
          <draw:g>
            <draw:path draw:style-name="gr19" draw:text-style-name="P5" draw:layer="layout" svg:width="0.975cm" svg:height="0.766cm" svg:x="18.455cm" svg:y="5.031cm" svg:viewBox="0 0 976 767" svg:d="m296 2c472 0 197-2 671-2 51 370-122 576-339 767-224-15-404-46-628-61 217-248 351-410 296-704z">
              <text:p/>
            </draw:path>
            <draw:ellipse draw:style-name="gr7" draw:text-style-name="P6" draw:layer="layout" svg:width="1.136cm" svg:height="0.523cm" svg:x="18.238cm" svg:y="5.525cm">
              <text:p/>
            </draw:ellipse>
            <draw:path draw:style-name="gr20" draw:text-style-name="P5" draw:layer="layout" svg:width="1.543cm" svg:height="1.487cm" svg:x="17.709cm" svg:y="4.298cm" svg:viewBox="0 0 1544 1488" svg:d="m861 1428c0-95 333 60-89 60s-772-323-772-734 351-754 772-754 819 327 768 732">
              <text:p/>
            </draw:path>
            <draw:path draw:style-name="gr21" draw:text-style-name="P5" draw:layer="layout" svg:width="1.544cm" svg:height="1.488cm" svg:x="17.959cm" svg:y="4.293cm" svg:viewBox="0 0 1545 1489" svg:d="m866 1430c0-96 330 59-94 59s-772-322-772-734 351-755 772-755 823 327 768 734">
              <text:p/>
            </draw:path>
            <draw:path draw:style-name="gr22" draw:text-style-name="P5" draw:layer="layout" svg:width="1.544cm" svg:height="1.487cm" svg:x="17.783cm" svg:y="4.307cm" svg:viewBox="0 0 1545 1488" svg:d="m866 1428c0-95 330 60-89 60s-777-323-777-734 351-754 777-754 818 326 763 732">
              <text:p/>
            </draw:path>
            <draw:path draw:style-name="gr11" draw:text-style-name="P6" draw:layer="layout" svg:width="0.954cm" svg:height="0.457cm" svg:x="18.842cm" svg:y="4.585cm" svg:viewBox="0 0 955 458" svg:d="m0 0 118 321-41 137h878l-21-33c-332-9-433-74-628-150-94-35-229-191-306-275z">
              <text:p/>
            </draw:path>
            <draw:path draw:style-name="gr12" draw:text-style-name="P6" draw:layer="layout" svg:width="1.636cm" svg:height="1.455cm" svg:x="17.588cm" svg:y="4.201cm" svg:viewBox="0 0 1637 1456" svg:d="m1637 385c-72-280-443-385-676-385-385 6-703 187-845 426-125 217-142 377-84 639 21 77 101 226 317 391-122-200-173-330-173-490 0-179 82-334 173-477 104-154 287-278 482-321 166-36 329-7 445 25 190 57 250 126 361 192z">
              <text:p/>
            </draw:path>
            <draw:path draw:style-name="gr11" draw:text-style-name="P6" draw:layer="layout" svg:width="0.969cm" svg:height="1.194cm" svg:x="17.966cm" svg:y="4.445cm" svg:viewBox="0 0 970 1195" svg:d="m231 292c-98 201-98 385 10 579 36 74 164 160 250 228 56 42 185-53 378-29l101 17c7 46-139 86-188 92-139 13-235 35-380-18-180-66-337-270-366-377-45-194-45-238-16-398 16-64 134-230 262-290 43-23 178-114 337-93-166 23-315 134-388 289z">
              <text:p/>
            </draw:path>
            <draw:path draw:style-name="gr11" draw:text-style-name="P6" draw:layer="layout" svg:width="1.634cm" svg:height="0.428cm" svg:x="17.605cm" svg:y="5.534cm" svg:viewBox="0 0 1635 429" svg:d="m0 0 178 197c72 81 373 191 522 210 207 29 388 31 621-2 106-17 229-64 296-127s-62-183-166-239c-22-11-94-29-123-35 0 115 5 109-43 162-72 87-313 119-450 119-152 0-291 1-534-91-111-38-207-135-301-194z">
              <text:p/>
            </draw:path>
            <draw:path draw:style-name="gr13" draw:text-style-name="P6" draw:layer="layout" svg:width="1.428cm" svg:height="0.406cm" svg:x="17.826cm" svg:y="5.58cm" svg:viewBox="0 0 1429 407" svg:d="m0 185c144 91 161 124 479 189 195 42 409 47 642 0 106-17 207-80 275-142s26-153-72-209c-25-11-46-19-80-23 51 78 80 86 17 214-55 107-445 158-599 140-352-43-506-95-662-169z">
              <text:p/>
            </draw:path>
            <draw:path draw:style-name="gr14" draw:text-style-name="P6" draw:layer="layout" svg:width="0.656cm" svg:height="0.787cm" svg:x="19.037cm" svg:y="4.25cm" svg:viewBox="0 0 657 788" svg:d="m657 781c0-164-29-286-118-429-60-93-161-257-539-352 361 136 356 301 407 428 43 108 60 289-8 360z">
              <text:p/>
            </draw:path>
          </draw:g>
          <draw:g>
            <draw:path draw:style-name="gr23" draw:text-style-name="P5" draw:layer="layout" svg:width="0.975cm" svg:height="0.766cm" svg:x="15.447cm" svg:y="5.031cm" svg:viewBox="0 0 976 767" svg:d="m296 2c472 0 197-2 671-2 51 370-122 576-334 767-226-15-409-46-633-61 217-248 351-410 296-704z">
              <text:p/>
            </draw:path>
            <draw:ellipse draw:style-name="gr7" draw:text-style-name="P6" draw:layer="layout" svg:width="1.138cm" svg:height="0.523cm" svg:x="15.23cm" svg:y="5.525cm">
              <text:p/>
            </draw:ellipse>
            <draw:path draw:style-name="gr24" draw:text-style-name="P5" draw:layer="layout" svg:width="1.544cm" svg:height="1.487cm" svg:x="14.698cm" svg:y="4.298cm" svg:viewBox="0 0 1545 1488" svg:d="m866 1428c0-95 328 60-94 60s-772-323-772-734 351-754 772-754 823 327 768 732">
              <text:p/>
            </draw:path>
            <draw:path draw:style-name="gr25" draw:text-style-name="P5" draw:layer="layout" svg:width="1.543cm" svg:height="1.488cm" svg:x="14.953cm" svg:y="4.293cm" svg:viewBox="0 0 1544 1489" svg:d="m861 1430c0-96 333 59-89 59s-772-322-772-734 351-755 772-755 819 327 768 734">
              <text:p/>
            </draw:path>
            <draw:path draw:style-name="gr26" draw:text-style-name="P5" draw:layer="layout" svg:width="1.548cm" svg:height="1.487cm" svg:x="14.775cm" svg:y="4.307cm" svg:viewBox="0 0 1549 1488" svg:d="m871 1428c0-95 325 60-94 60s-777-323-777-734 356-754 777-754 818 326 768 732">
              <text:p/>
            </draw:path>
            <draw:path draw:style-name="gr11" draw:text-style-name="P6" draw:layer="layout" svg:width="0.954cm" svg:height="0.457cm" svg:x="15.832cm" svg:y="4.585cm" svg:viewBox="0 0 955 458" svg:d="m0 0 123 321-46 137h878l-17-33c-332-9-437-74-632-150-94-35-229-191-306-275z">
              <text:p/>
            </draw:path>
            <draw:path draw:style-name="gr12" draw:text-style-name="P6" draw:layer="layout" svg:width="1.631cm" svg:height="1.455cm" svg:x="14.583cm" svg:y="4.201cm" svg:viewBox="0 0 1632 1456" svg:d="m1632 385c-72-280-440-385-674-385-382 6-705 187-844 426-123 217-140 377-82 639 17 77 101 226 317 391-122-200-178-330-178-490 0-179 82-334 178-477 99-154 282-278 477-321 166-36 334-7 450 25 190 57 245 126 356 192z">
              <text:p/>
            </draw:path>
            <draw:path draw:style-name="gr11" draw:text-style-name="P6" draw:layer="layout" svg:width="0.97cm" svg:height="1.194cm" svg:x="14.96cm" svg:y="4.445cm" svg:viewBox="0 0 971 1195" svg:d="m228 292c-96 201-96 385 9 579 41 74 169 160 251 228 55 42 190-53 377-29l106 17c8 46-144 86-187 92-140 13-241 35-385-18-178-66-332-270-366-377-41-194-41-238-17-398 17-64 140-230 262-290 44-23 183-114 337-93-166 23-310 134-387 289z">
              <text:p/>
            </draw:path>
            <draw:path draw:style-name="gr11" draw:text-style-name="P6" draw:layer="layout" svg:width="1.635cm" svg:height="0.428cm" svg:x="14.597cm" svg:y="5.534cm" svg:viewBox="0 0 1636 429" svg:d="m0 0 178 197c72 81 373 191 522 210 207 29 390 31 621-2 108-17 229-64 296-127s-60-183-166-239c-17-11-89-29-123-35 0 115 5 109-38 162-77 87-318 119-450 119-157 0-296 1-539-91-106-38-207-135-301-194z">
              <text:p/>
            </draw:path>
            <draw:path draw:style-name="gr13" draw:text-style-name="P6" draw:layer="layout" svg:width="1.429cm" svg:height="0.406cm" svg:x="14.818cm" svg:y="5.58cm" svg:viewBox="0 0 1430 407" svg:d="m0 185c144 91 166 124 479 189 195 42 409 47 642 0 106-17 207-80 275-142s31-153-72-209c-20-11-41-19-75-23 46 78 75 86 12 214-55 107-445 158-599 140-352-43-506-95-662-169z">
              <text:p/>
            </draw:path>
            <draw:path draw:style-name="gr14" draw:text-style-name="P6" draw:layer="layout" svg:width="0.656cm" svg:height="0.787cm" svg:x="16.031cm" svg:y="4.25cm" svg:viewBox="0 0 657 788" svg:d="m657 781c-2-164-34-286-123-429-55-93-161-257-534-352 361 136 356 301 407 428 43 108 55 289-12 360z">
              <text:p/>
            </draw:path>
          </draw:g>
          <draw:g>
            <draw:path draw:style-name="gr27" draw:text-style-name="P5" draw:layer="layout" svg:width="0.975cm" svg:height="0.766cm" svg:x="12.436cm" svg:y="5.031cm" svg:viewBox="0 0 976 767" svg:d="m296 2c472 0 197-2 671-2 51 370-122 576-339 767-221-15-404-46-628-61 217-248 351-410 296-704z">
              <text:p/>
            </draw:path>
            <draw:ellipse draw:style-name="gr7" draw:text-style-name="P6" draw:layer="layout" svg:width="1.135cm" svg:height="0.523cm" svg:x="12.22cm" svg:y="5.525cm">
              <text:p/>
            </draw:ellipse>
            <draw:path draw:style-name="gr28" draw:text-style-name="P5" draw:layer="layout" svg:width="1.543cm" svg:height="1.487cm" svg:x="11.69cm" svg:y="4.298cm" svg:viewBox="0 0 1544 1488" svg:d="m866 1428c0-95 328 60-94 60s-772-323-772-734 351-754 772-754 819 327 768 732">
              <text:p/>
            </draw:path>
            <draw:path draw:style-name="gr29" draw:text-style-name="P5" draw:layer="layout" svg:width="1.542cm" svg:height="1.488cm" svg:x="11.943cm" svg:y="4.293cm" svg:viewBox="0 0 1543 1489" svg:d="m861 1430c0-96 333 59-89 59s-772-322-772-734 349-755 772-755 819 327 766 734">
              <text:p/>
            </draw:path>
            <draw:path draw:style-name="gr30" draw:text-style-name="P5" draw:layer="layout" svg:width="1.548cm" svg:height="1.487cm" svg:x="11.765cm" svg:y="4.307cm" svg:viewBox="0 0 1549 1488" svg:d="m866 1428c0-95 330 60-89 60s-777-323-777-734 356-754 777-754 818 326 768 732">
              <text:p/>
            </draw:path>
            <draw:path draw:style-name="gr11" draw:text-style-name="P6" draw:layer="layout" svg:width="0.954cm" svg:height="0.457cm" svg:x="12.821cm" svg:y="4.585cm" svg:viewBox="0 0 955 458" svg:d="m0 0 118 321-41 137h878l-17-33c-336-9-437-74-632-150-94-35-229-191-306-275z">
              <text:p/>
            </draw:path>
            <draw:path draw:style-name="gr12" draw:text-style-name="P6" draw:layer="layout" svg:width="1.636cm" svg:height="1.455cm" svg:x="11.57cm" svg:y="4.201cm" svg:viewBox="0 0 1637 1456" svg:d="m1637 385c-72-280-443-385-676-385-381 6-703 187-845 426-125 217-142 377-84 639 21 77 101 226 317 391-122-200-173-330-173-490 0-179 82-334 173-477 104-154 287-278 482-321 166-36 329-7 450 25 185 57 245 126 356 192z">
              <text:p/>
            </draw:path>
            <draw:path draw:style-name="gr11" draw:text-style-name="P6" draw:layer="layout" svg:width="0.974cm" svg:height="1.194cm" svg:x="11.948cm" svg:y="4.445cm" svg:viewBox="0 0 975 1195" svg:d="m231 292c-98 201-98 385 10 579 36 74 164 160 250 228 56 42 185-53 378-29l106 17c2 46-144 86-193 92-139 13-235 35-380-18-180-66-337-270-366-377-45-194-45-238-16-398 16-64 134-230 262-290 43-23 178-114 337-93-166 23-311 134-388 289z">
              <text:p/>
            </draw:path>
            <draw:path draw:style-name="gr11" draw:text-style-name="P6" draw:layer="layout" svg:width="1.634cm" svg:height="0.428cm" svg:x="11.587cm" svg:y="5.534cm" svg:viewBox="0 0 1635 429" svg:d="m0 0 178 197c72 81 373 191 522 210 207 29 388 31 621-2 106-17 229-64 296-127s-62-183-166-239c-17-11-89-29-123-35 0 115 5 109-38 162-77 87-318 119-450 119-157 0-296 1-539-91-106-38-207-135-301-194z">
              <text:p/>
            </draw:path>
            <draw:path draw:style-name="gr13" draw:text-style-name="P6" draw:layer="layout" svg:width="1.428cm" svg:height="0.406cm" svg:x="11.808cm" svg:y="5.58cm" svg:viewBox="0 0 1429 407" svg:d="m0 185c144 91 161 124 479 189 195 42 409 47 642 0 106-17 207-80 275-142s26-153-72-209c-20-11-46-19-80-23 51 78 80 86 17 214-55 107-445 158-599 140-352-43-506-95-662-169z">
              <text:p/>
            </draw:path>
            <draw:path draw:style-name="gr14" draw:text-style-name="P6" draw:layer="layout" svg:width="0.654cm" svg:height="0.787cm" svg:x="13.021cm" svg:y="4.25cm" svg:viewBox="0 0 655 788" svg:d="m655 781c0-164-32-286-121-429-58-93-161-257-534-352 361 136 351 301 404 428 46 108 58 289-9 360z">
              <text:p/>
            </draw:path>
          </draw:g>
          <draw:g>
            <draw:path draw:style-name="gr31" draw:text-style-name="P5" draw:layer="layout" svg:width="0.972cm" svg:height="0.766cm" svg:x="9.426cm" svg:y="5.031cm" svg:viewBox="0 0 973 767" svg:d="m296 2c472 0 197-2 667-2 55 370-118 576-335 767-224-15-404-46-628-61 217-248 351-410 296-704z">
              <text:p/>
            </draw:path>
            <draw:ellipse draw:style-name="gr7" draw:text-style-name="P6" draw:layer="layout" svg:width="1.136cm" svg:height="0.523cm" svg:x="9.209cm" svg:y="5.525cm">
              <text:p/>
            </draw:ellipse>
            <draw:path draw:style-name="gr32" draw:text-style-name="P5" draw:layer="layout" svg:width="1.543cm" svg:height="1.487cm" svg:x="8.68cm" svg:y="4.298cm" svg:viewBox="0 0 1544 1488" svg:d="m861 1428c0-95 333 60-89 60s-772-323-772-734 351-754 772-754 819 327 768 732">
              <text:p/>
            </draw:path>
            <draw:path draw:style-name="gr33" draw:text-style-name="P5" draw:layer="layout" svg:width="1.544cm" svg:height="1.488cm" svg:x="8.93cm" svg:y="4.293cm" svg:viewBox="0 0 1545 1489" svg:d="m866 1430c0-96 330 59-94 59s-772-322-772-734 351-755 772-755 823 327 768 734">
              <text:p/>
            </draw:path>
            <draw:path draw:style-name="gr34" draw:text-style-name="P5" draw:layer="layout" svg:width="1.544cm" svg:height="1.487cm" svg:x="8.757cm" svg:y="4.307cm" svg:viewBox="0 0 1545 1488" svg:d="m866 1428c0-95 330 60-89 60s-777-323-777-734 351-754 777-754 818 326 763 732">
              <text:p/>
            </draw:path>
            <draw:path draw:style-name="gr11" draw:text-style-name="P6" draw:layer="layout" svg:width="0.954cm" svg:height="0.457cm" svg:x="9.813cm" svg:y="4.585cm" svg:viewBox="0 0 955 458" svg:d="m0 0 118 321-46 137h883l-21-33c-332-9-433-74-628-150-94-35-229-191-306-275z">
              <text:p/>
            </draw:path>
            <draw:path draw:style-name="gr12" draw:text-style-name="P6" draw:layer="layout" svg:width="1.636cm" svg:height="1.455cm" svg:x="8.562cm" svg:y="4.201cm" svg:viewBox="0 0 1637 1456" svg:d="m1637 385c-72-280-443-385-676-385-385 6-703 187-845 426-125 217-142 377-84 639 21 77 101 226 317 391-122-200-173-330-173-490 0-179 77-334 173-477 104-154 287-278 482-321 166-36 329-7 445 25 190 57 250 126 361 192z">
              <text:p/>
            </draw:path>
            <draw:path draw:style-name="gr11" draw:text-style-name="P6" draw:layer="layout" svg:width="0.969cm" svg:height="1.194cm" svg:x="8.94cm" svg:y="4.445cm" svg:viewBox="0 0 970 1195" svg:d="m231 292c-101 201-101 385 5 579 41 74 169 160 255 228 51 42 185-53 373-29l106 17c7 46-139 86-188 92-139 13-240 35-380-18-180-66-337-270-366-377-45-194-45-238-16-398 16-64 134-230 262-290 43-23 178-114 332-93-161 23-310 134-383 289z">
              <text:p/>
            </draw:path>
            <draw:path draw:style-name="gr11" draw:text-style-name="P6" draw:layer="layout" svg:width="1.639cm" svg:height="0.428cm" svg:x="8.574cm" svg:y="5.534cm" svg:viewBox="0 0 1640 429" svg:d="m0 0 183 197c72 81 373 191 522 210 207 29 385 31 619-2 105-17 231-64 298-127s-65-183-166-239c-22-11-94-29-128-35 0 115 10 109-38 162-72 87-318 119-450 119-157 0-291 1-534-91-111-38-207-135-306-194z">
              <text:p/>
            </draw:path>
            <draw:path draw:style-name="gr13" draw:text-style-name="P6" draw:layer="layout" svg:width="1.428cm" svg:height="0.406cm" svg:x="8.798cm" svg:y="5.58cm" svg:viewBox="0 0 1429 407" svg:d="m0 185c144 91 161 124 479 189 195 42 409 47 642 0 106-17 207-80 275-142s26-153-75-209c-22-11-43-19-77-23 51 78 77 86 17 214-55 107-445 158-599 140-352-43-506-95-662-169z">
              <text:p/>
            </draw:path>
            <draw:path draw:style-name="gr14" draw:text-style-name="P6" draw:layer="layout" svg:width="0.656cm" svg:height="0.787cm" svg:x="10.008cm" svg:y="4.25cm" svg:viewBox="0 0 657 788" svg:d="m657 781c0-164-29-286-118-429-60-93-161-257-539-352 361 136 356 301 407 428 43 108 60 289-8 360z">
              <text:p/>
            </draw:path>
          </draw:g>
          <draw:g>
            <draw:path draw:style-name="gr35" draw:text-style-name="P5" draw:layer="layout" svg:width="0.975cm" svg:height="0.766cm" svg:x="6.418cm" svg:y="5.031cm" svg:viewBox="0 0 976 767" svg:d="m296 2c472 0 197-2 671-2 51 370-122 576-339 767-221-15-404-46-628-61 217-248 351-410 296-704z">
              <text:p/>
            </draw:path>
            <draw:ellipse draw:style-name="gr7" draw:text-style-name="P6" draw:layer="layout" svg:width="1.136cm" svg:height="0.523cm" svg:x="6.201cm" svg:y="5.525cm">
              <text:p/>
            </draw:ellipse>
            <draw:path draw:style-name="gr36" draw:text-style-name="P5" draw:layer="layout" svg:width="1.543cm" svg:height="1.487cm" svg:x="5.669cm" svg:y="4.298cm" svg:viewBox="0 0 1544 1488" svg:d="m866 1428c0-95 328 60-94 60s-772-323-772-734 351-754 772-754 819 327 768 732">
              <text:p/>
            </draw:path>
            <draw:path draw:style-name="gr37" draw:text-style-name="P5" draw:layer="layout" svg:width="1.543cm" svg:height="1.488cm" svg:x="5.924cm" svg:y="4.293cm" svg:viewBox="0 0 1544 1489" svg:d="m861 1430c0-96 333 59-89 59s-772-322-772-734 349-755 772-755 819 327 768 734">
              <text:p/>
            </draw:path>
            <draw:path draw:style-name="gr38" draw:text-style-name="P5" draw:layer="layout" svg:width="1.548cm" svg:height="1.487cm" svg:x="5.746cm" svg:y="4.307cm" svg:viewBox="0 0 1549 1488" svg:d="m866 1428c0-95 330 60-89 60s-777-323-777-734 356-754 777-754 818 326 768 732">
              <text:p/>
            </draw:path>
            <draw:path draw:style-name="gr11" draw:text-style-name="P6" draw:layer="layout" svg:width="0.954cm" svg:height="0.457cm" svg:x="6.803cm" svg:y="4.585cm" svg:viewBox="0 0 955 458" svg:d="m0 0 123 321-46 137h878l-17-33c-336-9-437-74-632-150-94-35-229-191-306-275z">
              <text:p/>
            </draw:path>
            <draw:path draw:style-name="gr12" draw:text-style-name="P6" draw:layer="layout" svg:width="1.631cm" svg:height="1.455cm" svg:x="5.556cm" svg:y="4.201cm" svg:viewBox="0 0 1632 1456" svg:d="m1632 385c-72-280-440-385-674-385-382 6-705 187-844 426-123 217-140 377-82 639 17 77 99 226 315 391-120-200-176-330-176-490 0-179 82-334 176-477 101-154 284-278 479-321 166-36 332-7 450 25 188 57 245 126 356 192z">
              <text:p/>
            </draw:path>
            <draw:path draw:style-name="gr11" draw:text-style-name="P6" draw:layer="layout" svg:width="0.97cm" svg:height="1.194cm" svg:x="5.934cm" svg:y="4.445cm" svg:viewBox="0 0 971 1195" svg:d="m228 292c-96 201-96 385 9 579 39 74 166 160 251 228 55 42 190-53 377-29l106 17c5 46-144 86-190 92-137 13-238 35-382-18-178-66-332-270-366-377-41-194-41-238-17-398 17-64 140-230 262-290 44-23 183-114 337-93-166 23-310 134-387 289z">
              <text:p/>
            </draw:path>
            <draw:path draw:style-name="gr11" draw:text-style-name="P6" draw:layer="layout" svg:width="1.635cm" svg:height="0.428cm" svg:x="5.568cm" svg:y="5.534cm" svg:viewBox="0 0 1636 429" svg:d="m0 0 178 197c72 81 373 191 522 210 207 29 390 31 621-2 108-17 229-64 296-127s-60-183-166-239c-17-11-89-29-123-35 0 115 5 109-38 162-77 87-318 119-450 119-157 0-296 1-539-91-106-38-207-135-301-194z">
              <text:p/>
            </draw:path>
            <draw:path draw:style-name="gr13" draw:text-style-name="P6" draw:layer="layout" svg:width="1.429cm" svg:height="0.406cm" svg:x="5.79cm" svg:y="5.58cm" svg:viewBox="0 0 1430 407" svg:d="m0 185c144 91 161 124 479 189 195 42 409 47 642 0 106-17 207-80 275-142s31-153-72-209c-20-11-41-19-75-23 46 78 75 86 12 214-55 107-445 158-599 140-352-43-506-95-662-169z">
              <text:p/>
            </draw:path>
            <draw:path draw:style-name="gr14" draw:text-style-name="P6" draw:layer="layout" svg:width="0.654cm" svg:height="0.787cm" svg:x="7.002cm" svg:y="4.25cm" svg:viewBox="0 0 655 788" svg:d="m655 781c0-164-32-286-121-429-58-93-161-257-534-352 361 136 356 301 404 428 46 108 58 289-9 360z">
              <text:p/>
            </draw:path>
          </draw:g>
        </draw:g>
        <draw:frame presentation:style-name="pr6" draw:layer="layout" svg:width="20.479cm" svg:height="3.473cm" svg:x="1.4cm" svg:y="0.854cm" presentation:class="title" presentation:user-transformed="true">
          <draw:text-box>
            <text:p>Quality Assurance for Software</text:p>
          </draw:text-box>
        </draw:frame>
        <draw:frame presentation:style-name="pr7" draw:layer="layout" svg:width="25.199cm" svg:height="13.609cm" svg:x="1.504cm" svg:y="5.914cm" presentation:class="outline" presentation:user-transformed="true">
          <draw:text-box>
            <text:list text:style-name="L2">
              <text:list-header>
                <text:p/>
                <text:p text:style-name="P9"><text:span text:style-name="T5">ISO 9126 - standard for Software Testing</text:span></text:p>
                <text:p text:style-name="P9"/>
                <text:p text:style-name="P9">V-Model</text:p>
                <text:p text:style-name="P9"/>
                <text:p text:style-name="P9">Statements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5" presentation:class="page"/>
          <draw:frame presentation:style-name="pr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4" draw:master-page-name="OOoCon2008" presentation:presentation-page-layout-name="AL2T1">
        <office:forms form:automatic-focus="false" form:apply-design-mode="false"/>
        <draw:frame presentation:style-name="pr6" draw:layer="layout" svg:width="21.336cm" svg:height="3.473cm" svg:x="0.475cm" svg:y="0.854cm" presentation:class="title" presentation:user-transformed="true">
          <draw:text-box>
            <text:p>QA for Software<text:line-break/><text:span text:style-name="T6"><text:a xlink:href="http://en.wikipedia.org/wiki/ISO_9126">ISO standard 9126</text:a></text:span></text:p>
          </draw:text-box>
        </draw:frame>
        <draw:frame presentation:style-name="pr7" draw:layer="layout" svg:width="25.199cm" svg:height="14.633cm" svg:x="1.504cm" svg:y="4.814cm" presentation:class="outline" presentation:user-transformed="true">
          <draw:text-box>
            <text:list text:style-name="L2">
              <text:list-item>
                <text:p><text:span text:style-name="T7">Functionality</text:span><text:line-break/><text:span text:style-name="T8">A set of attributes that bear on the existence of a set of functions and their specified properties. The functions are those that satisfy stated or implied needs.</text:span></text:p>
              </text:list-item>
              <text:list-item>
                <text:p><text:span text:style-name="T7">Reliability</text:span><text:line-break/><text:span text:style-name="T8">A set of attributes that bear on the capability of software to maintain its level of performance under stated conditions for a stated period of time.</text:span></text:p>
              </text:list-item>
              <text:list-item>
                <text:p><text:span text:style-name="T7">Usability</text:span><text:line-break/><text:span text:style-name="T8">A set of attributes that bear on the effort needed for use, and on the individual assessment of such use, by a stated or implied set of users.</text:span></text:p>
              </text:list-item>
              <text:list-item>
                <text:p><text:span text:style-name="T7">Efficiency</text:span><text:line-break/><text:span text:style-name="T8">A set of attributes that bear on the relationship between the level of performance of the software and the amount of resources used, under stated conditions.</text:span></text:p>
              </text:list-item>
              <text:list-item>
                <text:p><text:span text:style-name="T7">Maintainability</text:span><text:line-break/><text:span text:style-name="T8">A set of attributes that bear on the effort needed to make specified modifications.</text:span></text:p>
              </text:list-item>
              <text:list-item>
                <text:p><text:span text:style-name="T7">Portability</text:span><text:line-break/><text:span text:style-name="T8">A set of attributes that bear on the ability of software to be transferred from one environment to another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6" presentation:class="page"/>
          <draw:frame presentation:style-name="pr9" draw:text-style-name="P10" draw:layer="layout" svg:width="6.351cm" svg:height="13.114cm" svg:x="2.1cm" svg:y="14.107cm" presentation:class="notes" presentation:user-transformed="true">
            <draw:text-box>
              <text:p><text:span text:style-name="T9">Functionality</text:span></text:p>
              <text:p><text:span text:style-name="T9"><text:s text:c="4"/></text:span><text:span text:style-name="T9">* Suitability</text:span></text:p>
              <text:p><text:span text:style-name="T9"><text:s text:c="4"/></text:span><text:span text:style-name="T9">* Accuracy</text:span></text:p>
              <text:p><text:span text:style-name="T9"><text:s text:c="4"/></text:span><text:span text:style-name="T9">* Interoperability</text:span></text:p>
              <text:p><text:span text:style-name="T9"><text:s text:c="4"/></text:span><text:span text:style-name="T9">* Compliance</text:span></text:p>
              <text:p><text:span text:style-name="T9"><text:s text:c="4"/></text:span><text:span text:style-name="T9">* Security</text:span></text:p>
              <text:p><text:span text:style-name="T9"/></text:p>
              <text:p><text:span text:style-name="T9">Reliability</text:span></text:p>
              <text:p><text:span text:style-name="T9"><text:s text:c="4"/></text:span><text:span text:style-name="T9">* Maturity</text:span></text:p>
              <text:p><text:span text:style-name="T9"><text:s text:c="4"/></text:span><text:span text:style-name="T9">* Recoverability</text:span></text:p>
              <text:p><text:span text:style-name="T9"><text:s text:c="4"/></text:span><text:span text:style-name="T9">* Fault Tolerance</text:span></text:p>
              <text:p><text:span text:style-name="T9"/></text:p>
              <text:p><text:span text:style-name="T9">Usability</text:span></text:p>
              <text:p><text:span text:style-name="T9"><text:s text:c="4"/></text:span><text:span text:style-name="T9">* Learnability</text:span></text:p>
              <text:p><text:span text:style-name="T9"><text:s text:c="4"/></text:span><text:span text:style-name="T9">* Understandability</text:span></text:p>
              <text:p><text:span text:style-name="T9"><text:s text:c="4"/></text:span><text:span text:style-name="T9">* Operability</text:span></text:p>
              <text:p><text:span text:style-name="T9"/></text:p>
            </draw:text-box>
          </draw:frame>
          <draw:frame presentation:style-name="pr9" draw:text-style-name="P11" draw:layer="layout" svg:width="6.351cm" svg:height="13.114cm" svg:x="12.092cm" svg:y="13.988cm">
            <draw:text-box>
              <text:p><text:span text:style-name="T10">Efficiency</text:span></text:p>
              <text:p><text:span text:style-name="T10"><text:s text:c="4"/></text:span><text:span text:style-name="T10">* Time Behaviour</text:span></text:p>
              <text:p><text:span text:style-name="T10"><text:s text:c="4"/></text:span><text:span text:style-name="T10">* Resource Behaviour</text:span></text:p>
              <text:p><text:span text:style-name="T10"/></text:p>
              <text:p><text:span text:style-name="T10">Maintainability</text:span></text:p>
              <text:p><text:span text:style-name="T10"><text:s text:c="4"/></text:span><text:span text:style-name="T10">* Stability</text:span></text:p>
              <text:p><text:span text:style-name="T10"><text:s text:c="4"/></text:span><text:span text:style-name="T10">* Analyzability</text:span></text:p>
              <text:p><text:span text:style-name="T10"><text:s text:c="4"/></text:span><text:span text:style-name="T10">* Changeability</text:span></text:p>
              <text:p><text:span text:style-name="T10"><text:s text:c="4"/></text:span><text:span text:style-name="T10">* Testability</text:span></text:p>
              <text:p><text:span text:style-name="T10"/></text:p>
              <text:p><text:span text:style-name="T10">Portability </text:span></text:p>
              <text:p><text:span text:style-name="T10"><text:s text:c="4"/></text:span><text:span text:style-name="T10">* Installability</text:span></text:p>
              <text:p><text:span text:style-name="T10"><text:s text:c="4"/></text:span><text:span text:style-name="T10">* Replaceability</text:span></text:p>
              <text:p><text:span text:style-name="T10"><text:s text:c="4"/></text:span><text:span text:style-name="T10">* Adaptability</text:span></text:p>
              <text:p><text:span text:style-name="T10"/></text:p>
              <text:p><text:span text:style-name="T10"/></text:p>
            </draw:text-box>
          </draw:frame>
        </presentation:notes>
      </draw:page>
      <draw:page draw:name="page7" draw:style-name="dp4" draw:master-page-name="OOoCon2008" presentation:presentation-page-layout-name="AL2T1">
        <office:forms form:automatic-focus="false" form:apply-design-mode="false"/>
        <draw:frame presentation:style-name="pr6" draw:layer="layout" svg:width="19.893cm" svg:height="3.473cm" svg:x="1.4cm" svg:y="0.854cm" presentation:class="title" presentation:user-transformed="true">
          <draw:text-box>
            <text:p>QA for Software<text:line-break/><text:a xlink:href="http://en.wikipedia.org/wiki/V-model">The V-Model</text:a></text:p>
          </draw:text-box>
        </draw:frame>
        <draw:frame draw:style-name="gr39" draw:text-style-name="P13" draw:id="id1" draw:layer="layout" svg:width="4.523cm" svg:height="1.357cm" svg:x="2.836cm" svg:y="7.836cm">
          <draw:text-box>
            <text:p text:style-name="P12"><text:span text:style-name="T11">Business Case / Requirements</text:span></text:p>
          </draw:text-box>
        </draw:frame>
        <draw:frame draw:style-name="gr39" draw:text-style-name="P14" draw:id="id3" draw:layer="layout" svg:width="4.523cm" svg:height="1.357cm" svg:x="16.406cm" svg:y="7.836cm">
          <draw:text-box>
            <text:p text:style-name="P12"><text:span text:style-name="T12">Release / Acceptance Testing</text:span></text:p>
          </draw:text-box>
        </draw:frame>
        <draw:frame draw:style-name="gr39" draw:text-style-name="P14" draw:id="id2" draw:layer="layout" svg:width="4.596cm" svg:height="1.357cm" svg:x="10.218cm" svg:y="15.978cm">
          <draw:text-box>
            <text:p text:style-name="P12"><text:span text:style-name="T12">Construct Component</text:span></text:p>
          </draw:text-box>
        </draw:frame>
        <draw:connector draw:style-name="gr40" draw:text-style-name="P15" draw:layer="layout" draw:type="line" svg:x1="5.097cm" svg:y1="9.193cm" svg:x2="10.218cm" svg:y2="16.656cm" draw:start-shape="id1" draw:start-glue-point="2" draw:end-shape="id2" draw:end-glue-point="3" svg:d="m5097 9193 5121 7463">
          <text:p/>
        </draw:connector>
        <draw:frame draw:style-name="gr41" draw:text-style-name="P14" draw:id="id4" draw:layer="layout" svg:width="4.523cm" svg:height="1.357cm" svg:x="4.193cm" svg:y="9.872cm">
          <draw:text-box>
            <text:p text:style-name="P12"><text:span text:style-name="T12">System Specification</text:span></text:p>
          </draw:text-box>
        </draw:frame>
        <draw:frame draw:style-name="gr41" draw:text-style-name="P14" draw:id="id5" draw:layer="layout" svg:width="4.523cm" svg:height="1.357cm" svg:x="5.55cm" svg:y="11.907cm">
          <draw:text-box>
            <text:p text:style-name="P12"><text:span text:style-name="T12">System Design</text:span></text:p>
          </draw:text-box>
        </draw:frame>
        <draw:frame draw:style-name="gr41" draw:text-style-name="P14" draw:id="id6" draw:layer="layout" svg:width="4.523cm" svg:height="1.357cm" svg:x="6.907cm" svg:y="13.942cm">
          <draw:text-box>
            <text:p text:style-name="P12"><text:span text:style-name="T12">Component Design</text:span></text:p>
          </draw:text-box>
        </draw:frame>
        <draw:connector draw:style-name="gr42" draw:text-style-name="P15" draw:layer="layout" draw:type="line" svg:x1="14.814cm" svg:y1="16.656cm" svg:x2="18.667cm" svg:y2="9.193cm" draw:start-shape="id2" draw:start-glue-point="1" draw:end-shape="id3" draw:end-glue-point="2" svg:d="m14814 16656 3853-7463">
          <text:p/>
        </draw:connector>
        <draw:frame draw:style-name="gr41" draw:text-style-name="P14" draw:id="id9" draw:layer="layout" svg:width="4.523cm" svg:height="1.357cm" svg:x="13.692cm" svg:y="13.942cm">
          <draw:text-box>
            <text:p text:style-name="P12"><text:span text:style-name="T12">Component Testing</text:span></text:p>
          </draw:text-box>
        </draw:frame>
        <draw:frame draw:style-name="gr41" draw:text-style-name="P14" draw:id="id8" draw:layer="layout" svg:width="4.523cm" svg:height="1.357cm" svg:x="14.597cm" svg:y="11.907cm">
          <draw:text-box>
            <text:p text:style-name="P12"><text:span text:style-name="T12">Interface Testing</text:span></text:p>
          </draw:text-box>
        </draw:frame>
        <draw:frame draw:style-name="gr41" draw:text-style-name="P14" draw:id="id7" draw:layer="layout" svg:width="4.524cm" svg:height="1.357cm" svg:x="15.501cm" svg:y="9.872cm">
          <draw:text-box>
            <text:p text:style-name="P12"><text:span text:style-name="T12">System Testing</text:span></text:p>
          </draw:text-box>
        </draw:frame>
        <draw:connector draw:style-name="gr43" draw:text-style-name="P16" draw:layer="layout" draw:type="line" svg:x1="2.571cm" svg:y1="18.362cm" svg:x2="4.31cm" svg:y2="18.362cm" svg:d="m2571 18362h1739">
          <text:p/>
        </draw:connector>
        <draw:frame draw:style-name="gr44" draw:text-style-name="P18" draw:layer="layout" svg:width="5.258cm" svg:height="0.695cm" svg:x="4.464cm" svg:y="18.062cm">
          <draw:text-box>
            <text:p text:style-name="P17"><text:span text:style-name="T13">Construction &amp; Integration</text:span></text:p>
          </draw:text-box>
        </draw:frame>
        <draw:connector draw:style-name="gr45" draw:text-style-name="P16" draw:layer="layout" draw:type="curve" svg:x1="4.193cm" svg:y1="10.55cm" svg:x2="2.836cm" svg:y2="8.514cm" draw:start-shape="id4" draw:start-glue-point="3" draw:end-shape="id1" svg:d="m4193 10550c-2785 0-2107-2036-1357-2036">
          <text:p/>
        </draw:connector>
        <draw:connector draw:style-name="gr46" draw:text-style-name="P15" draw:layer="layout" draw:type="curve" svg:x1="5.55cm" svg:y1="12.585cm" svg:x2="4.193cm" svg:y2="10.55cm" draw:start-shape="id5" draw:start-glue-point="3" draw:end-shape="id4" draw:end-glue-point="3" svg:d="m5550 12585c-2785 0-2107-2035-1357-2035">
          <text:p/>
        </draw:connector>
        <draw:connector draw:style-name="gr47" draw:text-style-name="P15" draw:layer="layout" draw:type="curve" svg:x1="6.907cm" svg:y1="14.62cm" svg:x2="5.55cm" svg:y2="12.585cm" draw:start-shape="id6" draw:start-glue-point="3" draw:end-shape="id5" draw:end-glue-point="3" svg:d="m6907 14620c-2785 0-2107-2035-1357-2035">
          <text:p/>
        </draw:connector>
        <draw:connector draw:style-name="gr48" draw:text-style-name="P15" draw:layer="layout" draw:type="curve" svg:x1="10.218cm" svg:y1="16.656cm" svg:x2="6.907cm" svg:y2="14.62cm" draw:start-shape="id2" draw:start-glue-point="3" draw:end-shape="id6" draw:end-glue-point="3" svg:d="m10218 16656c-5716 0-4061-2036-3311-2036">
          <text:p/>
        </draw:connector>
        <draw:connector draw:style-name="gr49" draw:text-style-name="P19" draw:layer="layout" draw:type="curve" svg:x1="2.549cm" svg:y1="17.796cm" svg:x2="4.351cm" svg:y2="17.582cm" svg:d="m2549 17796c1351 0 451-214 1802-214">
          <text:p/>
        </draw:connector>
        <draw:frame draw:style-name="gr50" draw:text-style-name="P20" draw:layer="layout" svg:width="2.187cm" svg:height="0.678cm" svg:x="4.442cm" svg:y="17.312cm">
          <draw:text-box>
            <text:p text:style-name="P17"><text:span text:style-name="T12">Validation</text:span></text:p>
          </draw:text-box>
        </draw:frame>
        <draw:connector draw:style-name="gr51" draw:text-style-name="P19" draw:layer="layout" draw:type="line" svg:x1="4.259cm" svg:y1="16.873cm" svg:x2="2.565cm" svg:y2="16.873cm" svg:d="m4259 16873h-1694">
          <text:p/>
        </draw:connector>
        <draw:frame draw:style-name="gr52" draw:text-style-name="P20" draw:layer="layout" svg:width="2.295cm" svg:height="0.677cm" svg:x="4.443cm" svg:y="16.589cm">
          <draw:text-box>
            <text:p text:style-name="P17"><text:span text:style-name="T12">Verification</text:span></text:p>
          </draw:text-box>
        </draw:frame>
        <draw:connector draw:style-name="gr53" draw:text-style-name="P15" draw:layer="layout" draw:type="line" svg:x1="16.406cm" svg:y1="8.514cm" svg:x2="7.359cm" svg:y2="8.514cm" draw:start-shape="id3" draw:start-glue-point="3" draw:end-shape="id1" draw:end-glue-point="1" svg:d="m16406 8514h-9047">
          <text:p/>
        </draw:connector>
        <draw:connector draw:style-name="gr54" draw:text-style-name="P15" draw:layer="layout" draw:type="line" svg:x1="15.501cm" svg:y1="10.55cm" svg:x2="8.716cm" svg:y2="10.55cm" draw:start-shape="id7" draw:start-glue-point="3" draw:end-shape="id4" draw:end-glue-point="1" svg:d="m15501 10550h-6785">
          <text:p/>
        </draw:connector>
        <draw:connector draw:style-name="gr55" draw:text-style-name="P15" draw:layer="layout" draw:type="line" svg:x1="14.597cm" svg:y1="12.585cm" svg:x2="10.073cm" svg:y2="12.585cm" draw:start-shape="id8" draw:start-glue-point="3" draw:end-shape="id5" svg:d="m14597 12585h-4524">
          <text:p/>
        </draw:connector>
        <draw:connector draw:style-name="gr56" draw:text-style-name="P15" draw:layer="layout" draw:type="line" svg:x1="13.692cm" svg:y1="14.62cm" svg:x2="11.43cm" svg:y2="14.62cm" draw:start-shape="id9" draw:start-glue-point="3" draw:end-shape="id6" draw:end-glue-point="1" svg:d="m13692 14620h-2262">
          <text:p/>
        </draw:connector>
        <draw:frame draw:style-name="gr57" draw:text-style-name="P21" draw:id="id21" draw:layer="layout" svg:width="3.768cm" svg:height="0.901cm" svg:x="22.797cm" svg:y="13.2cm">
          <draw:text-box>
            <text:p text:style-name="P17"><text:span text:style-name="T14">API/URE/SDK</text:span></text:p>
          </draw:text-box>
        </draw:frame>
        <draw:frame draw:style-name="gr57" draw:text-style-name="P21" draw:id="id22" draw:layer="layout" svg:width="2.968cm" svg:height="0.901cm" svg:x="22.797cm" svg:y="14.297cm">
          <draw:text-box>
            <text:p text:style-name="P17"><text:span text:style-name="T14">UNIT-Tests</text:span></text:p>
          </draw:text-box>
        </draw:frame>
        <draw:frame draw:style-name="gr57" draw:text-style-name="P21" draw:id="id23" draw:layer="layout" svg:width="3.476cm" svg:height="0.901cm" svg:x="22.798cm" svg:y="12.098cm">
          <draw:text-box>
            <text:p text:style-name="P17"><text:span text:style-name="T14">Complex test</text:span></text:p>
          </draw:text-box>
        </draw:frame>
        <draw:frame draw:style-name="gr57" draw:text-style-name="P21" draw:id="id25" draw:layer="layout" svg:width="3.992cm" svg:height="0.901cm" svg:x="22.925cm" svg:y="9.556cm">
          <draw:text-box>
            <text:p text:style-name="P17"><text:span text:style-name="T14">QA Community</text:span></text:p>
          </draw:text-box>
        </draw:frame>
        <draw:frame draw:style-name="gr57" draw:text-style-name="P22" draw:id="id27" draw:layer="layout" svg:width="4.653cm" svg:height="1.863cm" svg:x="22.4cm" svg:y="7cm">
          <draw:text-box>
            <text:p text:style-name="P12"><text:span text:style-name="T15">Customer, User,</text:span><text:span text:style-name="T15"><text:line-break/></text:span><text:span text:style-name="T16">Community</text:span></text:p>
          </draw:text-box>
        </draw:frame>
        <draw:custom-shape draw:style-name="gr58" draw:text-style-name="P23" draw:id="id26" draw:layer="layout" svg:width="1.5cm" svg:height="4.5cm" svg:x="21.1cm" svg:y="7.801cm">
          <text:p/>
          <draw:enhanced-geometry svg:viewBox="0 0 21600 21600" draw:glue-points="0 0 0 21600 21600 10800" draw:text-areas="0 ?f9 7800 ?f10" draw:type="right-brace" draw:modifiers="3229.68229282382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58" draw:text-style-name="P23" draw:id="id24" draw:layer="layout" svg:width="1.5cm" svg:height="3.5cm" svg:x="21.1cm" svg:y="11.801cm">
          <text:p/>
          <draw:enhanced-geometry svg:viewBox="0 0 21600 21600" draw:glue-points="0 0 0 21600 21600 10800" draw:text-areas="0 ?f9 7800 ?f10" draw:type="right-brace" draw:modifiers="3229.68229282382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59" draw:layer="layout" svg:width="25.165cm" svg:height="1.771cm" svg:x="1.563cm" svg:y="5.242cm">
          <draw:text-box>
            <text:p>The V-Model (or VEE model) is a systems development model designed to simplify the understanding of the complexity associated with developing systems.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1" smil:attributeName="visibility" smil:to="visible"/>
                  <anim:transitionFilter smil:dur="2s" smil:targetElement="id2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2" smil:attributeName="visibility" smil:to="visible"/>
                  <anim:transitionFilter smil:dur="2s" smil:targetElement="id2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3" smil:attributeName="visibility" smil:to="visible"/>
                  <anim:transitionFilter smil:dur="2s" smil:targetElement="id2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4" smil:attributeName="visibility" smil:to="visible"/>
                  <anim:transitionFilter smil:dur="2s" smil:targetElement="id2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25" smil:attributeName="visibility" smil:to="visible"/>
                  <anim:transitionFilter smil:dur="0.5s" smil:targetElement="id25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26" smil:attributeName="visibility" smil:to="visible"/>
                  <anim:transitionFilter smil:dur="0.5s" smil:targetElement="id26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27" smil:attributeName="visibility" smil:to="visible"/>
                  <anim:transitionFilter smil:dur="0.5s" smil:targetElement="id27" smil:type="blindsWipe" smil:subtype="horizontal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7" presentation:class="page"/>
          <draw:frame presentation:style-name="pr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4" draw:master-page-name="OOoCon2008" presentation:presentation-page-layout-name="AL2T1">
        <office:forms form:automatic-focus="false" form:apply-design-mode="false"/>
        <draw:frame presentation:style-name="pr6" draw:layer="layout" svg:width="19.893cm" svg:height="3.256cm" svg:x="1.4cm" svg:y="0.962cm" presentation:class="title" presentation:user-transformed="true">
          <draw:text-box>
            <text:p>QA for Software</text:p>
          </draw:text-box>
        </draw:frame>
        <draw:frame draw:style-name="gr60" draw:text-style-name="P25" draw:layer="layout" svg:width="12.065cm" svg:height="3.557cm" svg:x="1.271cm" svg:y="4.462cm">
          <draw:text-box>
            <text:p text:style-name="P12"><text:span text:style-name="T17">Testing is not Debugging</text:span></text:p>
            <text:p text:style-name="P24"><text:span text:style-name="T18">The goal of debugging is to find and fix the defect or error condition. The function of testing is to find systematically and targeted the results of the errors. </text:span></text:p>
          </draw:text-box>
        </draw:frame>
        <draw:frame draw:style-name="gr61" draw:text-style-name="P25" draw:layer="layout" svg:width="13.335cm" svg:height="2.834cm" svg:x="13.619cm" svg:y="4.696cm">
          <draw:text-box>
            <text:p text:style-name="P12"><text:span text:style-name="T17">Software systems are not error free</text:span></text:p>
            <text:p text:style-name="P26"><text:span text:style-name="T19">Currently and in near future an error free software system is not possible, when the system has an higher level of complexity and amount of lines of code.</text:span></text:p>
          </draw:text-box>
        </draw:frame>
        <draw:frame draw:style-name="gr62" draw:text-style-name="P25" draw:layer="layout" svg:width="14.567cm" svg:height="3.039cm" svg:x="0.637cm" svg:y="8.257cm">
          <draw:text-box>
            <text:p text:style-name="P12"><text:span text:style-name="T20">Error free code is not reachable with testing</text:span></text:p>
            <text:p text:style-name="P24"><text:span text:style-name="T21">When all test cases do not show any error, you could not be save, that new test cases or test scenarios show new errors.</text:span></text:p>
          </draw:text-box>
        </draw:frame>
        <draw:frame draw:style-name="gr63" draw:text-style-name="P25" draw:layer="layout" svg:width="11.684cm" svg:height="2.926cm" svg:x="15.73cm" svg:y="8.292cm">
          <draw:text-box>
            <text:p text:style-name="P12"><text:span text:style-name="T20">Testing does not bring in the quality</text:span></text:p>
            <text:p text:style-name="P24"><text:span text:style-name="T21">Testing can identify errors and defects only. The quality of the system is based on the developed code.</text:span></text:p>
          </draw:text-box>
        </draw:frame>
        <draw:frame draw:style-name="gr64" draw:layer="layout" svg:width="17.838cm" svg:height="0.963cm" svg:x="4.829cm" svg:y="12.305cm">
          <draw:text-box>
            <text:p>Links for Software Testing and Quality Assurance for Software</text:p>
          </draw:text-box>
        </draw:frame>
        <draw:frame draw:style-name="gr64" draw:text-style-name="P27" draw:layer="layout" svg:width="16.872cm" svg:height="3.098cm" svg:x="5.209cm" svg:y="13.737cm">
          <draw:text-box>
            <text:p text:style-name="P27"><text:a xlink:href="http://en.wikipedia.org/wiki/International_Software_Testing_Qualifications_Board">International Software Testing Qualification Board</text:a> (<text:a xlink:href="http://www.istqb.org/">ISTQB</text:a>)</text:p>
            <text:p text:style-name="P27"><text:line-break/><text:a xlink:href="http://en.wikipedia.org/wiki/Software_testing">WikiPedia entry for Software Testing</text:a></text:p>
            <text:p text:style-name="P27"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8" presentation:class="page"/>
          <draw:frame presentation:style-name="pr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4" draw:master-page-name="OOoCon2008" presentation:presentation-page-layout-name="AL2T1">
        <office:forms form:automatic-focus="false" form:apply-design-mode="false"/>
        <draw:g>
          <draw:polygon draw:style-name="gr2" draw:text-style-name="P5" draw:layer="layout" svg:width="24.287cm" svg:height="13.427cm" svg:x="1.624cm" svg:y="5.681cm" svg:viewBox="0 0 24288 13428" draw:points="1605,13428 0,0 22683,0 24288,13428">
            <text:p/>
          </draw:polygon>
          <draw:polygon draw:style-name="gr3" draw:text-style-name="P5" draw:layer="layout" svg:width="23.871cm" svg:height="13.496cm" svg:x="1.485cm" svg:y="5.345cm" svg:viewBox="0 0 23872 13497" draw:points="1189,13497 0,0 22683,0 23872,13497">
            <text:p/>
          </draw:polygon>
          <draw:polygon draw:style-name="gr4" draw:text-style-name="P5" draw:layer="layout" svg:width="23.464cm" svg:height="13.476cm" svg:x="1.222cm" svg:y="5.063cm" svg:viewBox="0 0 23465 13477" draw:points="782,13477 0,0 22683,0 23465,13477">
            <text:p/>
          </draw:polygon>
          <draw:rect draw:style-name="gr5" draw:text-style-name="P6" draw:layer="layout" svg:width="22.685cm" svg:height="13.267cm" svg:x="1.102cm" svg:y="5.001cm">
            <text:p/>
          </draw:rect>
          <draw:g>
            <draw:path draw:style-name="gr6" draw:text-style-name="P5" draw:layer="layout" svg:width="0.975cm" svg:height="0.766cm" svg:x="3.407cm" svg:y="5.03cm" svg:viewBox="0 0 976 767" svg:d="m296 2c472 0 197-2 671-2 51 370-122 576-339 767-224-15-404-46-628-61 217-248 351-410 296-704z">
              <text:p/>
            </draw:path>
            <draw:ellipse draw:style-name="gr7" draw:text-style-name="P6" draw:layer="layout" svg:width="1.136cm" svg:height="0.523cm" svg:x="3.191cm" svg:y="5.524cm">
              <text:p/>
            </draw:ellipse>
            <draw:path draw:style-name="gr8" draw:text-style-name="P5" draw:layer="layout" svg:width="1.543cm" svg:height="1.487cm" svg:x="2.661cm" svg:y="4.297cm" svg:viewBox="0 0 1544 1488" svg:d="m861 1428c0-95 333 60-89 60s-772-323-772-734 351-754 772-754 819 327 768 732">
              <text:p/>
            </draw:path>
            <draw:path draw:style-name="gr9" draw:text-style-name="P5" draw:layer="layout" svg:width="1.544cm" svg:height="1.488cm" svg:x="2.912cm" svg:y="4.292cm" svg:viewBox="0 0 1545 1489" svg:d="m866 1430c0-96 330 59-94 59s-772-322-772-734 351-755 772-755 823 327 768 734">
              <text:p/>
            </draw:path>
            <draw:path draw:style-name="gr10" draw:text-style-name="P5" draw:layer="layout" svg:width="1.544cm" svg:height="1.487cm" svg:x="2.736cm" svg:y="4.306cm" svg:viewBox="0 0 1545 1488" svg:d="m866 1428c0-95 330 60-89 60s-777-323-777-734 351-754 777-754 818 326 763 732">
              <text:p/>
            </draw:path>
            <draw:path draw:style-name="gr11" draw:text-style-name="P6" draw:layer="layout" svg:width="0.954cm" svg:height="0.457cm" svg:x="3.795cm" svg:y="4.584cm" svg:viewBox="0 0 955 458" svg:d="m0 0 118 321-41 137h878l-21-33c-332-9-433-74-628-150-94-35-229-191-306-275z">
              <text:p/>
            </draw:path>
            <draw:path draw:style-name="gr12" draw:text-style-name="P6" draw:layer="layout" svg:width="1.636cm" svg:height="1.455cm" svg:x="2.541cm" svg:y="4.2cm" svg:viewBox="0 0 1637 1456" svg:d="m1637 385c-72-280-443-385-676-385-385 6-703 187-845 426-125 217-142 377-84 639 21 77 101 226 317 391-122-200-173-330-173-490 0-179 82-334 173-477 104-154 287-278 482-321 166-36 329-7 445 25 190 57 250 126 361 192z">
              <text:p/>
            </draw:path>
            <draw:path draw:style-name="gr11" draw:text-style-name="P6" draw:layer="layout" svg:width="0.969cm" svg:height="1.194cm" svg:x="2.919cm" svg:y="4.444cm" svg:viewBox="0 0 970 1195" svg:d="m231 292c-98 201-98 385 10 579 36 74 164 160 250 228 56 42 185-53 378-29l101 17c7 46-139 86-188 92-139 13-235 35-380-18-180-66-337-270-366-377-45-194-45-238-16-398 16-64 134-230 262-290 43-23 178-114 337-93-166 23-315 134-388 289z">
              <text:p/>
            </draw:path>
            <draw:path draw:style-name="gr11" draw:text-style-name="P6" draw:layer="layout" svg:width="1.634cm" svg:height="0.428cm" svg:x="2.558cm" svg:y="5.533cm" svg:viewBox="0 0 1635 429" svg:d="m0 0 178 197c72 81 373 191 522 210 207 29 388 31 621-2 106-17 229-64 296-127s-62-183-166-239c-22-11-94-29-127-35 0 115 9 109-39 162-72 87-313 119-450 119-152 0-291 1-534-91-111-38-207-135-301-194z">
              <text:p/>
            </draw:path>
            <draw:path draw:style-name="gr13" draw:text-style-name="P6" draw:layer="layout" svg:width="1.428cm" svg:height="0.406cm" svg:x="2.779cm" svg:y="5.579cm" svg:viewBox="0 0 1429 407" svg:d="m0 185c144 91 161 124 479 189 195 42 409 47 642 0 106-17 207-80 275-142s26-153-72-209c-25-11-46-19-80-23 51 78 80 86 17 214-55 107-445 158-599 140-352-43-506-95-662-169z">
              <text:p/>
            </draw:path>
            <draw:path draw:style-name="gr14" draw:text-style-name="P6" draw:layer="layout" svg:width="0.656cm" svg:height="0.787cm" svg:x="3.99cm" svg:y="4.249cm" svg:viewBox="0 0 657 788" svg:d="m657 781c0-164-29-286-118-429-60-93-161-257-539-352 361 136 356 301 407 428 43 108 60 289-8 360z">
              <text:p/>
            </draw:path>
          </draw:g>
          <draw:g>
            <draw:path draw:style-name="gr15" draw:text-style-name="P5" draw:layer="layout" svg:width="0.975cm" svg:height="0.766cm" svg:x="21.465cm" svg:y="5.03cm" svg:viewBox="0 0 976 767" svg:d="m296 2c472 0 197-2 671-2 51 370-122 576-339 767-221-15-404-46-628-61 217-248 351-410 296-704z">
              <text:p/>
            </draw:path>
            <draw:ellipse draw:style-name="gr7" draw:text-style-name="P6" draw:layer="layout" svg:width="1.136cm" svg:height="0.523cm" svg:x="21.248cm" svg:y="5.524cm">
              <text:p/>
            </draw:ellipse>
            <draw:path draw:style-name="gr16" draw:text-style-name="P5" draw:layer="layout" svg:width="1.543cm" svg:height="1.487cm" svg:x="20.717cm" svg:y="4.297cm" svg:viewBox="0 0 1544 1488" svg:d="m866 1428c0-95 328 60-94 60s-772-323-772-734 351-754 772-754 819 327 768 732">
              <text:p/>
            </draw:path>
            <draw:path draw:style-name="gr17" draw:text-style-name="P5" draw:layer="layout" svg:width="1.543cm" svg:height="1.488cm" svg:x="20.972cm" svg:y="4.292cm" svg:viewBox="0 0 1544 1489" svg:d="m861 1430c0-96 333 59-89 59s-772-322-772-734 349-755 772-755 819 327 768 734">
              <text:p/>
            </draw:path>
            <draw:path draw:style-name="gr18" draw:text-style-name="P5" draw:layer="layout" svg:width="1.548cm" svg:height="1.487cm" svg:x="20.794cm" svg:y="4.306cm" svg:viewBox="0 0 1549 1488" svg:d="m866 1428c0-95 330 60-89 60s-777-323-777-734 356-754 777-754 818 326 768 732">
              <text:p/>
            </draw:path>
            <draw:path draw:style-name="gr11" draw:text-style-name="P6" draw:layer="layout" svg:width="0.954cm" svg:height="0.457cm" svg:x="21.85cm" svg:y="4.584cm" svg:viewBox="0 0 955 458" svg:d="m0 0 123 321-46 137h878l-17-33c-336-9-437-74-632-150-94-35-229-191-306-275z">
              <text:p/>
            </draw:path>
            <draw:path draw:style-name="gr12" draw:text-style-name="P6" draw:layer="layout" svg:width="1.631cm" svg:height="1.455cm" svg:x="20.603cm" svg:y="4.2cm" svg:viewBox="0 0 1632 1456" svg:d="m1632 385c-72-280-440-385-674-385-382 6-705 187-844 426-123 217-140 377-82 639 17 77 99 226 315 391-120-200-176-330-176-490 0-179 82-334 176-477 101-154 284-278 479-321 166-36 332-7 450 25 188 57 245 126 356 192z">
              <text:p/>
            </draw:path>
            <draw:path draw:style-name="gr11" draw:text-style-name="P6" draw:layer="layout" svg:width="0.97cm" svg:height="1.194cm" svg:x="20.981cm" svg:y="4.444cm" svg:viewBox="0 0 971 1195" svg:d="m228 292c-96 201-96 385 9 579 39 74 166 160 251 228 55 42 190-53 377-29l106 17c5 46-144 86-190 92-137 13-238 35-382-18-178-66-332-270-366-377-41-194-41-238-17-398 17-64 140-230 262-290 44-23 183-114 337-93-166 23-310 134-387 289z">
              <text:p/>
            </draw:path>
            <draw:path draw:style-name="gr11" draw:text-style-name="P6" draw:layer="layout" svg:width="1.635cm" svg:height="0.428cm" svg:x="20.616cm" svg:y="5.533cm" svg:viewBox="0 0 1636 429" svg:d="m0 0 178 197c72 81 373 191 522 210 207 29 390 31 621-2 108-17 229-64 296-127s-60-183-166-239c-17-11-89-29-123-35 0 115 5 109-38 162-77 87-318 119-450 119-157 0-296 1-539-91-106-38-207-135-301-194z">
              <text:p/>
            </draw:path>
            <draw:path draw:style-name="gr13" draw:text-style-name="P6" draw:layer="layout" svg:width="1.429cm" svg:height="0.406cm" svg:x="20.837cm" svg:y="5.579cm" svg:viewBox="0 0 1430 407" svg:d="m0 185c144 91 161 124 479 189 195 42 409 47 642 0 106-17 207-80 275-142s31-153-72-209c-20-11-41-19-75-23 46 78 75 86 12 214-55 107-445 158-599 140-352-43-506-95-662-169z">
              <text:p/>
            </draw:path>
            <draw:path draw:style-name="gr14" draw:text-style-name="P6" draw:layer="layout" svg:width="0.654cm" svg:height="0.787cm" svg:x="22.05cm" svg:y="4.249cm" svg:viewBox="0 0 655 788" svg:d="m655 781c0-164-32-286-121-429-58-93-161-257-534-352 361 136 356 301 404 428 46 108 58 289-9 360z">
              <text:p/>
            </draw:path>
          </draw:g>
          <draw:g>
            <draw:path draw:style-name="gr19" draw:text-style-name="P5" draw:layer="layout" svg:width="0.975cm" svg:height="0.766cm" svg:x="18.455cm" svg:y="5.03cm" svg:viewBox="0 0 976 767" svg:d="m296 2c472 0 197-2 671-2 51 370-122 576-339 767-224-15-404-46-628-61 217-248 351-410 296-704z">
              <text:p/>
            </draw:path>
            <draw:ellipse draw:style-name="gr7" draw:text-style-name="P6" draw:layer="layout" svg:width="1.136cm" svg:height="0.523cm" svg:x="18.238cm" svg:y="5.524cm">
              <text:p/>
            </draw:ellipse>
            <draw:path draw:style-name="gr20" draw:text-style-name="P5" draw:layer="layout" svg:width="1.543cm" svg:height="1.487cm" svg:x="17.709cm" svg:y="4.297cm" svg:viewBox="0 0 1544 1488" svg:d="m861 1428c0-95 333 60-89 60s-772-323-772-734 351-754 772-754 819 327 768 732">
              <text:p/>
            </draw:path>
            <draw:path draw:style-name="gr21" draw:text-style-name="P5" draw:layer="layout" svg:width="1.544cm" svg:height="1.488cm" svg:x="17.959cm" svg:y="4.292cm" svg:viewBox="0 0 1545 1489" svg:d="m866 1430c0-96 330 59-94 59s-772-322-772-734 351-755 772-755 823 327 768 734">
              <text:p/>
            </draw:path>
            <draw:path draw:style-name="gr22" draw:text-style-name="P5" draw:layer="layout" svg:width="1.544cm" svg:height="1.487cm" svg:x="17.783cm" svg:y="4.306cm" svg:viewBox="0 0 1545 1488" svg:d="m866 1428c0-95 330 60-89 60s-777-323-777-734 351-754 777-754 818 326 763 732">
              <text:p/>
            </draw:path>
            <draw:path draw:style-name="gr11" draw:text-style-name="P6" draw:layer="layout" svg:width="0.954cm" svg:height="0.457cm" svg:x="18.842cm" svg:y="4.584cm" svg:viewBox="0 0 955 458" svg:d="m0 0 118 321-41 137h878l-21-33c-332-9-433-74-628-150-94-35-229-191-306-275z">
              <text:p/>
            </draw:path>
            <draw:path draw:style-name="gr12" draw:text-style-name="P6" draw:layer="layout" svg:width="1.636cm" svg:height="1.455cm" svg:x="17.588cm" svg:y="4.2cm" svg:viewBox="0 0 1637 1456" svg:d="m1637 385c-72-280-443-385-676-385-385 6-703 187-845 426-125 217-142 377-84 639 21 77 101 226 317 391-122-200-173-330-173-490 0-179 82-334 173-477 104-154 287-278 482-321 166-36 329-7 445 25 190 57 250 126 361 192z">
              <text:p/>
            </draw:path>
            <draw:path draw:style-name="gr11" draw:text-style-name="P6" draw:layer="layout" svg:width="0.969cm" svg:height="1.194cm" svg:x="17.966cm" svg:y="4.444cm" svg:viewBox="0 0 970 1195" svg:d="m231 292c-98 201-98 385 10 579 36 74 164 160 250 228 56 42 185-53 378-29l101 17c7 46-139 86-188 92-139 13-235 35-380-18-180-66-337-270-366-377-45-194-45-238-16-398 16-64 134-230 262-290 43-23 178-114 337-93-166 23-315 134-388 289z">
              <text:p/>
            </draw:path>
            <draw:path draw:style-name="gr11" draw:text-style-name="P6" draw:layer="layout" svg:width="1.634cm" svg:height="0.428cm" svg:x="17.605cm" svg:y="5.533cm" svg:viewBox="0 0 1635 429" svg:d="m0 0 178 197c72 81 373 191 522 210 207 29 388 31 621-2 106-17 229-64 296-127s-62-183-166-239c-22-11-94-29-123-35 0 115 5 109-43 162-72 87-313 119-450 119-152 0-291 1-534-91-111-38-207-135-301-194z">
              <text:p/>
            </draw:path>
            <draw:path draw:style-name="gr13" draw:text-style-name="P6" draw:layer="layout" svg:width="1.428cm" svg:height="0.406cm" svg:x="17.826cm" svg:y="5.579cm" svg:viewBox="0 0 1429 407" svg:d="m0 185c144 91 161 124 479 189 195 42 409 47 642 0 106-17 207-80 275-142s26-153-72-209c-25-11-46-19-80-23 51 78 80 86 17 214-55 107-445 158-599 140-352-43-506-95-662-169z">
              <text:p/>
            </draw:path>
            <draw:path draw:style-name="gr14" draw:text-style-name="P6" draw:layer="layout" svg:width="0.656cm" svg:height="0.787cm" svg:x="19.037cm" svg:y="4.249cm" svg:viewBox="0 0 657 788" svg:d="m657 781c0-164-29-286-118-429-60-93-161-257-539-352 361 136 356 301 407 428 43 108 60 289-8 360z">
              <text:p/>
            </draw:path>
          </draw:g>
          <draw:g>
            <draw:path draw:style-name="gr23" draw:text-style-name="P5" draw:layer="layout" svg:width="0.975cm" svg:height="0.766cm" svg:x="15.447cm" svg:y="5.03cm" svg:viewBox="0 0 976 767" svg:d="m296 2c472 0 197-2 671-2 51 370-122 576-334 767-226-15-409-46-633-61 217-248 351-410 296-704z">
              <text:p/>
            </draw:path>
            <draw:ellipse draw:style-name="gr7" draw:text-style-name="P6" draw:layer="layout" svg:width="1.138cm" svg:height="0.523cm" svg:x="15.23cm" svg:y="5.524cm">
              <text:p/>
            </draw:ellipse>
            <draw:path draw:style-name="gr24" draw:text-style-name="P5" draw:layer="layout" svg:width="1.544cm" svg:height="1.487cm" svg:x="14.698cm" svg:y="4.297cm" svg:viewBox="0 0 1545 1488" svg:d="m866 1428c0-95 328 60-94 60s-772-323-772-734 351-754 772-754 823 327 768 732">
              <text:p/>
            </draw:path>
            <draw:path draw:style-name="gr25" draw:text-style-name="P5" draw:layer="layout" svg:width="1.543cm" svg:height="1.488cm" svg:x="14.953cm" svg:y="4.292cm" svg:viewBox="0 0 1544 1489" svg:d="m861 1430c0-96 333 59-89 59s-772-322-772-734 351-755 772-755 819 327 768 734">
              <text:p/>
            </draw:path>
            <draw:path draw:style-name="gr26" draw:text-style-name="P5" draw:layer="layout" svg:width="1.548cm" svg:height="1.487cm" svg:x="14.775cm" svg:y="4.306cm" svg:viewBox="0 0 1549 1488" svg:d="m871 1428c0-95 325 60-94 60s-777-323-777-734 356-754 777-754 818 326 768 732">
              <text:p/>
            </draw:path>
            <draw:path draw:style-name="gr11" draw:text-style-name="P6" draw:layer="layout" svg:width="0.954cm" svg:height="0.457cm" svg:x="15.832cm" svg:y="4.584cm" svg:viewBox="0 0 955 458" svg:d="m0 0 123 321-46 137h878l-17-33c-332-9-437-74-632-150-94-35-229-191-306-275z">
              <text:p/>
            </draw:path>
            <draw:path draw:style-name="gr12" draw:text-style-name="P6" draw:layer="layout" svg:width="1.631cm" svg:height="1.455cm" svg:x="14.583cm" svg:y="4.2cm" svg:viewBox="0 0 1632 1456" svg:d="m1632 385c-72-280-440-385-674-385-382 6-705 187-844 426-123 217-140 377-82 639 17 77 101 226 317 391-122-200-178-330-178-490 0-179 82-334 178-477 99-154 282-278 477-321 166-36 334-7 450 25 190 57 245 126 356 192z">
              <text:p/>
            </draw:path>
            <draw:path draw:style-name="gr11" draw:text-style-name="P6" draw:layer="layout" svg:width="0.97cm" svg:height="1.194cm" svg:x="14.96cm" svg:y="4.444cm" svg:viewBox="0 0 971 1195" svg:d="m228 292c-96 201-96 385 9 579 41 74 169 160 251 228 55 42 190-53 377-29l106 17c8 46-144 86-187 92-140 13-241 35-385-18-178-66-332-270-366-377-41-194-41-238-17-398 17-64 140-230 262-290 44-23 183-114 337-93-166 23-310 134-387 289z">
              <text:p/>
            </draw:path>
            <draw:path draw:style-name="gr11" draw:text-style-name="P6" draw:layer="layout" svg:width="1.635cm" svg:height="0.428cm" svg:x="14.597cm" svg:y="5.533cm" svg:viewBox="0 0 1636 429" svg:d="m0 0 178 197c72 81 373 191 522 210 207 29 390 31 621-2 108-17 229-64 296-127s-60-183-166-239c-17-11-89-29-123-35 0 115 5 109-38 162-77 87-318 119-450 119-157 0-296 1-539-91-106-38-207-135-301-194z">
              <text:p/>
            </draw:path>
            <draw:path draw:style-name="gr13" draw:text-style-name="P6" draw:layer="layout" svg:width="1.429cm" svg:height="0.406cm" svg:x="14.818cm" svg:y="5.579cm" svg:viewBox="0 0 1430 407" svg:d="m0 185c144 91 166 124 479 189 195 42 409 47 642 0 106-17 207-80 275-142s31-153-72-209c-20-11-41-19-75-23 46 78 75 86 12 214-55 107-445 158-599 140-352-43-506-95-662-169z">
              <text:p/>
            </draw:path>
            <draw:path draw:style-name="gr14" draw:text-style-name="P6" draw:layer="layout" svg:width="0.656cm" svg:height="0.787cm" svg:x="16.031cm" svg:y="4.249cm" svg:viewBox="0 0 657 788" svg:d="m657 781c-2-164-34-286-123-429-55-93-161-257-534-352 361 136 356 301 407 428 43 108 55 289-12 360z">
              <text:p/>
            </draw:path>
          </draw:g>
          <draw:g>
            <draw:path draw:style-name="gr27" draw:text-style-name="P5" draw:layer="layout" svg:width="0.975cm" svg:height="0.766cm" svg:x="12.436cm" svg:y="5.03cm" svg:viewBox="0 0 976 767" svg:d="m296 2c472 0 197-2 671-2 51 370-122 576-339 767-221-15-404-46-628-61 217-248 351-410 296-704z">
              <text:p/>
            </draw:path>
            <draw:ellipse draw:style-name="gr7" draw:text-style-name="P6" draw:layer="layout" svg:width="1.135cm" svg:height="0.523cm" svg:x="12.22cm" svg:y="5.524cm">
              <text:p/>
            </draw:ellipse>
            <draw:path draw:style-name="gr28" draw:text-style-name="P5" draw:layer="layout" svg:width="1.543cm" svg:height="1.487cm" svg:x="11.69cm" svg:y="4.297cm" svg:viewBox="0 0 1544 1488" svg:d="m866 1428c0-95 328 60-94 60s-772-323-772-734 351-754 772-754 819 327 768 732">
              <text:p/>
            </draw:path>
            <draw:path draw:style-name="gr29" draw:text-style-name="P5" draw:layer="layout" svg:width="1.542cm" svg:height="1.488cm" svg:x="11.943cm" svg:y="4.292cm" svg:viewBox="0 0 1543 1489" svg:d="m861 1430c0-96 333 59-89 59s-772-322-772-734 349-755 772-755 819 327 766 734">
              <text:p/>
            </draw:path>
            <draw:path draw:style-name="gr30" draw:text-style-name="P5" draw:layer="layout" svg:width="1.548cm" svg:height="1.487cm" svg:x="11.765cm" svg:y="4.306cm" svg:viewBox="0 0 1549 1488" svg:d="m866 1428c0-95 330 60-89 60s-777-323-777-734 356-754 777-754 818 326 768 732">
              <text:p/>
            </draw:path>
            <draw:path draw:style-name="gr11" draw:text-style-name="P6" draw:layer="layout" svg:width="0.954cm" svg:height="0.457cm" svg:x="12.821cm" svg:y="4.584cm" svg:viewBox="0 0 955 458" svg:d="m0 0 118 321-41 137h878l-17-33c-336-9-437-74-632-150-94-35-229-191-306-275z">
              <text:p/>
            </draw:path>
            <draw:path draw:style-name="gr12" draw:text-style-name="P6" draw:layer="layout" svg:width="1.636cm" svg:height="1.455cm" svg:x="11.57cm" svg:y="4.2cm" svg:viewBox="0 0 1637 1456" svg:d="m1637 385c-72-280-443-385-676-385-381 6-703 187-845 426-125 217-142 377-84 639 21 77 101 226 317 391-122-200-173-330-173-490 0-179 82-334 173-477 104-154 287-278 482-321 166-36 329-7 450 25 185 57 245 126 356 192z">
              <text:p/>
            </draw:path>
            <draw:path draw:style-name="gr11" draw:text-style-name="P6" draw:layer="layout" svg:width="0.974cm" svg:height="1.194cm" svg:x="11.948cm" svg:y="4.444cm" svg:viewBox="0 0 975 1195" svg:d="m231 292c-98 201-98 385 10 579 36 74 164 160 250 228 56 42 185-53 378-29l106 17c2 46-144 86-193 92-139 13-235 35-380-18-180-66-337-270-366-377-45-194-45-238-16-398 16-64 134-230 262-290 43-23 178-114 337-93-166 23-311 134-388 289z">
              <text:p/>
            </draw:path>
            <draw:path draw:style-name="gr11" draw:text-style-name="P6" draw:layer="layout" svg:width="1.634cm" svg:height="0.428cm" svg:x="11.587cm" svg:y="5.533cm" svg:viewBox="0 0 1635 429" svg:d="m0 0 178 197c72 81 373 191 522 210 207 29 388 31 621-2 106-17 229-64 296-127s-62-183-166-239c-17-11-89-29-123-35 0 115 5 109-38 162-77 87-318 119-450 119-157 0-296 1-539-91-106-38-207-135-301-194z">
              <text:p/>
            </draw:path>
            <draw:path draw:style-name="gr13" draw:text-style-name="P6" draw:layer="layout" svg:width="1.428cm" svg:height="0.406cm" svg:x="11.808cm" svg:y="5.579cm" svg:viewBox="0 0 1429 407" svg:d="m0 185c144 91 161 124 479 189 195 42 409 47 642 0 106-17 207-80 275-142s26-153-72-209c-20-11-46-19-80-23 51 78 80 86 17 214-55 107-445 158-599 140-352-43-506-95-662-169z">
              <text:p/>
            </draw:path>
            <draw:path draw:style-name="gr14" draw:text-style-name="P6" draw:layer="layout" svg:width="0.654cm" svg:height="0.787cm" svg:x="13.021cm" svg:y="4.249cm" svg:viewBox="0 0 655 788" svg:d="m655 781c0-164-32-286-121-429-58-93-161-257-534-352 361 136 351 301 404 428 46 108 58 289-9 360z">
              <text:p/>
            </draw:path>
          </draw:g>
          <draw:g>
            <draw:path draw:style-name="gr31" draw:text-style-name="P5" draw:layer="layout" svg:width="0.972cm" svg:height="0.766cm" svg:x="9.426cm" svg:y="5.03cm" svg:viewBox="0 0 973 767" svg:d="m296 2c472 0 197-2 667-2 55 370-118 576-335 767-224-15-404-46-628-61 217-248 351-410 296-704z">
              <text:p/>
            </draw:path>
            <draw:ellipse draw:style-name="gr7" draw:text-style-name="P6" draw:layer="layout" svg:width="1.136cm" svg:height="0.523cm" svg:x="9.209cm" svg:y="5.524cm">
              <text:p/>
            </draw:ellipse>
            <draw:path draw:style-name="gr32" draw:text-style-name="P5" draw:layer="layout" svg:width="1.543cm" svg:height="1.487cm" svg:x="8.68cm" svg:y="4.297cm" svg:viewBox="0 0 1544 1488" svg:d="m861 1428c0-95 333 60-89 60s-772-323-772-734 351-754 772-754 819 327 768 732">
              <text:p/>
            </draw:path>
            <draw:path draw:style-name="gr33" draw:text-style-name="P5" draw:layer="layout" svg:width="1.544cm" svg:height="1.488cm" svg:x="8.93cm" svg:y="4.292cm" svg:viewBox="0 0 1545 1489" svg:d="m866 1430c0-96 330 59-94 59s-772-322-772-734 351-755 772-755 823 327 768 734">
              <text:p/>
            </draw:path>
            <draw:path draw:style-name="gr34" draw:text-style-name="P5" draw:layer="layout" svg:width="1.544cm" svg:height="1.487cm" svg:x="8.757cm" svg:y="4.306cm" svg:viewBox="0 0 1545 1488" svg:d="m866 1428c0-95 330 60-89 60s-777-323-777-734 351-754 777-754 818 326 763 732">
              <text:p/>
            </draw:path>
            <draw:path draw:style-name="gr11" draw:text-style-name="P6" draw:layer="layout" svg:width="0.954cm" svg:height="0.457cm" svg:x="9.813cm" svg:y="4.584cm" svg:viewBox="0 0 955 458" svg:d="m0 0 118 321-46 137h883l-21-33c-332-9-433-74-628-150-94-35-229-191-306-275z">
              <text:p/>
            </draw:path>
            <draw:path draw:style-name="gr12" draw:text-style-name="P6" draw:layer="layout" svg:width="1.636cm" svg:height="1.455cm" svg:x="8.562cm" svg:y="4.2cm" svg:viewBox="0 0 1637 1456" svg:d="m1637 385c-72-280-443-385-676-385-385 6-703 187-845 426-125 217-142 377-84 639 21 77 101 226 317 391-122-200-173-330-173-490 0-179 77-334 173-477 104-154 287-278 482-321 166-36 329-7 445 25 190 57 250 126 361 192z">
              <text:p/>
            </draw:path>
            <draw:path draw:style-name="gr11" draw:text-style-name="P6" draw:layer="layout" svg:width="0.969cm" svg:height="1.194cm" svg:x="8.94cm" svg:y="4.444cm" svg:viewBox="0 0 970 1195" svg:d="m231 292c-101 201-101 385 5 579 41 74 169 160 255 228 51 42 185-53 373-29l106 17c7 46-139 86-188 92-139 13-240 35-380-18-180-66-337-270-366-377-45-194-45-238-16-398 16-64 134-230 262-290 43-23 178-114 332-93-161 23-310 134-383 289z">
              <text:p/>
            </draw:path>
            <draw:path draw:style-name="gr11" draw:text-style-name="P6" draw:layer="layout" svg:width="1.639cm" svg:height="0.428cm" svg:x="8.574cm" svg:y="5.533cm" svg:viewBox="0 0 1640 429" svg:d="m0 0 183 197c72 81 373 191 522 210 207 29 385 31 619-2 105-17 231-64 298-127s-65-183-166-239c-22-11-94-29-128-35 0 115 10 109-38 162-72 87-318 119-450 119-157 0-291 1-534-91-111-38-207-135-306-194z">
              <text:p/>
            </draw:path>
            <draw:path draw:style-name="gr13" draw:text-style-name="P6" draw:layer="layout" svg:width="1.428cm" svg:height="0.406cm" svg:x="8.798cm" svg:y="5.579cm" svg:viewBox="0 0 1429 407" svg:d="m0 185c144 91 161 124 479 189 195 42 409 47 642 0 106-17 207-80 275-142s26-153-75-209c-22-11-43-19-77-23 51 78 77 86 17 214-55 107-445 158-599 140-352-43-506-95-662-169z">
              <text:p/>
            </draw:path>
            <draw:path draw:style-name="gr14" draw:text-style-name="P6" draw:layer="layout" svg:width="0.656cm" svg:height="0.787cm" svg:x="10.008cm" svg:y="4.249cm" svg:viewBox="0 0 657 788" svg:d="m657 781c0-164-29-286-118-429-60-93-161-257-539-352 361 136 356 301 407 428 43 108 60 289-8 360z">
              <text:p/>
            </draw:path>
          </draw:g>
          <draw:g>
            <draw:path draw:style-name="gr35" draw:text-style-name="P5" draw:layer="layout" svg:width="0.975cm" svg:height="0.766cm" svg:x="6.418cm" svg:y="5.03cm" svg:viewBox="0 0 976 767" svg:d="m296 2c472 0 197-2 671-2 51 370-122 576-339 767-221-15-404-46-628-61 217-248 351-410 296-704z">
              <text:p/>
            </draw:path>
            <draw:ellipse draw:style-name="gr7" draw:text-style-name="P6" draw:layer="layout" svg:width="1.136cm" svg:height="0.523cm" svg:x="6.201cm" svg:y="5.524cm">
              <text:p/>
            </draw:ellipse>
            <draw:path draw:style-name="gr36" draw:text-style-name="P5" draw:layer="layout" svg:width="1.543cm" svg:height="1.487cm" svg:x="5.669cm" svg:y="4.297cm" svg:viewBox="0 0 1544 1488" svg:d="m866 1428c0-95 328 60-94 60s-772-323-772-734 351-754 772-754 819 327 768 732">
              <text:p/>
            </draw:path>
            <draw:path draw:style-name="gr37" draw:text-style-name="P5" draw:layer="layout" svg:width="1.543cm" svg:height="1.488cm" svg:x="5.924cm" svg:y="4.292cm" svg:viewBox="0 0 1544 1489" svg:d="m861 1430c0-96 333 59-89 59s-772-322-772-734 349-755 772-755 819 327 768 734">
              <text:p/>
            </draw:path>
            <draw:path draw:style-name="gr38" draw:text-style-name="P5" draw:layer="layout" svg:width="1.548cm" svg:height="1.487cm" svg:x="5.746cm" svg:y="4.306cm" svg:viewBox="0 0 1549 1488" svg:d="m866 1428c0-95 330 60-89 60s-777-323-777-734 356-754 777-754 818 326 768 732">
              <text:p/>
            </draw:path>
            <draw:path draw:style-name="gr11" draw:text-style-name="P6" draw:layer="layout" svg:width="0.954cm" svg:height="0.457cm" svg:x="6.803cm" svg:y="4.584cm" svg:viewBox="0 0 955 458" svg:d="m0 0 123 321-46 137h878l-17-33c-336-9-437-74-632-150-94-35-229-191-306-275z">
              <text:p/>
            </draw:path>
            <draw:path draw:style-name="gr12" draw:text-style-name="P6" draw:layer="layout" svg:width="1.631cm" svg:height="1.455cm" svg:x="5.556cm" svg:y="4.2cm" svg:viewBox="0 0 1632 1456" svg:d="m1632 385c-72-280-440-385-674-385-382 6-705 187-844 426-123 217-140 377-82 639 17 77 99 226 315 391-120-200-176-330-176-490 0-179 82-334 176-477 101-154 284-278 479-321 166-36 332-7 450 25 188 57 245 126 356 192z">
              <text:p/>
            </draw:path>
            <draw:path draw:style-name="gr11" draw:text-style-name="P6" draw:layer="layout" svg:width="0.97cm" svg:height="1.194cm" svg:x="5.934cm" svg:y="4.444cm" svg:viewBox="0 0 971 1195" svg:d="m228 292c-96 201-96 385 9 579 39 74 166 160 251 228 55 42 190-53 377-29l106 17c5 46-144 86-190 92-137 13-238 35-382-18-178-66-332-270-366-377-41-194-41-238-17-398 17-64 140-230 262-290 44-23 183-114 337-93-166 23-310 134-387 289z">
              <text:p/>
            </draw:path>
            <draw:path draw:style-name="gr11" draw:text-style-name="P6" draw:layer="layout" svg:width="1.635cm" svg:height="0.428cm" svg:x="5.568cm" svg:y="5.533cm" svg:viewBox="0 0 1636 429" svg:d="m0 0 178 197c72 81 373 191 522 210 207 29 390 31 621-2 108-17 229-64 296-127s-60-183-166-239c-17-11-89-29-123-35 0 115 5 109-38 162-77 87-318 119-450 119-157 0-296 1-539-91-106-38-207-135-301-194z">
              <text:p/>
            </draw:path>
            <draw:path draw:style-name="gr13" draw:text-style-name="P6" draw:layer="layout" svg:width="1.429cm" svg:height="0.406cm" svg:x="5.79cm" svg:y="5.579cm" svg:viewBox="0 0 1430 407" svg:d="m0 185c144 91 161 124 479 189 195 42 409 47 642 0 106-17 207-80 275-142s31-153-72-209c-20-11-41-19-75-23 46 78 75 86 12 214-55 107-445 158-599 140-352-43-506-95-662-169z">
              <text:p/>
            </draw:path>
            <draw:path draw:style-name="gr14" draw:text-style-name="P6" draw:layer="layout" svg:width="0.654cm" svg:height="0.787cm" svg:x="7.002cm" svg:y="4.249cm" svg:viewBox="0 0 655 788" svg:d="m655 781c0-164-32-286-121-429-58-93-161-257-534-352 361 136 356 301 404 428 46 108 58 289-9 360z">
              <text:p/>
            </draw:path>
          </draw:g>
        </draw:g>
        <draw:frame presentation:style-name="pr6" draw:layer="layout" svg:width="19.893cm" svg:height="3.256cm" svg:x="1.4cm" svg:y="0.962cm" presentation:class="title" presentation:user-transformed="true">
          <draw:text-box>
            <text:p>QA processes</text:p>
          </draw:text-box>
        </draw:frame>
        <draw:frame presentation:style-name="pr7" draw:layer="layout" svg:width="25.199cm" svg:height="13.609cm" svg:x="1.504cm" svg:y="4.914cm" presentation:class="outline" presentation:user-transformed="true">
          <draw:text-box>
            <text:list text:style-name="L2">
              <text:list-header>
                <text:p/>
                <text:p text:style-name="P28"><text:span text:style-name="T22">working on Child Work Spaces</text:span></text:p>
                <text:p text:style-name="P28"><text:span text:style-name="T22"/></text:p>
                <text:p text:style-name="P28"><text:span text:style-name="T22">Sun internal processes only</text:span></text:p>
                <text:p text:style-name="P28"><text:span text:style-name="T22"/></text:p>
                <text:p text:style-name="P28"><text:span text:style-name="T22">automated testing on CWS</text:span></text:p>
                <text:p text:style-name="P28"><text:span text:style-name="T22"/></text:p>
                <text:p text:style-name="P28"><text:span text:style-name="T22">automated testing on Master</text:span></text:p>
                <text:p text:style-name="P28"><text:span text:style-name="T22"/></text:p>
                <text:p text:style-name="P28"><text:span text:style-name="T22">manual QA / Testing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9" presentation:class="page"/>
          <draw:frame presentation:style-name="pr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4" draw:master-page-name="OOoCon2008" presentation:presentation-page-layout-name="AL2T1">
        <office:forms form:automatic-focus="false" form:apply-design-mode="false"/>
        <draw:frame presentation:style-name="pr6" draw:layer="layout" svg:width="19.893cm" svg:height="3.256cm" svg:x="1.4cm" svg:y="0.962cm" presentation:class="title" presentation:user-transformed="true">
          <draw:text-box>
            <text:p>QA processes</text:p>
          </draw:text-box>
        </draw:frame>
        <draw:frame presentation:style-name="pr7" draw:layer="layout" svg:width="25.199cm" svg:height="15.371cm" svg:x="1.504cm" svg:y="3.914cm" presentation:class="outline" presentation:user-transformed="true">
          <draw:text-box>
            <text:list text:style-name="L2">
              <text:list-item>
                <text:p>Testing on Child Work Spaces (CWS)</text:p>
                <text:list>
                  <text:list-item>
                    <text:p><text:span text:style-name="T7">bring in quality approved code on master code line </text:span></text:p>
                  </text:list-item>
                  <text:list-item>
                    <text:p>code changes in separate areas</text:p>
                  </text:list-item>
                  <text:list-item>
                    <text:p>concentrate on defined test cases (separate areas)</text:p>
                  </text:list-item>
                  <text:list-item>
                    <text:p>QA approval can be given easier and quicker</text:p>
                  </text:list-item>
                  <text:list-item>
                    <text:p>Information/Links :</text:p>
                    <text:list>
                      <text:list-item>
                        <text:p><text:a xlink:href="http://wiki.services.openoffice.org/wiki/ChildWorkSpace">What is a Child Work Space</text:a><text:line-break/><text:span text:style-name="T23"><text:a xlink:href="http://wiki.services.openoffice.org/wiki/ChildWorkSpace">http://wiki.services.openoffice.org/wiki/ChildWorkSpace</text:a></text:span></text:p>
                      </text:list-item>
                      <text:list-item>
                        <text:p><text:a xlink:href="http://wiki.services.openoffice.org/wiki/CWS_Policies">CWS policies</text:a><text:line-break/><text:span text:style-name="T23"><text:a xlink:href="http://wiki.services.openoffice.org/wiki/CWS_Policies">http://wiki.services.openoffice.org/wiki/CWS_Policies</text:a></text:span><text:span text:style-name="T23"> </text:span></text:p>
                      </text:list-item>
                      <text:list-item>
                        <text:p><text:a xlink:href="http://wiki.services.openoffice.org/wiki/Approve_a_CWS">work flow for approval of a CWS</text:a><text:span text:style-name="T23"><text:a xlink:href="http://wiki.services.openoffice.org/wiki/Approve_a_CWS">http://wiki.services.openoffice.org/wiki/Approve_a_CWS</text:a></text:span><text:span text:style-name="T23"> </text:span></text:p>
                      </text:list-item>
                    </text:list>
                  </text:list-item>
                </text:list>
                <text:p text:style-name="P26"><text:span text:style-name="T24">(instead of integrating and testing all code on master only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0" presentation:class="page"/>
          <draw:frame presentation:style-name="pr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4" draw:master-page-name="OOoCon2008" presentation:presentation-page-layout-name="AL2T1">
        <office:forms form:automatic-focus="false" form:apply-design-mode="false"/>
        <draw:frame presentation:style-name="pr6" draw:layer="layout" svg:width="19.893cm" svg:height="3.312cm" svg:x="1.4cm" svg:y="0.934cm" presentation:class="title" presentation:user-transformed="true">
          <draw:text-box>
            <text:p>QA processes<text:line-break/><text:span text:style-name="T25">(Sun internal processes only)</text:span></text:p>
          </draw:text-box>
        </draw:frame>
        <draw:frame presentation:style-name="pr7" draw:layer="layout" svg:width="25.199cm" svg:height="13.609cm" svg:x="1.504cm" svg:y="4.914cm" presentation:class="outline" presentation:user-transformed="true">
          <draw:text-box>
            <text:list text:style-name="L2">
              <text:list-item>
                <text:p><text:span text:style-name="T7">API and complex tests for each CWS (Sun internal)</text:span></text:p>
              </text:list-item>
              <text:list-item>
                <text:p><text:span text:style-name="T7">Performance tests (load/save) for each CWS (Sun internal)</text:span></text:p>
              </text:list-item>
              <text:list-item>
                <text:p><text:span text:style-name="T7">performance tests on start-up (with system reboot) for Linux on each master build (Sun internal)</text:span></text:p>
              </text:list-item>
              <text:list-item>
                <text:p><text:span text:style-name="T7">ConvWatch for CWS with changes/fixes in filter (Sun internal)</text:span></text:p>
              </text:list-item>
              <text:list-item>
                <text:p><text:span text:style-name="T7">check crash reporter data base on regular base</text:span></text:p>
              </text:list-item>
              <text:list-item>
                <text:p><text:span text:style-name="T7"><text:a xlink:href="http://www.valgrind.org/">Valgrind</text:a></text:span><text:span text:style-name="T7">* tests on regular base (Sun internal)</text:span></text:p>
              </text:list-item>
            </text:list>
          </draw:text-box>
        </draw:frame>
        <draw:frame draw:style-name="gr65" draw:layer="layout" svg:width="8.378cm" svg:height="0.963cm" svg:x="8.907cm" svg:y="19.562cm">
          <draw:text-box>
            <text:p>* <text:a xlink:href="http://www.valgrind.org/">http://www.valgrind.org/</text:a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1" presentation:class="page"/>
          <draw:frame presentation:style-name="pr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4" draw:master-page-name="OOoCon2008" presentation:presentation-page-layout-name="AL2T1">
        <office:forms form:automatic-focus="false" form:apply-design-mode="false"/>
        <draw:frame presentation:style-name="pr6" draw:layer="layout" svg:width="19.893cm" svg:height="3.473cm" svg:x="1.4cm" svg:y="0.854cm" presentation:class="title" presentation:user-transformed="true">
          <draw:text-box>
            <text:p>QA processes<text:line-break/>- <text:span text:style-name="T25">in QA community</text:span></text:p>
          </draw:text-box>
        </draw:frame>
        <draw:frame presentation:style-name="pr7" draw:layer="layout" svg:width="25.199cm" svg:height="14.337cm" svg:x="0.804cm" svg:y="4.914cm" presentation:class="outline" presentation:user-transformed="true">
          <draw:text-box>
            <text:list text:style-name="L2">
              <text:list-item>
                <text:p>Automated testing with TestTool on each CWS</text:p>
                <text:list>
                  <text:list-item>
                    <text:p>“required tests” (set of 26 tests) are required for QA approval for all CWS</text:p>
                  </text:list-item>
                  <text:list-item>
                    <text:p>additional tests can/should be selected by the QA responsible for the CWS</text:p>
                  </text:list-item>
                  <text:list-item>
                    <text:p>QA approval for CWS only, when all tests show same result as in corresponding Master build</text:p>
                  </text:list-item>
                  <text:list-item>
                    <text:p>the automated test scripts should show easily and quickly general broken areas and regressions in special areas</text:p>
                  </text:list-item>
                  <text:list-item>
                    <text:p>an automated process has to need less than 1 night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2" presentation:class="page"/>
          <draw:frame presentation:style-name="pr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4" draw:master-page-name="OOoCon2008" presentation:presentation-page-layout-name="AL2T1">
        <office:forms form:automatic-focus="false" form:apply-design-mode="false"/>
        <draw:frame presentation:style-name="pr6" draw:layer="layout" svg:width="19.893cm" svg:height="3.473cm" svg:x="1.4cm" svg:y="0.854cm" presentation:class="title" presentation:user-transformed="true">
          <draw:text-box>
            <text:p>QA processes<text:line-break/>- <text:span text:style-name="T25">in QA community</text:span></text:p>
          </draw:text-box>
        </draw:frame>
        <draw:frame presentation:style-name="pr7" draw:layer="layout" svg:width="25.199cm" svg:height="13.609cm" svg:x="1.504cm" svg:y="4.914cm" presentation:class="outline" presentation:user-transformed="true">
          <draw:text-box>
            <text:list text:style-name="L2">
              <text:list-item>
                <text:p>Automated testing with TestTool on Master</text:p>
                <text:list>
                  <text:list-item>
                    <text:p>for each master the full set of test scripts should run<text:line-break/>(currently only each 3<text:span text:style-name="T26">rd</text:span> builds all tests run)</text:p>
                  </text:list-item>
                  <text:list-item>
                    <text:p>create a basis for comparison the results of CWS testing</text:p>
                  </text:list-item>
                  <text:list-item>
                    <text:p>find regressions in Master easily and quickly which aren't in a CWS</text:p>
                  </text:list-item>
                  <text:list-item>
                    <text:p>run automated tests on all platforms regularly</text:p>
                  </text:list-item>
                  <text:list-item>
                    <text:p>the automated process has to need less than one build cycle (~5 days in general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3" presentation:class="page"/>
          <draw:frame presentation:style-name="pr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4" draw:master-page-name="OOoCon2008" presentation:presentation-page-layout-name="AL2T1">
        <office:forms form:automatic-focus="false" form:apply-design-mode="false"/>
        <draw:frame presentation:style-name="pr6" draw:layer="layout" svg:width="19.893cm" svg:height="3.256cm" svg:x="1.4cm" svg:y="0.962cm" presentation:class="title" presentation:user-transformed="true">
          <draw:text-box>
            <text:p>QA Processes</text:p>
          </draw:text-box>
        </draw:frame>
        <draw:rect draw:style-name="gr66" draw:text-style-name="P29" draw:id="id11" draw:layer="layout" svg:width="6.5cm" svg:height="2cm" svg:x="11cm" svg:y="6cm">
          <text:p text:style-name="P29">Child Work Space</text:p>
        </draw:rect>
        <draw:ellipse draw:style-name="gr66" draw:text-style-name="P29" draw:id="id10" draw:layer="layout" svg:width="5.5cm" svg:height="2cm" svg:x="1.5cm" svg:y="9cm">
          <text:p text:style-name="P29">Manual Testing</text:p>
        </draw:ellipse>
        <draw:ellipse draw:style-name="gr66" draw:text-style-name="P29" draw:id="id14" draw:layer="layout" svg:width="5.5cm" svg:height="2cm" svg:x="1.5cm" svg:y="6.5cm">
          <text:p text:style-name="P29">Required API tests</text:p>
        </draw:ellipse>
        <draw:ellipse draw:style-name="gr66" draw:text-style-name="P29" draw:id="id15" draw:layer="layout" svg:width="5.5cm" svg:height="2cm" svg:x="20.3cm" svg:y="5.9cm">
          <text:p text:style-name="P29">BuildBots</text:p>
        </draw:ellipse>
        <draw:ellipse draw:style-name="gr66" draw:text-style-name="P29" draw:id="id13" draw:layer="layout" svg:width="5.5cm" svg:height="2.5cm" svg:x="4.5cm" svg:y="3.8cm">
          <text:p text:style-name="P29">Performance Tests<text:line-break/>Load/Save</text:p>
        </draw:ellipse>
        <draw:ellipse draw:style-name="gr66" draw:text-style-name="P29" draw:id="id12" draw:layer="layout" svg:width="5.5cm" svg:height="2cm" svg:x="5cm" svg:y="11cm">
          <text:p text:style-name="P29">26 <text:span text:style-name="T27">required</text:span><text:line-break/>automated tests</text:p>
        </draw:ellipse>
        <draw:ellipse draw:style-name="gr66" draw:text-style-name="P29" draw:id="id16" draw:layer="layout" svg:width="5.5cm" svg:height="2cm" svg:x="20.3cm" svg:y="9.4cm">
          <text:p text:style-name="P29">Manual Testing</text:p>
        </draw:ellipse>
        <draw:connector draw:style-name="gr67" draw:text-style-name="P27" draw:id="id28" draw:layer="layout" draw:type="curve" svg:x1="7cm" svg:y1="10cm" svg:x2="11cm" svg:y2="7cm" draw:start-shape="id10" draw:start-glue-point="1" draw:end-shape="id11" svg:d="m7000 10000c3000 0 1000-3000 4000-3000">
          <text:p/>
        </draw:connector>
        <draw:connector draw:style-name="gr67" draw:text-style-name="P27" draw:id="id29" draw:layer="layout" draw:type="curve" svg:x1="7.75cm" svg:y1="11cm" svg:x2="11cm" svg:y2="7cm" draw:start-shape="id12" draw:end-shape="id11" draw:end-glue-point="3" svg:d="m7750 11000c0-2667 1083-4000 3250-4000">
          <text:p/>
        </draw:connector>
        <draw:connector draw:style-name="gr67" draw:text-style-name="P27" draw:id="id30" draw:layer="layout" draw:type="curve" svg:x1="7.25cm" svg:y1="6.3cm" svg:x2="11cm" svg:y2="7cm" draw:start-shape="id13" draw:start-glue-point="2" draw:end-shape="id11" draw:end-glue-point="3" svg:d="m7250 6300c0 467 1250 700 3750 700">
          <text:p/>
        </draw:connector>
        <draw:connector draw:style-name="gr67" draw:text-style-name="P27" draw:id="id31" draw:layer="layout" draw:type="curve" svg:x1="7cm" svg:y1="7.5cm" svg:x2="11cm" svg:y2="7cm" draw:start-shape="id14" draw:start-glue-point="1" draw:end-shape="id11" svg:d="m7000 7500c3000 0 1000-500 4000-500">
          <text:p/>
        </draw:connector>
        <draw:connector draw:style-name="gr67" draw:text-style-name="P27" draw:id="id32" draw:layer="layout" draw:type="curve" svg:x1="20.3cm" svg:y1="6.9cm" svg:x2="17.5cm" svg:y2="7cm" draw:start-shape="id15" draw:end-shape="id11" draw:end-glue-point="1" svg:d="m20300 6900c-2100 0-700 100-2800 100">
          <text:p/>
        </draw:connector>
        <draw:connector draw:style-name="gr67" draw:text-style-name="P27" draw:id="id33" draw:layer="layout" draw:type="curve" svg:x1="20.3cm" svg:y1="10.4cm" svg:x2="17.5cm" svg:y2="7cm" draw:start-shape="id16" draw:start-glue-point="3" draw:end-shape="id11" svg:d="m20300 10400c-2100 0-700-3400-2800-3400">
          <text:p/>
        </draw:connector>
        <draw:frame draw:style-name="gr64" draw:text-style-name="P30" draw:id="id34" draw:layer="layout" svg:width="3.698cm" svg:height="0.963cm" svg:x="21.172cm" svg:y="8.3cm">
          <draw:text-box>
            <text:p text:style-name="P30">Community</text:p>
          </draw:text-box>
        </draw:frame>
        <draw:frame draw:style-name="gr64" draw:text-style-name="P30" draw:id="id35" draw:layer="layout" svg:width="1.628cm" svg:height="0.963cm" svg:x="6.5cm" svg:y="8.137cm">
          <draw:text-box>
            <text:p text:style-name="P30">Sun</text:p>
          </draw:text-box>
        </draw:frame>
        <draw:rect draw:style-name="gr66" draw:text-style-name="P29" draw:id="id18" draw:layer="layout" svg:width="6.5cm" svg:height="2cm" svg:x="11cm" svg:y="15.8cm">
          <text:p text:style-name="P29">Master Build</text:p>
        </draw:rect>
        <draw:ellipse draw:style-name="gr66" draw:text-style-name="P29" draw:id="id20" draw:layer="layout" svg:width="5.5cm" svg:height="2cm" svg:x="20cm" svg:y="15.8cm">
          <text:p text:style-name="P29">Manual Testing</text:p>
        </draw:ellipse>
        <draw:frame draw:style-name="gr64" draw:text-style-name="P30" draw:id="id42" draw:layer="layout" svg:width="3.698cm" svg:height="0.963cm" svg:x="20.872cm" svg:y="14.8cm">
          <draw:text-box>
            <text:p text:style-name="P30">Community</text:p>
          </draw:text-box>
        </draw:frame>
        <draw:ellipse draw:style-name="gr66" draw:text-style-name="P29" draw:id="id19" draw:layer="layout" svg:width="5.5cm" svg:height="2cm" svg:x="4.5cm" svg:y="17.4cm">
          <text:p text:style-name="P29">all automated</text:p>
          <text:p text:style-name="P29">tests</text:p>
        </draw:ellipse>
        <draw:ellipse draw:style-name="gr66" draw:text-style-name="P29" draw:id="id17" draw:layer="layout" svg:width="5.5cm" svg:height="2cm" svg:x="4.5cm" svg:y="14.2cm">
          <text:p text:style-name="P29">Manual Testing</text:p>
        </draw:ellipse>
        <draw:connector draw:style-name="gr67" draw:text-style-name="P27" draw:id="id39" draw:layer="layout" draw:type="curve" svg:x1="7.25cm" svg:y1="16.2cm" svg:x2="11cm" svg:y2="16.8cm" draw:start-shape="id17" draw:start-glue-point="2" draw:end-shape="id18" draw:end-glue-point="3" svg:d="m7250 16200c0 400 1250 600 3750 600">
          <text:p/>
        </draw:connector>
        <draw:connector draw:style-name="gr67" draw:text-style-name="P27" draw:id="id40" draw:layer="layout" draw:type="curve" svg:x1="7.25cm" svg:y1="17.4cm" svg:x2="11cm" svg:y2="16.8cm" draw:start-shape="id19" draw:start-glue-point="0" draw:end-shape="id18" draw:end-glue-point="3" svg:d="m7250 17400c0-400 1250-600 3750-600">
          <text:p/>
        </draw:connector>
        <draw:connector draw:style-name="gr67" draw:text-style-name="P27" draw:id="id41" draw:layer="layout" draw:type="curve" svg:x1="20cm" svg:y1="16.8cm" svg:x2="17.5cm" svg:y2="16.8cm" draw:start-shape="id20" draw:start-glue-point="3" draw:end-shape="id18" draw:end-glue-point="1" svg:d="m20000 16800h-2500">
          <text:p/>
        </draw:connector>
        <draw:frame draw:style-name="gr64" draw:text-style-name="P30" draw:id="id43" draw:layer="layout" svg:width="1.628cm" svg:height="0.963cm" svg:x="4.5cm" svg:y="16.337cm">
          <draw:text-box>
            <text:p text:style-name="P30">Sun</text:p>
          </draw:text-box>
        </draw:frame>
        <draw:line draw:style-name="gr68" draw:text-style-name="P27" draw:id="id36" draw:layer="layout" svg:x1="13cm" svg:y1="8cm" svg:x2="13cm" svg:y2="15.5cm">
          <text:p/>
        </draw:line>
        <draw:line draw:style-name="gr68" draw:text-style-name="P27" draw:id="id37" draw:layer="layout" svg:x1="14.5cm" svg:y1="8cm" svg:x2="14.5cm" svg:y2="15.5cm">
          <text:p/>
        </draw:line>
        <draw:line draw:style-name="gr68" draw:text-style-name="P27" draw:id="id38" draw:layer="layout" svg:x1="16cm" svg:y1="8cm" svg:x2="16cm" svg:y2="15.5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11" smil:attributeName="visibility" smil:to="visible"/>
                  <anim:transitionFilter smil:dur="1s" smil:targetElement="id11" smil:type="fade" smil:subtype="crossfade"/>
                  <anim:animate smil:dur="1s" smil:fill="hold" smil:targetElement="id11" smil:attributeName="x" smil:values="x;x" smil:keyTimes="0;1"/>
                  <anim:animate smil:dur="1s" smil:fill="hold" smil:targetElement="id11" smil:attributeName="y" smil:values="y+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" smil:attributeName="visibility" smil:to="visible"/>
                  <anim:transitionFilter smil:dur="2s" smil:targetElement="id1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4" smil:attributeName="visibility" smil:to="visible"/>
                  <anim:transitionFilter smil:dur="2s" smil:targetElement="id1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3" smil:attributeName="visibility" smil:to="visible"/>
                  <anim:transitionFilter smil:dur="2s" smil:targetElement="id1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2" smil:attributeName="visibility" smil:to="visible"/>
                  <anim:transitionFilter smil:dur="2s" smil:targetElement="id1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8" smil:attributeName="visibility" smil:to="visible"/>
                  <anim:transitionFilter smil:dur="2s" smil:targetElement="id2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9" smil:attributeName="visibility" smil:to="visible"/>
                  <anim:transitionFilter smil:dur="2s" smil:targetElement="id2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0" smil:attributeName="visibility" smil:to="visible"/>
                  <anim:transitionFilter smil:dur="2s" smil:targetElement="id3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1" smil:attributeName="visibility" smil:to="visible"/>
                  <anim:transitionFilter smil:dur="2s" smil:targetElement="id3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5" smil:attributeName="visibility" smil:to="visible"/>
                  <anim:transitionFilter smil:dur="2s" smil:targetElement="id1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6" smil:attributeName="visibility" smil:to="visible"/>
                  <anim:transitionFilter smil:dur="2s" smil:targetElement="id1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2" smil:attributeName="visibility" smil:to="visible"/>
                  <anim:transitionFilter smil:dur="2s" smil:targetElement="id3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3" smil:attributeName="visibility" smil:to="visible"/>
                  <anim:transitionFilter smil:dur="2s" smil:targetElement="id3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tretchy" presentation:preset-sub-type="across">
                  <anim:set smil:begin="0s" smil:dur="0.001s" smil:fill="hold" smil:targetElement="id34" smil:attributeName="visibility" smil:to="visible"/>
                  <anim:animate smil:dur="0.5s" smil:fill="hold" smil:targetElement="id34" smil:attributeName="width" smil:values="0;width" smil:keyTimes="0;1"/>
                  <anim:animate smil:dur="0.5s" smil:fill="hold" smil:targetElement="id34" smil:attributeName="height" smil:values="height;height" smil:keyTimes="0;1"/>
                </anim:par>
                <anim:par smil:begin="0s" smil:fill="hold" presentation:node-type="with-previous" presentation:preset-class="entrance" presentation:preset-id="ooo-entrance-stretchy" presentation:preset-sub-type="across">
                  <anim:set smil:begin="0s" smil:dur="0.001s" smil:fill="hold" smil:targetElement="id35" smil:attributeName="visibility" smil:to="visible"/>
                  <anim:animate smil:dur="0.5s" smil:fill="hold" smil:targetElement="id35" smil:attributeName="width" smil:values="0;width" smil:keyTimes="0;1"/>
                  <anim:animate smil:dur="0.5s" smil:fill="hold" smil:targetElement="id35" smil:attributeName="height" smil:values="height;height" smil:keyTimes="0;1"/>
                </anim:par>
              </anim:par>
            </anim:par>
            <anim:par smil:begin="next">
              <anim:par smil:begin="0s">
                <anim:par smil:begin="0s" smil:fill="hold" smil:decelerate="1" presentation:node-type="on-click" presentation:preset-class="entrance" presentation:preset-id="ooo-entrance-spin-in">
                  <anim:set smil:begin="0s" smil:dur="0.001s" smil:fill="hold" smil:targetElement="id36" smil:attributeName="visibility" smil:to="visible"/>
                  <anim:animate smil:dur="0.5s" smil:fill="hold" smil:targetElement="id36" smil:attributeName="width" smil:values="0;width" smil:keyTimes="0;1"/>
                  <anim:animate smil:dur="0.5s" smil:fill="hold" smil:targetElement="id36" smil:attributeName="height" smil:values="0;height" smil:keyTimes="0;1"/>
                  <anim:animate smil:dur="0.5s" smil:fill="hold" smil:targetElement="id36" smil:attributeName="rotate" smil:values="360;0" smil:keyTimes="0;1"/>
                  <anim:transitionFilter smil:dur="0.5s" smil:targetElement="id36" smil:type="fade" smil:subtype="crossfade"/>
                </anim:par>
                <anim:par smil:begin="0s" smil:fill="hold" smil:decelerate="1" presentation:node-type="with-previous" presentation:preset-class="entrance" presentation:preset-id="ooo-entrance-spin-in">
                  <anim:set smil:begin="0s" smil:dur="0.001s" smil:fill="hold" smil:targetElement="id37" smil:attributeName="visibility" smil:to="visible"/>
                  <anim:animate smil:dur="0.5s" smil:fill="hold" smil:targetElement="id37" smil:attributeName="width" smil:values="0;width" smil:keyTimes="0;1"/>
                  <anim:animate smil:dur="0.5s" smil:fill="hold" smil:targetElement="id37" smil:attributeName="height" smil:values="0;height" smil:keyTimes="0;1"/>
                  <anim:animate smil:dur="0.5s" smil:fill="hold" smil:targetElement="id37" smil:attributeName="rotate" smil:values="360;0" smil:keyTimes="0;1"/>
                  <anim:transitionFilter smil:dur="0.5s" smil:targetElement="id37" smil:type="fade" smil:subtype="crossfade"/>
                </anim:par>
                <anim:par smil:begin="0s" smil:fill="hold" smil:decelerate="1" presentation:node-type="with-previous" presentation:preset-class="entrance" presentation:preset-id="ooo-entrance-spin-in">
                  <anim:set smil:begin="0s" smil:dur="0.001s" smil:fill="hold" smil:targetElement="id38" smil:attributeName="visibility" smil:to="visible"/>
                  <anim:animate smil:dur="0.5s" smil:fill="hold" smil:targetElement="id38" smil:attributeName="width" smil:values="0;width" smil:keyTimes="0;1"/>
                  <anim:animate smil:dur="0.5s" smil:fill="hold" smil:targetElement="id38" smil:attributeName="height" smil:values="0;height" smil:keyTimes="0;1"/>
                  <anim:animate smil:dur="0.5s" smil:fill="hold" smil:targetElement="id38" smil:attributeName="rotate" smil:values="360;0" smil:keyTimes="0;1"/>
                  <anim:transitionFilter smil:dur="0.5s" smil:targetElement="id3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oat">
                  <anim:set smil:begin="0s" smil:dur="0.001s" smil:fill="hold" smil:targetElement="id18" smil:attributeName="visibility" smil:to="visible"/>
                  <anim:transitionFilter smil:dur="0.8s" smil:decelerate="1" smil:targetElement="id18" smil:type="fade" smil:subtype="crossfade"/>
                  <anim:animate smil:dur="0.8s" smil:fill="hold" smil:decelerate="1" smil:targetElement="id18" smil:attributeName="rotate" smil:values="-90;0" smil:keyTimes="0;1"/>
                  <anim:animate smil:dur="0.8s" smil:fill="hold" smil:decelerate="1" smil:targetElement="id18" smil:attributeName="x" smil:values="x+0.4;x-0.05" smil:keyTimes="0;1"/>
                  <anim:animate smil:dur="0.8s" smil:fill="hold" smil:decelerate="1" smil:targetElement="id18" smil:attributeName="y" smil:values="y-0.4;y+0.1" smil:keyTimes="0;1"/>
                  <anim:animate smil:begin="0.8s" smil:dur="0.2s" smil:fill="hold" smil:accelerate="1" smil:targetElement="id18" smil:attributeName="x" smil:values="x-0.05;x" smil:keyTimes="0;1"/>
                  <anim:animate smil:begin="0.8s" smil:dur="0.2s" smil:fill="hold" smil:accelerate="1" smil:targetElement="id18" smil:attributeName="y" smil:values="y+0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9" smil:attributeName="visibility" smil:to="visible"/>
                  <anim:transitionFilter smil:dur="2s" smil:targetElement="id1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7" smil:attributeName="visibility" smil:to="visible"/>
                  <anim:transitionFilter smil:dur="2s" smil:targetElement="id1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9" smil:attributeName="visibility" smil:to="visible"/>
                  <anim:transitionFilter smil:dur="2s" smil:targetElement="id3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0" smil:attributeName="visibility" smil:to="visible"/>
                  <anim:transitionFilter smil:dur="2s" smil:targetElement="id4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0" smil:attributeName="visibility" smil:to="visible"/>
                  <anim:transitionFilter smil:dur="2s" smil:targetElement="id2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1" smil:attributeName="visibility" smil:to="visible"/>
                  <anim:transitionFilter smil:dur="2s" smil:targetElement="id4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42" smil:attributeName="visibility" smil:to="visible"/>
                  <anim:transitionFilter smil:dur="0.5s" smil:targetElement="id42" smil:type="checkerBoardWipe" smil:subtype="across"/>
                </anim:par>
                <anim:par smil:begin="0s" smil:fill="hold" presentation:node-type="with-previous" presentation:preset-class="entrance" presentation:preset-id="ooo-entrance-checkerboard" presentation:preset-sub-type="across">
                  <anim:set smil:begin="0s" smil:dur="0.001s" smil:fill="hold" smil:targetElement="id43" smil:attributeName="visibility" smil:to="visible"/>
                  <anim:transitionFilter smil:dur="0.5s" smil:targetElement="id43" smil:type="checkerBoardWipe" smil:subtype="across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4" presentation:class="page"/>
          <draw:frame presentation:style-name="pr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4" draw:master-page-name="OOoCon2008" presentation:presentation-page-layout-name="AL2T1">
        <office:forms form:automatic-focus="false" form:apply-design-mode="false"/>
        <draw:g>
          <draw:polygon draw:style-name="gr2" draw:text-style-name="P5" draw:layer="layout" svg:width="24.287cm" svg:height="13.427cm" svg:x="1.624cm" svg:y="5.682cm" svg:viewBox="0 0 24288 13428" draw:points="1605,13428 0,0 22683,0 24288,13428">
            <text:p/>
          </draw:polygon>
          <draw:polygon draw:style-name="gr3" draw:text-style-name="P5" draw:layer="layout" svg:width="23.871cm" svg:height="13.496cm" svg:x="1.485cm" svg:y="5.346cm" svg:viewBox="0 0 23872 13497" draw:points="1189,13497 0,0 22683,0 23872,13497">
            <text:p/>
          </draw:polygon>
          <draw:polygon draw:style-name="gr4" draw:text-style-name="P5" draw:layer="layout" svg:width="23.464cm" svg:height="13.476cm" svg:x="1.222cm" svg:y="5.064cm" svg:viewBox="0 0 23465 13477" draw:points="782,13477 0,0 22683,0 23465,13477">
            <text:p/>
          </draw:polygon>
          <draw:rect draw:style-name="gr5" draw:text-style-name="P6" draw:layer="layout" svg:width="22.685cm" svg:height="13.267cm" svg:x="1.102cm" svg:y="5.002cm">
            <text:p/>
          </draw:rect>
          <draw:g>
            <draw:path draw:style-name="gr6" draw:text-style-name="P5" draw:layer="layout" svg:width="0.975cm" svg:height="0.766cm" svg:x="3.407cm" svg:y="5.031cm" svg:viewBox="0 0 976 767" svg:d="m296 2c472 0 197-2 671-2 51 370-122 576-339 767-224-15-404-46-628-61 217-248 351-410 296-704z">
              <text:p/>
            </draw:path>
            <draw:ellipse draw:style-name="gr7" draw:text-style-name="P6" draw:layer="layout" svg:width="1.136cm" svg:height="0.523cm" svg:x="3.191cm" svg:y="5.525cm">
              <text:p/>
            </draw:ellipse>
            <draw:path draw:style-name="gr8" draw:text-style-name="P5" draw:layer="layout" svg:width="1.543cm" svg:height="1.487cm" svg:x="2.661cm" svg:y="4.298cm" svg:viewBox="0 0 1544 1488" svg:d="m861 1428c0-95 333 60-89 60s-772-323-772-734 351-754 772-754 819 327 768 732">
              <text:p/>
            </draw:path>
            <draw:path draw:style-name="gr9" draw:text-style-name="P5" draw:layer="layout" svg:width="1.544cm" svg:height="1.488cm" svg:x="2.912cm" svg:y="4.293cm" svg:viewBox="0 0 1545 1489" svg:d="m866 1430c0-96 330 59-94 59s-772-322-772-734 351-755 772-755 823 327 768 734">
              <text:p/>
            </draw:path>
            <draw:path draw:style-name="gr10" draw:text-style-name="P5" draw:layer="layout" svg:width="1.544cm" svg:height="1.487cm" svg:x="2.736cm" svg:y="4.307cm" svg:viewBox="0 0 1545 1488" svg:d="m866 1428c0-95 330 60-89 60s-777-323-777-734 351-754 777-754 818 326 763 732">
              <text:p/>
            </draw:path>
            <draw:path draw:style-name="gr11" draw:text-style-name="P6" draw:layer="layout" svg:width="0.954cm" svg:height="0.457cm" svg:x="3.795cm" svg:y="4.585cm" svg:viewBox="0 0 955 458" svg:d="m0 0 118 321-41 137h878l-21-33c-332-9-433-74-628-150-94-35-229-191-306-275z">
              <text:p/>
            </draw:path>
            <draw:path draw:style-name="gr12" draw:text-style-name="P6" draw:layer="layout" svg:width="1.636cm" svg:height="1.455cm" svg:x="2.541cm" svg:y="4.201cm" svg:viewBox="0 0 1637 1456" svg:d="m1637 385c-72-280-443-385-676-385-385 6-703 187-845 426-125 217-142 377-84 639 21 77 101 226 317 391-122-200-173-330-173-490 0-179 82-334 173-477 104-154 287-278 482-321 166-36 329-7 445 25 190 57 250 126 361 192z">
              <text:p/>
            </draw:path>
            <draw:path draw:style-name="gr11" draw:text-style-name="P6" draw:layer="layout" svg:width="0.969cm" svg:height="1.194cm" svg:x="2.919cm" svg:y="4.445cm" svg:viewBox="0 0 970 1195" svg:d="m231 292c-98 201-98 385 10 579 36 74 164 160 250 228 56 42 185-53 378-29l101 17c7 46-139 86-188 92-139 13-235 35-380-18-180-66-337-270-366-377-45-194-45-238-16-398 16-64 134-230 262-290 43-23 178-114 337-93-166 23-315 134-388 289z">
              <text:p/>
            </draw:path>
            <draw:path draw:style-name="gr11" draw:text-style-name="P6" draw:layer="layout" svg:width="1.634cm" svg:height="0.428cm" svg:x="2.558cm" svg:y="5.534cm" svg:viewBox="0 0 1635 429" svg:d="m0 0 178 197c72 81 373 191 522 210 207 29 388 31 621-2 106-17 229-64 296-127s-62-183-166-239c-22-11-94-29-127-35 0 115 9 109-39 162-72 87-313 119-450 119-152 0-291 1-534-91-111-38-207-135-301-194z">
              <text:p/>
            </draw:path>
            <draw:path draw:style-name="gr13" draw:text-style-name="P6" draw:layer="layout" svg:width="1.428cm" svg:height="0.406cm" svg:x="2.779cm" svg:y="5.58cm" svg:viewBox="0 0 1429 407" svg:d="m0 185c144 91 161 124 479 189 195 42 409 47 642 0 106-17 207-80 275-142s26-153-72-209c-25-11-46-19-80-23 51 78 80 86 17 214-55 107-445 158-599 140-352-43-506-95-662-169z">
              <text:p/>
            </draw:path>
            <draw:path draw:style-name="gr14" draw:text-style-name="P6" draw:layer="layout" svg:width="0.656cm" svg:height="0.787cm" svg:x="3.99cm" svg:y="4.25cm" svg:viewBox="0 0 657 788" svg:d="m657 781c0-164-29-286-118-429-60-93-161-257-539-352 361 136 356 301 407 428 43 108 60 289-8 360z">
              <text:p/>
            </draw:path>
          </draw:g>
          <draw:g>
            <draw:path draw:style-name="gr15" draw:text-style-name="P5" draw:layer="layout" svg:width="0.975cm" svg:height="0.766cm" svg:x="21.465cm" svg:y="5.031cm" svg:viewBox="0 0 976 767" svg:d="m296 2c472 0 197-2 671-2 51 370-122 576-339 767-221-15-404-46-628-61 217-248 351-410 296-704z">
              <text:p/>
            </draw:path>
            <draw:ellipse draw:style-name="gr7" draw:text-style-name="P6" draw:layer="layout" svg:width="1.136cm" svg:height="0.523cm" svg:x="21.248cm" svg:y="5.525cm">
              <text:p/>
            </draw:ellipse>
            <draw:path draw:style-name="gr16" draw:text-style-name="P5" draw:layer="layout" svg:width="1.543cm" svg:height="1.487cm" svg:x="20.717cm" svg:y="4.298cm" svg:viewBox="0 0 1544 1488" svg:d="m866 1428c0-95 328 60-94 60s-772-323-772-734 351-754 772-754 819 327 768 732">
              <text:p/>
            </draw:path>
            <draw:path draw:style-name="gr17" draw:text-style-name="P5" draw:layer="layout" svg:width="1.543cm" svg:height="1.488cm" svg:x="20.972cm" svg:y="4.293cm" svg:viewBox="0 0 1544 1489" svg:d="m861 1430c0-96 333 59-89 59s-772-322-772-734 349-755 772-755 819 327 768 734">
              <text:p/>
            </draw:path>
            <draw:path draw:style-name="gr18" draw:text-style-name="P5" draw:layer="layout" svg:width="1.548cm" svg:height="1.487cm" svg:x="20.794cm" svg:y="4.307cm" svg:viewBox="0 0 1549 1488" svg:d="m866 1428c0-95 330 60-89 60s-777-323-777-734 356-754 777-754 818 326 768 732">
              <text:p/>
            </draw:path>
            <draw:path draw:style-name="gr11" draw:text-style-name="P6" draw:layer="layout" svg:width="0.954cm" svg:height="0.457cm" svg:x="21.85cm" svg:y="4.585cm" svg:viewBox="0 0 955 458" svg:d="m0 0 123 321-46 137h878l-17-33c-336-9-437-74-632-150-94-35-229-191-306-275z">
              <text:p/>
            </draw:path>
            <draw:path draw:style-name="gr12" draw:text-style-name="P6" draw:layer="layout" svg:width="1.631cm" svg:height="1.455cm" svg:x="20.603cm" svg:y="4.201cm" svg:viewBox="0 0 1632 1456" svg:d="m1632 385c-72-280-440-385-674-385-382 6-705 187-844 426-123 217-140 377-82 639 17 77 99 226 315 391-120-200-176-330-176-490 0-179 82-334 176-477 101-154 284-278 479-321 166-36 332-7 450 25 188 57 245 126 356 192z">
              <text:p/>
            </draw:path>
            <draw:path draw:style-name="gr11" draw:text-style-name="P6" draw:layer="layout" svg:width="0.97cm" svg:height="1.194cm" svg:x="20.981cm" svg:y="4.445cm" svg:viewBox="0 0 971 1195" svg:d="m228 292c-96 201-96 385 9 579 39 74 166 160 251 228 55 42 190-53 377-29l106 17c5 46-144 86-190 92-137 13-238 35-382-18-178-66-332-270-366-377-41-194-41-238-17-398 17-64 140-230 262-290 44-23 183-114 337-93-166 23-310 134-387 289z">
              <text:p/>
            </draw:path>
            <draw:path draw:style-name="gr11" draw:text-style-name="P6" draw:layer="layout" svg:width="1.635cm" svg:height="0.428cm" svg:x="20.616cm" svg:y="5.534cm" svg:viewBox="0 0 1636 429" svg:d="m0 0 178 197c72 81 373 191 522 210 207 29 390 31 621-2 108-17 229-64 296-127s-60-183-166-239c-17-11-89-29-123-35 0 115 5 109-38 162-77 87-318 119-450 119-157 0-296 1-539-91-106-38-207-135-301-194z">
              <text:p/>
            </draw:path>
            <draw:path draw:style-name="gr13" draw:text-style-name="P6" draw:layer="layout" svg:width="1.429cm" svg:height="0.406cm" svg:x="20.837cm" svg:y="5.58cm" svg:viewBox="0 0 1430 407" svg:d="m0 185c144 91 161 124 479 189 195 42 409 47 642 0 106-17 207-80 275-142s31-153-72-209c-20-11-41-19-75-23 46 78 75 86 12 214-55 107-445 158-599 140-352-43-506-95-662-169z">
              <text:p/>
            </draw:path>
            <draw:path draw:style-name="gr14" draw:text-style-name="P6" draw:layer="layout" svg:width="0.654cm" svg:height="0.787cm" svg:x="22.05cm" svg:y="4.25cm" svg:viewBox="0 0 655 788" svg:d="m655 781c0-164-32-286-121-429-58-93-161-257-534-352 361 136 356 301 404 428 46 108 58 289-9 360z">
              <text:p/>
            </draw:path>
          </draw:g>
          <draw:g>
            <draw:path draw:style-name="gr19" draw:text-style-name="P5" draw:layer="layout" svg:width="0.975cm" svg:height="0.766cm" svg:x="18.455cm" svg:y="5.031cm" svg:viewBox="0 0 976 767" svg:d="m296 2c472 0 197-2 671-2 51 370-122 576-339 767-224-15-404-46-628-61 217-248 351-410 296-704z">
              <text:p/>
            </draw:path>
            <draw:ellipse draw:style-name="gr7" draw:text-style-name="P6" draw:layer="layout" svg:width="1.136cm" svg:height="0.523cm" svg:x="18.238cm" svg:y="5.525cm">
              <text:p/>
            </draw:ellipse>
            <draw:path draw:style-name="gr20" draw:text-style-name="P5" draw:layer="layout" svg:width="1.543cm" svg:height="1.487cm" svg:x="17.709cm" svg:y="4.298cm" svg:viewBox="0 0 1544 1488" svg:d="m861 1428c0-95 333 60-89 60s-772-323-772-734 351-754 772-754 819 327 768 732">
              <text:p/>
            </draw:path>
            <draw:path draw:style-name="gr21" draw:text-style-name="P5" draw:layer="layout" svg:width="1.544cm" svg:height="1.488cm" svg:x="17.959cm" svg:y="4.293cm" svg:viewBox="0 0 1545 1489" svg:d="m866 1430c0-96 330 59-94 59s-772-322-772-734 351-755 772-755 823 327 768 734">
              <text:p/>
            </draw:path>
            <draw:path draw:style-name="gr22" draw:text-style-name="P5" draw:layer="layout" svg:width="1.544cm" svg:height="1.487cm" svg:x="17.783cm" svg:y="4.307cm" svg:viewBox="0 0 1545 1488" svg:d="m866 1428c0-95 330 60-89 60s-777-323-777-734 351-754 777-754 818 326 763 732">
              <text:p/>
            </draw:path>
            <draw:path draw:style-name="gr11" draw:text-style-name="P6" draw:layer="layout" svg:width="0.954cm" svg:height="0.457cm" svg:x="18.842cm" svg:y="4.585cm" svg:viewBox="0 0 955 458" svg:d="m0 0 118 321-41 137h878l-21-33c-332-9-433-74-628-150-94-35-229-191-306-275z">
              <text:p/>
            </draw:path>
            <draw:path draw:style-name="gr12" draw:text-style-name="P6" draw:layer="layout" svg:width="1.636cm" svg:height="1.455cm" svg:x="17.588cm" svg:y="4.201cm" svg:viewBox="0 0 1637 1456" svg:d="m1637 385c-72-280-443-385-676-385-385 6-703 187-845 426-125 217-142 377-84 639 21 77 101 226 317 391-122-200-173-330-173-490 0-179 82-334 173-477 104-154 287-278 482-321 166-36 329-7 445 25 190 57 250 126 361 192z">
              <text:p/>
            </draw:path>
            <draw:path draw:style-name="gr11" draw:text-style-name="P6" draw:layer="layout" svg:width="0.969cm" svg:height="1.194cm" svg:x="17.966cm" svg:y="4.445cm" svg:viewBox="0 0 970 1195" svg:d="m231 292c-98 201-98 385 10 579 36 74 164 160 250 228 56 42 185-53 378-29l101 17c7 46-139 86-188 92-139 13-235 35-380-18-180-66-337-270-366-377-45-194-45-238-16-398 16-64 134-230 262-290 43-23 178-114 337-93-166 23-315 134-388 289z">
              <text:p/>
            </draw:path>
            <draw:path draw:style-name="gr11" draw:text-style-name="P6" draw:layer="layout" svg:width="1.634cm" svg:height="0.428cm" svg:x="17.605cm" svg:y="5.534cm" svg:viewBox="0 0 1635 429" svg:d="m0 0 178 197c72 81 373 191 522 210 207 29 388 31 621-2 106-17 229-64 296-127s-62-183-166-239c-22-11-94-29-123-35 0 115 5 109-43 162-72 87-313 119-450 119-152 0-291 1-534-91-111-38-207-135-301-194z">
              <text:p/>
            </draw:path>
            <draw:path draw:style-name="gr13" draw:text-style-name="P6" draw:layer="layout" svg:width="1.428cm" svg:height="0.406cm" svg:x="17.826cm" svg:y="5.58cm" svg:viewBox="0 0 1429 407" svg:d="m0 185c144 91 161 124 479 189 195 42 409 47 642 0 106-17 207-80 275-142s26-153-72-209c-25-11-46-19-80-23 51 78 80 86 17 214-55 107-445 158-599 140-352-43-506-95-662-169z">
              <text:p/>
            </draw:path>
            <draw:path draw:style-name="gr14" draw:text-style-name="P6" draw:layer="layout" svg:width="0.656cm" svg:height="0.787cm" svg:x="19.037cm" svg:y="4.25cm" svg:viewBox="0 0 657 788" svg:d="m657 781c0-164-29-286-118-429-60-93-161-257-539-352 361 136 356 301 407 428 43 108 60 289-8 360z">
              <text:p/>
            </draw:path>
          </draw:g>
          <draw:g>
            <draw:path draw:style-name="gr23" draw:text-style-name="P5" draw:layer="layout" svg:width="0.975cm" svg:height="0.766cm" svg:x="15.447cm" svg:y="5.031cm" svg:viewBox="0 0 976 767" svg:d="m296 2c472 0 197-2 671-2 51 370-122 576-334 767-226-15-409-46-633-61 217-248 351-410 296-704z">
              <text:p/>
            </draw:path>
            <draw:ellipse draw:style-name="gr7" draw:text-style-name="P6" draw:layer="layout" svg:width="1.138cm" svg:height="0.523cm" svg:x="15.23cm" svg:y="5.525cm">
              <text:p/>
            </draw:ellipse>
            <draw:path draw:style-name="gr24" draw:text-style-name="P5" draw:layer="layout" svg:width="1.544cm" svg:height="1.487cm" svg:x="14.698cm" svg:y="4.298cm" svg:viewBox="0 0 1545 1488" svg:d="m866 1428c0-95 328 60-94 60s-772-323-772-734 351-754 772-754 823 327 768 732">
              <text:p/>
            </draw:path>
            <draw:path draw:style-name="gr25" draw:text-style-name="P5" draw:layer="layout" svg:width="1.543cm" svg:height="1.488cm" svg:x="14.953cm" svg:y="4.293cm" svg:viewBox="0 0 1544 1489" svg:d="m861 1430c0-96 333 59-89 59s-772-322-772-734 351-755 772-755 819 327 768 734">
              <text:p/>
            </draw:path>
            <draw:path draw:style-name="gr26" draw:text-style-name="P5" draw:layer="layout" svg:width="1.548cm" svg:height="1.487cm" svg:x="14.775cm" svg:y="4.307cm" svg:viewBox="0 0 1549 1488" svg:d="m871 1428c0-95 325 60-94 60s-777-323-777-734 356-754 777-754 818 326 768 732">
              <text:p/>
            </draw:path>
            <draw:path draw:style-name="gr11" draw:text-style-name="P6" draw:layer="layout" svg:width="0.954cm" svg:height="0.457cm" svg:x="15.832cm" svg:y="4.585cm" svg:viewBox="0 0 955 458" svg:d="m0 0 123 321-46 137h878l-17-33c-332-9-437-74-632-150-94-35-229-191-306-275z">
              <text:p/>
            </draw:path>
            <draw:path draw:style-name="gr12" draw:text-style-name="P6" draw:layer="layout" svg:width="1.631cm" svg:height="1.455cm" svg:x="14.583cm" svg:y="4.201cm" svg:viewBox="0 0 1632 1456" svg:d="m1632 385c-72-280-440-385-674-385-382 6-705 187-844 426-123 217-140 377-82 639 17 77 101 226 317 391-122-200-178-330-178-490 0-179 82-334 178-477 99-154 282-278 477-321 166-36 334-7 450 25 190 57 245 126 356 192z">
              <text:p/>
            </draw:path>
            <draw:path draw:style-name="gr11" draw:text-style-name="P6" draw:layer="layout" svg:width="0.97cm" svg:height="1.194cm" svg:x="14.96cm" svg:y="4.445cm" svg:viewBox="0 0 971 1195" svg:d="m228 292c-96 201-96 385 9 579 41 74 169 160 251 228 55 42 190-53 377-29l106 17c8 46-144 86-187 92-140 13-241 35-385-18-178-66-332-270-366-377-41-194-41-238-17-398 17-64 140-230 262-290 44-23 183-114 337-93-166 23-310 134-387 289z">
              <text:p/>
            </draw:path>
            <draw:path draw:style-name="gr11" draw:text-style-name="P6" draw:layer="layout" svg:width="1.635cm" svg:height="0.428cm" svg:x="14.597cm" svg:y="5.534cm" svg:viewBox="0 0 1636 429" svg:d="m0 0 178 197c72 81 373 191 522 210 207 29 390 31 621-2 108-17 229-64 296-127s-60-183-166-239c-17-11-89-29-123-35 0 115 5 109-38 162-77 87-318 119-450 119-157 0-296 1-539-91-106-38-207-135-301-194z">
              <text:p/>
            </draw:path>
            <draw:path draw:style-name="gr13" draw:text-style-name="P6" draw:layer="layout" svg:width="1.429cm" svg:height="0.406cm" svg:x="14.818cm" svg:y="5.58cm" svg:viewBox="0 0 1430 407" svg:d="m0 185c144 91 166 124 479 189 195 42 409 47 642 0 106-17 207-80 275-142s31-153-72-209c-20-11-41-19-75-23 46 78 75 86 12 214-55 107-445 158-599 140-352-43-506-95-662-169z">
              <text:p/>
            </draw:path>
            <draw:path draw:style-name="gr14" draw:text-style-name="P6" draw:layer="layout" svg:width="0.656cm" svg:height="0.787cm" svg:x="16.031cm" svg:y="4.25cm" svg:viewBox="0 0 657 788" svg:d="m657 781c-2-164-34-286-123-429-55-93-161-257-534-352 361 136 356 301 407 428 43 108 55 289-12 360z">
              <text:p/>
            </draw:path>
          </draw:g>
          <draw:g>
            <draw:path draw:style-name="gr27" draw:text-style-name="P5" draw:layer="layout" svg:width="0.975cm" svg:height="0.766cm" svg:x="12.436cm" svg:y="5.031cm" svg:viewBox="0 0 976 767" svg:d="m296 2c472 0 197-2 671-2 51 370-122 576-339 767-221-15-404-46-628-61 217-248 351-410 296-704z">
              <text:p/>
            </draw:path>
            <draw:ellipse draw:style-name="gr7" draw:text-style-name="P6" draw:layer="layout" svg:width="1.135cm" svg:height="0.523cm" svg:x="12.22cm" svg:y="5.525cm">
              <text:p/>
            </draw:ellipse>
            <draw:path draw:style-name="gr28" draw:text-style-name="P5" draw:layer="layout" svg:width="1.543cm" svg:height="1.487cm" svg:x="11.69cm" svg:y="4.298cm" svg:viewBox="0 0 1544 1488" svg:d="m866 1428c0-95 328 60-94 60s-772-323-772-734 351-754 772-754 819 327 768 732">
              <text:p/>
            </draw:path>
            <draw:path draw:style-name="gr29" draw:text-style-name="P5" draw:layer="layout" svg:width="1.542cm" svg:height="1.488cm" svg:x="11.943cm" svg:y="4.293cm" svg:viewBox="0 0 1543 1489" svg:d="m861 1430c0-96 333 59-89 59s-772-322-772-734 349-755 772-755 819 327 766 734">
              <text:p/>
            </draw:path>
            <draw:path draw:style-name="gr30" draw:text-style-name="P5" draw:layer="layout" svg:width="1.548cm" svg:height="1.487cm" svg:x="11.765cm" svg:y="4.307cm" svg:viewBox="0 0 1549 1488" svg:d="m866 1428c0-95 330 60-89 60s-777-323-777-734 356-754 777-754 818 326 768 732">
              <text:p/>
            </draw:path>
            <draw:path draw:style-name="gr11" draw:text-style-name="P6" draw:layer="layout" svg:width="0.954cm" svg:height="0.457cm" svg:x="12.821cm" svg:y="4.585cm" svg:viewBox="0 0 955 458" svg:d="m0 0 118 321-41 137h878l-17-33c-336-9-437-74-632-150-94-35-229-191-306-275z">
              <text:p/>
            </draw:path>
            <draw:path draw:style-name="gr12" draw:text-style-name="P6" draw:layer="layout" svg:width="1.636cm" svg:height="1.455cm" svg:x="11.57cm" svg:y="4.201cm" svg:viewBox="0 0 1637 1456" svg:d="m1637 385c-72-280-443-385-676-385-381 6-703 187-845 426-125 217-142 377-84 639 21 77 101 226 317 391-122-200-173-330-173-490 0-179 82-334 173-477 104-154 287-278 482-321 166-36 329-7 450 25 185 57 245 126 356 192z">
              <text:p/>
            </draw:path>
            <draw:path draw:style-name="gr11" draw:text-style-name="P6" draw:layer="layout" svg:width="0.974cm" svg:height="1.194cm" svg:x="11.948cm" svg:y="4.445cm" svg:viewBox="0 0 975 1195" svg:d="m231 292c-98 201-98 385 10 579 36 74 164 160 250 228 56 42 185-53 378-29l106 17c2 46-144 86-193 92-139 13-235 35-380-18-180-66-337-270-366-377-45-194-45-238-16-398 16-64 134-230 262-290 43-23 178-114 337-93-166 23-311 134-388 289z">
              <text:p/>
            </draw:path>
            <draw:path draw:style-name="gr11" draw:text-style-name="P6" draw:layer="layout" svg:width="1.634cm" svg:height="0.428cm" svg:x="11.587cm" svg:y="5.534cm" svg:viewBox="0 0 1635 429" svg:d="m0 0 178 197c72 81 373 191 522 210 207 29 388 31 621-2 106-17 229-64 296-127s-62-183-166-239c-17-11-89-29-123-35 0 115 5 109-38 162-77 87-318 119-450 119-157 0-296 1-539-91-106-38-207-135-301-194z">
              <text:p/>
            </draw:path>
            <draw:path draw:style-name="gr13" draw:text-style-name="P6" draw:layer="layout" svg:width="1.428cm" svg:height="0.406cm" svg:x="11.808cm" svg:y="5.58cm" svg:viewBox="0 0 1429 407" svg:d="m0 185c144 91 161 124 479 189 195 42 409 47 642 0 106-17 207-80 275-142s26-153-72-209c-20-11-46-19-80-23 51 78 80 86 17 214-55 107-445 158-599 140-352-43-506-95-662-169z">
              <text:p/>
            </draw:path>
            <draw:path draw:style-name="gr14" draw:text-style-name="P6" draw:layer="layout" svg:width="0.654cm" svg:height="0.787cm" svg:x="13.021cm" svg:y="4.25cm" svg:viewBox="0 0 655 788" svg:d="m655 781c0-164-32-286-121-429-58-93-161-257-534-352 361 136 351 301 404 428 46 108 58 289-9 360z">
              <text:p/>
            </draw:path>
          </draw:g>
          <draw:g>
            <draw:path draw:style-name="gr31" draw:text-style-name="P5" draw:layer="layout" svg:width="0.972cm" svg:height="0.766cm" svg:x="9.426cm" svg:y="5.031cm" svg:viewBox="0 0 973 767" svg:d="m296 2c472 0 197-2 667-2 55 370-118 576-335 767-224-15-404-46-628-61 217-248 351-410 296-704z">
              <text:p/>
            </draw:path>
            <draw:ellipse draw:style-name="gr7" draw:text-style-name="P6" draw:layer="layout" svg:width="1.136cm" svg:height="0.523cm" svg:x="9.209cm" svg:y="5.525cm">
              <text:p/>
            </draw:ellipse>
            <draw:path draw:style-name="gr32" draw:text-style-name="P5" draw:layer="layout" svg:width="1.543cm" svg:height="1.487cm" svg:x="8.68cm" svg:y="4.298cm" svg:viewBox="0 0 1544 1488" svg:d="m861 1428c0-95 333 60-89 60s-772-323-772-734 351-754 772-754 819 327 768 732">
              <text:p/>
            </draw:path>
            <draw:path draw:style-name="gr33" draw:text-style-name="P5" draw:layer="layout" svg:width="1.544cm" svg:height="1.488cm" svg:x="8.93cm" svg:y="4.293cm" svg:viewBox="0 0 1545 1489" svg:d="m866 1430c0-96 330 59-94 59s-772-322-772-734 351-755 772-755 823 327 768 734">
              <text:p/>
            </draw:path>
            <draw:path draw:style-name="gr34" draw:text-style-name="P5" draw:layer="layout" svg:width="1.544cm" svg:height="1.487cm" svg:x="8.757cm" svg:y="4.307cm" svg:viewBox="0 0 1545 1488" svg:d="m866 1428c0-95 330 60-89 60s-777-323-777-734 351-754 777-754 818 326 763 732">
              <text:p/>
            </draw:path>
            <draw:path draw:style-name="gr11" draw:text-style-name="P6" draw:layer="layout" svg:width="0.954cm" svg:height="0.457cm" svg:x="9.813cm" svg:y="4.585cm" svg:viewBox="0 0 955 458" svg:d="m0 0 118 321-46 137h883l-21-33c-332-9-433-74-628-150-94-35-229-191-306-275z">
              <text:p/>
            </draw:path>
            <draw:path draw:style-name="gr12" draw:text-style-name="P6" draw:layer="layout" svg:width="1.636cm" svg:height="1.455cm" svg:x="8.562cm" svg:y="4.201cm" svg:viewBox="0 0 1637 1456" svg:d="m1637 385c-72-280-443-385-676-385-385 6-703 187-845 426-125 217-142 377-84 639 21 77 101 226 317 391-122-200-173-330-173-490 0-179 77-334 173-477 104-154 287-278 482-321 166-36 329-7 445 25 190 57 250 126 361 192z">
              <text:p/>
            </draw:path>
            <draw:path draw:style-name="gr11" draw:text-style-name="P6" draw:layer="layout" svg:width="0.969cm" svg:height="1.194cm" svg:x="8.94cm" svg:y="4.445cm" svg:viewBox="0 0 970 1195" svg:d="m231 292c-101 201-101 385 5 579 41 74 169 160 255 228 51 42 185-53 373-29l106 17c7 46-139 86-188 92-139 13-240 35-380-18-180-66-337-270-366-377-45-194-45-238-16-398 16-64 134-230 262-290 43-23 178-114 332-93-161 23-310 134-383 289z">
              <text:p/>
            </draw:path>
            <draw:path draw:style-name="gr11" draw:text-style-name="P6" draw:layer="layout" svg:width="1.639cm" svg:height="0.428cm" svg:x="8.574cm" svg:y="5.534cm" svg:viewBox="0 0 1640 429" svg:d="m0 0 183 197c72 81 373 191 522 210 207 29 385 31 619-2 105-17 231-64 298-127s-65-183-166-239c-22-11-94-29-128-35 0 115 10 109-38 162-72 87-318 119-450 119-157 0-291 1-534-91-111-38-207-135-306-194z">
              <text:p/>
            </draw:path>
            <draw:path draw:style-name="gr13" draw:text-style-name="P6" draw:layer="layout" svg:width="1.428cm" svg:height="0.406cm" svg:x="8.798cm" svg:y="5.58cm" svg:viewBox="0 0 1429 407" svg:d="m0 185c144 91 161 124 479 189 195 42 409 47 642 0 106-17 207-80 275-142s26-153-75-209c-22-11-43-19-77-23 51 78 77 86 17 214-55 107-445 158-599 140-352-43-506-95-662-169z">
              <text:p/>
            </draw:path>
            <draw:path draw:style-name="gr14" draw:text-style-name="P6" draw:layer="layout" svg:width="0.656cm" svg:height="0.787cm" svg:x="10.008cm" svg:y="4.25cm" svg:viewBox="0 0 657 788" svg:d="m657 781c0-164-29-286-118-429-60-93-161-257-539-352 361 136 356 301 407 428 43 108 60 289-8 360z">
              <text:p/>
            </draw:path>
          </draw:g>
          <draw:g>
            <draw:path draw:style-name="gr35" draw:text-style-name="P5" draw:layer="layout" svg:width="0.975cm" svg:height="0.766cm" svg:x="6.418cm" svg:y="5.031cm" svg:viewBox="0 0 976 767" svg:d="m296 2c472 0 197-2 671-2 51 370-122 576-339 767-221-15-404-46-628-61 217-248 351-410 296-704z">
              <text:p/>
            </draw:path>
            <draw:ellipse draw:style-name="gr7" draw:text-style-name="P6" draw:layer="layout" svg:width="1.136cm" svg:height="0.523cm" svg:x="6.201cm" svg:y="5.525cm">
              <text:p/>
            </draw:ellipse>
            <draw:path draw:style-name="gr36" draw:text-style-name="P5" draw:layer="layout" svg:width="1.543cm" svg:height="1.487cm" svg:x="5.669cm" svg:y="4.298cm" svg:viewBox="0 0 1544 1488" svg:d="m866 1428c0-95 328 60-94 60s-772-323-772-734 351-754 772-754 819 327 768 732">
              <text:p/>
            </draw:path>
            <draw:path draw:style-name="gr37" draw:text-style-name="P5" draw:layer="layout" svg:width="1.543cm" svg:height="1.488cm" svg:x="5.924cm" svg:y="4.293cm" svg:viewBox="0 0 1544 1489" svg:d="m861 1430c0-96 333 59-89 59s-772-322-772-734 349-755 772-755 819 327 768 734">
              <text:p/>
            </draw:path>
            <draw:path draw:style-name="gr38" draw:text-style-name="P5" draw:layer="layout" svg:width="1.548cm" svg:height="1.487cm" svg:x="5.746cm" svg:y="4.307cm" svg:viewBox="0 0 1549 1488" svg:d="m866 1428c0-95 330 60-89 60s-777-323-777-734 356-754 777-754 818 326 768 732">
              <text:p/>
            </draw:path>
            <draw:path draw:style-name="gr11" draw:text-style-name="P6" draw:layer="layout" svg:width="0.954cm" svg:height="0.457cm" svg:x="6.803cm" svg:y="4.585cm" svg:viewBox="0 0 955 458" svg:d="m0 0 123 321-46 137h878l-17-33c-336-9-437-74-632-150-94-35-229-191-306-275z">
              <text:p/>
            </draw:path>
            <draw:path draw:style-name="gr12" draw:text-style-name="P6" draw:layer="layout" svg:width="1.631cm" svg:height="1.455cm" svg:x="5.556cm" svg:y="4.201cm" svg:viewBox="0 0 1632 1456" svg:d="m1632 385c-72-280-440-385-674-385-382 6-705 187-844 426-123 217-140 377-82 639 17 77 99 226 315 391-120-200-176-330-176-490 0-179 82-334 176-477 101-154 284-278 479-321 166-36 332-7 450 25 188 57 245 126 356 192z">
              <text:p/>
            </draw:path>
            <draw:path draw:style-name="gr11" draw:text-style-name="P6" draw:layer="layout" svg:width="0.97cm" svg:height="1.194cm" svg:x="5.934cm" svg:y="4.445cm" svg:viewBox="0 0 971 1195" svg:d="m228 292c-96 201-96 385 9 579 39 74 166 160 251 228 55 42 190-53 377-29l106 17c5 46-144 86-190 92-137 13-238 35-382-18-178-66-332-270-366-377-41-194-41-238-17-398 17-64 140-230 262-290 44-23 183-114 337-93-166 23-310 134-387 289z">
              <text:p/>
            </draw:path>
            <draw:path draw:style-name="gr11" draw:text-style-name="P6" draw:layer="layout" svg:width="1.635cm" svg:height="0.428cm" svg:x="5.568cm" svg:y="5.534cm" svg:viewBox="0 0 1636 429" svg:d="m0 0 178 197c72 81 373 191 522 210 207 29 390 31 621-2 108-17 229-64 296-127s-60-183-166-239c-17-11-89-29-123-35 0 115 5 109-38 162-77 87-318 119-450 119-157 0-296 1-539-91-106-38-207-135-301-194z">
              <text:p/>
            </draw:path>
            <draw:path draw:style-name="gr13" draw:text-style-name="P6" draw:layer="layout" svg:width="1.429cm" svg:height="0.406cm" svg:x="5.79cm" svg:y="5.58cm" svg:viewBox="0 0 1430 407" svg:d="m0 185c144 91 161 124 479 189 195 42 409 47 642 0 106-17 207-80 275-142s31-153-72-209c-20-11-41-19-75-23 46 78 75 86 12 214-55 107-445 158-599 140-352-43-506-95-662-169z">
              <text:p/>
            </draw:path>
            <draw:path draw:style-name="gr14" draw:text-style-name="P6" draw:layer="layout" svg:width="0.654cm" svg:height="0.787cm" svg:x="7.002cm" svg:y="4.25cm" svg:viewBox="0 0 655 788" svg:d="m655 781c0-164-32-286-121-429-58-93-161-257-534-352 361 136 356 301 404 428 46 108 58 289-9 360z">
              <text:p/>
            </draw:path>
          </draw:g>
        </draw:g>
        <draw:frame presentation:style-name="pr6" draw:layer="layout" svg:width="19.893cm" svg:height="3.256cm" svg:x="1.4cm" svg:y="0.962cm" presentation:class="title" presentation:user-transformed="true">
          <draw:text-box>
            <text:p>The QA project</text:p>
          </draw:text-box>
        </draw:frame>
        <draw:frame presentation:style-name="pr7" draw:layer="layout" svg:width="25.199cm" svg:height="13.609cm" svg:x="1.244cm" svg:y="6.603cm" presentation:class="outline" presentation:user-transformed="true">
          <draw:text-box>
            <text:list text:style-name="L2">
              <text:list-header>
                <text:p>The QA community<text:line-break/></text:p>
                <text:p>What is their job?<text:line-break/></text:p>
                <text:p>What isn't their job?<text:line-break/></text:p>
                <text:p>What is needed?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5" presentation:class="page"/>
          <draw:frame presentation:style-name="pr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4" draw:master-page-name="OOoCon2008" presentation:presentation-page-layout-name="AL2T1">
        <office:forms form:automatic-focus="false" form:apply-design-mode="false"/>
        <draw:frame presentation:style-name="pr6" draw:layer="layout" svg:width="19.893cm" svg:height="3.256cm" svg:x="1.4cm" svg:y="0.962cm" presentation:class="title" presentation:user-transformed="true">
          <draw:text-box>
            <text:p>The QA community</text:p>
          </draw:text-box>
        </draw:frame>
        <draw:frame presentation:style-name="pr10" draw:layer="layout" svg:width="25.199cm" svg:height="8.331cm" svg:x="1.504cm" svg:y="4.914cm" presentation:class="outline" presentation:user-transformed="true">
          <draw:text-box>
            <text:list text:style-name="L2">
              <text:list-item>
                <text:p>Full time employees at Sun</text:p>
              </text:list-item>
              <text:list-item>
                <text:p>The QA teams in the QA project on OOo</text:p>
              </text:list-item>
              <text:list-item>
                <text:p>The L10N projects</text:p>
              </text:list-item>
              <text:list-item>
                <text:p>The general user/customer of OOo</text:p>
              </text:list-item>
              <text:list-item>
                <text:p>The developer at/with OO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6" presentation:class="page"/>
          <draw:frame presentation:style-name="pr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4" draw:master-page-name="OOoCon2008" presentation:presentation-page-layout-name="AL2T1">
        <office:forms form:automatic-focus="false" form:apply-design-mode="false"/>
        <draw:frame presentation:style-name="pr6" draw:layer="layout" svg:width="19.893cm" svg:height="3.473cm" svg:x="1.4cm" svg:y="0.854cm" presentation:class="title" presentation:user-transformed="true">
          <draw:text-box>
            <text:p>The QA community<text:line-break/>What is their job?</text:p>
          </draw:text-box>
        </draw:frame>
        <draw:frame presentation:style-name="pr7" draw:layer="layout" svg:width="26.5cm" svg:height="15.278cm" svg:x="1cm" svg:y="4.314cm" presentation:class="outline" presentation:user-transformed="true">
          <draw:text-box>
            <text:list text:style-name="L2">
              <text:list-item>
                <text:p>Working in iTeams* (e.g. for new features)</text:p>
                <text:list>
                  <text:list-item>
                    <text:p>identifying requirements and business cases </text:p>
                  </text:list-item>
                  <text:list-item>
                    <text:p>working on system or functional specification</text:p>
                  </text:list-item>
                  <text:list-item>
                    <text:p>design test cases based on the functional specification</text:p>
                  </text:list-item>
                  <text:list-item>
                    <text:p>testing the implementation with designed test cases</text:p>
                  </text:list-item>
                </text:list>
              </text:list-item>
              <text:list-item>
                <text:p>Working on Defects</text:p>
                <text:list>
                  <text:list-item>
                    <text:p>reproduce bug reports</text:p>
                  </text:list-item>
                  <text:list-item>
                    <text:p>finding defects and errors in old/new functionality</text:p>
                  </text:list-item>
                  <text:list-item>
                    <text:p text:style-name="P26">verifying fixed issues in CWS and Master</text:p>
                  </text:list-item>
                </text:list>
              </text:list-item>
              <text:list-item>
                <text:p text:style-name="P26"><text:span text:style-name="T4">...</text:span></text:p>
              </text:list-item>
            </text:list>
          </draw:text-box>
        </draw:frame>
        <draw:frame draw:style-name="gr65" draw:text-style-name="P31" draw:layer="layout" svg:width="17.74cm" svg:height="0.725cm" svg:x="5.092cm" svg:y="19.527cm">
          <draw:text-box>
            <text:p><text:span text:style-name="T23">* iTeam : a team which is responsible for implement/integrate new functionality/feature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7" presentation:class="page"/>
          <draw:frame presentation:style-name="pr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4" draw:master-page-name="OOoCon2008" presentation:presentation-page-layout-name="AL2T1">
        <office:forms form:automatic-focus="false" form:apply-design-mode="false"/>
        <draw:frame presentation:style-name="pr6" draw:layer="layout" svg:width="19.893cm" svg:height="3.473cm" svg:x="1.4cm" svg:y="0.854cm" presentation:class="title" presentation:user-transformed="true">
          <draw:text-box>
            <text:p>The QA community<text:line-break/>What is not their job?</text:p>
          </draw:text-box>
        </draw:frame>
        <draw:frame presentation:style-name="pr7" draw:layer="layout" svg:width="25.199cm" svg:height="14.895cm" svg:x="1.504cm" svg:y="4.914cm" presentation:class="outline" presentation:user-transformed="true">
          <draw:text-box>
            <text:list text:style-name="L2">
              <text:list-item>
                <text:p>design the system and the component for new integrations</text:p>
              </text:list-item>
              <text:list-item>
                <text:p>write the code</text:p>
              </text:list-item>
              <text:list-item>
                <text:p>debugging the error or defect</text:p>
              </text:list-item>
              <text:list-item>
                <text:p>writing unit tests</text:p>
              </text:list-item>
              <text:list-item>
                <text:p>writing API or complex tests</text:p>
              </text:list-item>
              <text:list-item>
                <text:p>make code analysis</text:p>
              </text:list-item>
              <text:list-item>
                <text:p>analyse performance issues</text:p>
              </text:list-item>
              <text:list-item>
                <text:p>etc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8" presentation:class="page"/>
          <draw:frame presentation:style-name="pr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4" draw:master-page-name="OOoCon2008" presentation:presentation-page-layout-name="AL2T1">
        <office:forms form:automatic-focus="false" form:apply-design-mode="false"/>
        <draw:frame presentation:style-name="pr6" draw:layer="layout" svg:width="19.893cm" svg:height="3.473cm" svg:x="1.4cm" svg:y="0.854cm" presentation:class="title" presentation:user-transformed="true">
          <draw:text-box>
            <text:p>The QA community<text:line-break/>What is needed!</text:p>
          </draw:text-box>
        </draw:frame>
        <draw:frame presentation:style-name="pr7" draw:layer="layout" svg:width="25.199cm" svg:height="13.895cm" svg:x="1.504cm" svg:y="4.914cm" presentation:class="outline" presentation:user-transformed="true">
          <draw:text-box>
            <text:list text:style-name="L2">
              <text:list-item>
                <text:p>a powerful lead for the QA project</text:p>
              </text:list-item>
              <text:list-item>
                <text:p>responsible team members in the QA teams</text:p>
              </text:list-item>
              <text:list-item>
                <text:p>active QA community members in different L10N communities</text:p>
              </text:list-item>
              <text:list-item>
                <text:p>automated QA processes outside Sun</text:p>
              </text:list-item>
              <text:list-item>
                <text:p>easier and quicker release processes for all languages</text:p>
              </text:list-item>
              <text:list-item>
                <text:p>one tool for test cases / one defined way for testing inside the QA projec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9" presentation:class="page"/>
          <draw:frame presentation:style-name="pr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4" draw:master-page-name="OOoCon2008" presentation:presentation-page-layout-name="AL3T3">
        <office:forms form:automatic-focus="false" form:apply-design-mode="false"/>
        <draw:frame presentation:style-name="pr4" draw:text-style-name="P32" draw:layer="layout" svg:width="19.893cm" svg:height="3.507cm" svg:x="1.4cm" svg:y="0.837cm" presentation:class="title">
          <draw:text-box>
            <text:p><text:span text:style-name="T28">Future/Wishes</text:span></text:p>
          </draw:text-box>
        </draw:frame>
        <draw:frame presentation:style-name="pr11" draw:text-style-name="P27" draw:id="id44" draw:layer="layout" svg:width="12.296cm" svg:height="2.086cm" svg:x="1.504cm" svg:y="4.914cm" presentation:class="outline" presentation:user-transformed="true">
          <draw:text-box>
            <text:p text:style-name="P27"><text:span text:style-name="T29">TestBots</text:span></text:p>
          </draw:text-box>
        </draw:frame>
        <draw:frame presentation:style-name="pr12" draw:text-style-name="P27" draw:id="id46" draw:layer="layout" svg:width="12.296cm" svg:height="2.086cm" svg:x="14.415cm" svg:y="4.914cm" presentation:class="outline" presentation:user-transformed="true">
          <draw:text-box>
            <text:p text:style-name="P27"><text:span text:style-name="T29">QA Portal</text:span></text:p>
          </draw:text-box>
        </draw:frame>
        <draw:frame draw:style-name="gr69" draw:text-style-name="P27" draw:id="id45" draw:layer="layout" svg:width="13.3cm" svg:height="10.476cm" svg:x="0.5cm" svg:y="7.5cm">
          <draw:text-box>
            <text:p text:style-name="P27"><text:span text:style-name="T30">All CWS will be checked automatically with a set of automated test scripts and/or other automated QA processes</text:span></text:p>
            <text:p text:style-name="P27"><text:span text:style-name="T30">Benefit : </text:span></text:p>
            <text:p text:style-name="P27"><text:span text:style-name="T30">General stability and regressions in general functionality can be checked easily by/for everybody</text:span></text:p>
          </draw:text-box>
        </draw:frame>
        <draw:frame draw:style-name="gr70" draw:text-style-name="P33" draw:id="id47" draw:layer="layout" svg:width="13cm" svg:height="10.476cm" svg:x="14.5cm" svg:y="7.61cm">
          <draw:text-box>
            <text:p text:style-name="P33"><text:span text:style-name="T30">All QA relevant data should be stored for a CWS and the master builds on a general available portal on OOo – QUASTE!?</text:span></text:p>
            <text:p text:style-name="P33"><text:span text:style-name="T30">(Results of API-Tests, Automated Tests, Performance, BuildBots …)</text:span></text:p>
            <text:p text:style-name="P33"><text:span text:style-name="T30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bottom">
                  <anim:set smil:begin="0s" smil:dur="0.001s" smil:fill="hold" smil:targetElement="id44" smil:attributeName="visibility" smil:to="visible"/>
                  <anim:transitionFilter smil:dur="0.5s" smil:targetElement="id44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-slow" presentation:preset-sub-type="from-bottom">
                  <anim:set smil:begin="0s" smil:dur="0.001s" smil:fill="hold" smil:targetElement="id45" smil:attributeName="visibility" smil:to="visible"/>
                  <anim:animate smil:dur="5s" smil:fill="hold" smil:targetElement="id45" smil:attributeName="x" smil:values="x;x" smil:keyTimes="0;1"/>
                  <anim:animate smil:dur="5s" smil:fill="hold" smil:targetElement="id4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lus" presentation:preset-sub-type="in">
                  <anim:set smil:begin="0s" smil:dur="0.001s" smil:fill="hold" smil:targetElement="id46" smil:attributeName="visibility" smil:to="visible"/>
                  <anim:transitionFilter smil:dur="2s" smil:targetElement="id46" smil:type="fourBoxWipe" smil:subtype="cornersI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47" smil:attributeName="visibility" smil:to="visible"/>
                  <anim:transitionFilter smil:dur="0.5s" smil:targetElement="id47" smil:type="blindsWipe" smil:subtype="horizontal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0" presentation:class="page"/>
          <draw:frame presentation:style-name="pr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4" draw:master-page-name="OOoCon2008" presentation:presentation-page-layout-name="AL2T1">
        <office:forms form:automatic-focus="false" form:apply-design-mode="false"/>
        <draw:frame presentation:style-name="pr6" draw:layer="layout" svg:width="19.893cm" svg:height="3.256cm" svg:x="1.4cm" svg:y="0.962cm" presentation:class="title">
          <draw:text-box>
            <text:p>Resume</text:p>
          </draw:text-box>
        </draw:frame>
        <draw:frame presentation:style-name="pr7" draw:layer="layout" svg:width="26cm" svg:height="14.325cm" svg:x="1.1cm" svg:y="4.214cm" presentation:class="outline" presentation:user-transformed="true">
          <draw:text-box>
            <text:list text:style-name="L2">
              <text:list-item>
                <text:p><text:span text:style-name="T7">quality is a compromise between time and resources</text:span></text:p>
                <text:list>
                  <text:list-item>
                    <text:p>it isn't possible to get 'all' bugs fixed</text:p>
                    <text:list>
                      <text:list-item>
                        <text:p>the issue is too complex or too simple</text:p>
                      </text:list-item>
                      <text:list-item>
                        <text:p><text:span text:style-name="T31">there isn't QA person who can check/verify the issue</text:span></text:p>
                      </text:list-item>
                      <text:list-item>
                        <text:p><text:span text:style-name="T31">there isn't a developer who can fix the issue</text:span></text:p>
                      </text:list-item>
                      <text:list-item>
                        <text:p><text:span text:style-name="T31">there isn't a UX person who can design the feature </text:span></text:p>
                      </text:list-item>
                    </text:list>
                  </text:list-item>
                  <text:list-item>
                    <text:p>often there isn't the time to get all the issues fixed in time =&gt; pressure is high for all distros</text:p>
                  </text:list-item>
                </text:list>
              </text:list-item>
              <text:list-item>
                <text:p><text:span text:style-name="T7">more show-stopper issues need to be accepted to get a well qualified product</text:span><text:line-break/>=&gt; but the time is running away ... ofte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1" presentation:class="page"/>
          <draw:frame presentation:style-name="pr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Thanks" draw:style-name="dp5" draw:master-page-name="OOoCon2008">
        <office:forms form:automatic-focus="false" form:apply-design-mode="false"/>
        <draw:frame draw:style-name="gr71" draw:text-style-name="P34" draw:id="id48" draw:layer="layout" svg:width="26.5cm" svg:height="1.826cm" svg:x="0.9cm" svg:y="16.5cm">
          <draw:text-box>
            <text:p text:style-name="P34"><text:span text:style-name="T4">Meet the Sun Experts at the Exhibiti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48" smil:attributeName="visibility" smil:to="visible"/>
                  <anim:animate smil:dur="0.5s" smil:fill="hold" smil:targetElement="id48" smil:attributeName="width" smil:values="0;width" smil:keyTimes="0;1"/>
                  <anim:animate smil:dur="0.5s" smil:fill="hold" smil:targetElement="id48" smil:attributeName="height" smil:values="0;height" smil:keyTimes="0;1"/>
                  <anim:transitionFilter smil:dur="0.5s" smil:targetElement="id48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2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6" draw:master-page-name="OOoCon2008" presentation:presentation-page-layout-name="AL4T19">
        <office:forms form:automatic-focus="false" form:apply-design-mode="false"/>
        <draw:frame presentation:style-name="pr4" draw:layer="layout" svg:width="19.893cm" svg:height="3.507cm" svg:x="1.4cm" svg:y="0.837cm" presentation:class="title" presentation:user-transformed="true">
          <draw:text-box>
            <text:p>Appendix / Links</text:p>
          </draw:text-box>
        </draw:frame>
        <draw:frame draw:style-name="gr64" draw:layer="layout" svg:width="7.584cm" svg:height="0.963cm" svg:x="1.916cm" svg:y="4.037cm">
          <draw:text-box>
            <text:p>Who is Thorsten Ziehm : </text:p>
          </draw:text-box>
        </draw:frame>
        <draw:frame draw:style-name="gr71" draw:layer="layout" svg:width="17.346cm" svg:height="0.964cm" svg:x="9.4cm" svg:y="4cm">
          <draw:text-box>
            <text:p><text:a xlink:href="http://wiki.services.openoffice.org/wiki/User:Thorsten_Ziehm">http://wiki.services.openoffice.org/wiki/User:Thorsten_Ziehm</text:a> </text:p>
          </draw:text-box>
        </draw:frame>
        <draw:frame draw:style-name="gr71" draw:layer="layout" svg:width="17cm" svg:height="0.964cm" svg:x="9.4cm" svg:y="4.836cm">
          <draw:text-box>
            <text:p><text:a xlink:href="http://www.xing.com/profile/Thorsten_Ziehm">http://www.xing.com/profile/Thorsten_Ziehm</text:a> <text:s text:c="2"/>(German) </text:p>
          </draw:text-box>
        </draw:frame>
        <draw:frame draw:style-name="gr64" draw:layer="layout" svg:width="14.485cm" svg:height="0.963cm" svg:x="1.916cm" svg:y="5.9cm">
          <draw:text-box>
            <text:p>ISO 9126 (ISO standard for Quality on Software): </text:p>
          </draw:text-box>
        </draw:frame>
        <draw:frame draw:style-name="gr71" draw:layer="layout" svg:width="10.903cm" svg:height="0.964cm" svg:x="16cm" svg:y="5.9cm">
          <draw:text-box>
            <text:p><text:a xlink:href="http://en.wikipedia.org/wiki/ISO_9126">http://en.wikipedia.org/wiki/ISO_9126</text:a> </text:p>
          </draw:text-box>
        </draw:frame>
        <draw:frame draw:style-name="gr64" draw:layer="layout" svg:width="3.36cm" svg:height="0.963cm" svg:x="1.916cm" svg:y="7.3cm">
          <draw:text-box>
            <text:p>V-Model : </text:p>
          </draw:text-box>
        </draw:frame>
        <draw:frame draw:style-name="gr71" draw:layer="layout" svg:width="10.374cm" svg:height="0.964cm" svg:x="5.2cm" svg:y="7.336cm">
          <draw:text-box>
            <text:p><text:a xlink:href="http://en.wikipedia.org/wiki/V-model">http://en.wikipedia.org/wiki/V-model</text:a> </text:p>
          </draw:text-box>
        </draw:frame>
        <draw:frame draw:style-name="gr64" draw:layer="layout" svg:width="17.228cm" svg:height="0.963cm" svg:x="1.9cm" svg:y="8.5cm">
          <draw:text-box>
            <text:p>International Software Testing Qualification Board (ISTQB) :</text:p>
          </draw:text-box>
        </draw:frame>
        <draw:frame draw:style-name="gr71" draw:layer="layout" svg:width="22.93cm" svg:height="0.964cm" svg:x="2.928cm" svg:y="9.225cm">
          <draw:text-box>
            <text:p><text:a xlink:href="http://en.wikipedia.org/wiki/International_Software_Testing_Qualifications_Board">http://en.wikipedia.org/wiki/International_Software_Testing_Qualifications_Board</text:a> </text:p>
          </draw:text-box>
        </draw:frame>
        <draw:frame draw:style-name="gr71" draw:layer="layout" svg:width="6.179cm" svg:height="0.964cm" svg:x="2.9cm" svg:y="10.1cm">
          <draw:text-box>
            <text:p><text:a xlink:href="http://www.istqb.org/">http://www.istqb.org/</text:a> </text:p>
          </draw:text-box>
        </draw:frame>
        <draw:frame draw:style-name="gr71" draw:layer="layout" svg:width="12.758cm" svg:height="0.964cm" svg:x="2.842cm" svg:y="11.936cm">
          <draw:text-box>
            <text:p><text:a xlink:href="http://en.wikipedia.org/wiki/Software_testing">http://en.wikipedia.org/wiki/Software_testing</text:a> </text:p>
          </draw:text-box>
        </draw:frame>
        <draw:frame draw:style-name="gr64" draw:layer="layout" svg:width="16.462cm" svg:height="0.963cm" svg:x="1.916cm" svg:y="11.2cm">
          <draw:text-box>
            <text:p>General Information (wiki entry) about Software Testing : </text:p>
          </draw:text-box>
        </draw:frame>
        <draw:frame draw:style-name="gr64" draw:layer="layout" svg:width="11.826cm" svg:height="0.963cm" svg:x="2cm" svg:y="13.3cm">
          <draw:text-box>
            <text:p>Important information for CWS on OOo :</text:p>
          </draw:text-box>
        </draw:frame>
        <draw:frame presentation:style-name="pr13" draw:layer="layout" svg:width="24.5cm" svg:height="0.713cm" svg:x="2.5cm" svg:y="14.3cm">
          <draw:text-box>
            <text:p><text:span text:style-name="T9">Child Work Space Handling : </text:span><text:span text:style-name="T9"><text:a xlink:href="http://wiki.services.openoffice.org/wiki/ChildWorkSpace">http://wiki.services.openoffice.org/wiki/ChildWorkSpace</text:a></text:span></text:p>
          </draw:text-box>
        </draw:frame>
        <draw:frame presentation:style-name="pr13" draw:layer="layout" svg:width="19.606cm" svg:height="0.713cm" svg:x="2.494cm" svg:y="15.187cm">
          <draw:text-box>
            <text:p><text:span text:style-name="T9">CWS Policies : </text:span><text:span text:style-name="T9"><text:a xlink:href="http://wiki.services.openoffice.org/wiki/CWS_Policies">http://wiki.services.openoffice.org/wiki/CWS_Policies</text:a></text:span><text:span text:style-name="T9"> </text:span></text:p>
          </draw:text-box>
        </draw:frame>
        <draw:frame presentation:style-name="pr13" draw:layer="layout" svg:width="25cm" svg:height="0.713cm" svg:x="2.5cm" svg:y="16.024cm">
          <draw:text-box>
            <text:p><text:span text:style-name="T9">QA approval process for CWS :</text:span><text:span text:style-name="T9"><text:a xlink:href="http://wiki.services.openoffice.org/wiki/Approve_a_CWS">http://wiki.services.openoffice.org/wiki/Approve_a_CWS</text:a></text:span></text:p>
          </draw:text-box>
        </draw:frame>
        <draw:frame draw:style-name="gr64" draw:layer="layout" svg:width="8.583cm" svg:height="0.963cm" svg:x="2cm" svg:y="17.537cm">
          <draw:text-box>
            <text:p>Information about QUASTE :</text:p>
          </draw:text-box>
        </draw:frame>
        <draw:frame draw:style-name="gr71" draw:layer="layout" svg:width="13.685cm" svg:height="0.964cm" svg:x="10.3cm" svg:y="17.5cm">
          <draw:text-box>
            <text:p><text:a xlink:href="http://wiki.services.openoffice.org/wiki/QUASTe">http://wiki.services.openoffice.org/wiki/QUASTe</text:a> </text:p>
          </draw:text-box>
        </draw:frame>
        <draw:frame draw:style-name="gr71" draw:layer="layout" svg:width="10.853cm" svg:height="0.964cm" svg:x="10.317cm" svg:y="18.325cm">
          <draw:text-box>
            <text:p><text:a xlink:href="http://quaste.services.openoffice.org/">http://quaste.services.openoffice.org/</text:a> 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3" presentation:class="page"/>
          <draw:frame presentation:style-name="pr9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fill-image draw:name="Bitmape_20_1" draw:display-name="Bitmape 1" xlink:href="Pictures/10000000000003200000025885612476.jpg" xlink:type="simple" xlink:show="embed" xlink:actuate="onLoad"/>
    <draw:fill-image draw:name="Bitmape_20_10" draw:display-name="Bitmape 10" xlink:href="Pictures/10000000000000400000004077CDC8F9.png" xlink:type="simple" xlink:show="embed" xlink:actuate="onLoad"/>
    <draw:fill-image draw:name="Bitmape_20_11" draw:display-name="Bitmape 11" xlink:href="Pictures/10000000000000400000004077CDC8F9.png" xlink:type="simple" xlink:show="embed" xlink:actuate="onLoad"/>
    <draw:fill-image draw:name="Bitmape_20_12" draw:display-name="Bitmape 12" xlink:href="Pictures/10000000000000400000004077CDC8F9.png" xlink:type="simple" xlink:show="embed" xlink:actuate="onLoad"/>
    <draw:fill-image draw:name="Bitmape_20_13" draw:display-name="Bitmape 13" xlink:href="Pictures/10000000000000400000004077CDC8F9.png" xlink:type="simple" xlink:show="embed" xlink:actuate="onLoad"/>
    <draw:fill-image draw:name="Bitmape_20_14" draw:display-name="Bitmape 14" xlink:href="Pictures/10000000000000400000004077CDC8F9.png" xlink:type="simple" xlink:show="embed" xlink:actuate="onLoad"/>
    <draw:fill-image draw:name="Bitmape_20_15" draw:display-name="Bitmape 15" xlink:href="Pictures/10000000000000400000004077CDC8F9.png" xlink:type="simple" xlink:show="embed" xlink:actuate="onLoad"/>
    <draw:fill-image draw:name="Bitmape_20_16" draw:display-name="Bitmape 16" xlink:href="Pictures/10000000000000400000004077CDC8F9.png" xlink:type="simple" xlink:show="embed" xlink:actuate="onLoad"/>
    <draw:fill-image draw:name="Bitmape_20_17" draw:display-name="Bitmape 17" xlink:href="Pictures/10000000000000400000004077CDC8F9.png" xlink:type="simple" xlink:show="embed" xlink:actuate="onLoad"/>
    <draw:fill-image draw:name="Bitmape_20_18" draw:display-name="Bitmape 18" xlink:href="Pictures/10000000000000400000004077CDC8F9.png" xlink:type="simple" xlink:show="embed" xlink:actuate="onLoad"/>
    <draw:fill-image draw:name="Bitmape_20_19" draw:display-name="Bitmape 19" xlink:href="Pictures/10000000000000400000004077CDC8F9.png" xlink:type="simple" xlink:show="embed" xlink:actuate="onLoad"/>
    <draw:fill-image draw:name="Bitmape_20_2" draw:display-name="Bitmape 2" xlink:href="Pictures/100000000000032000000258A55F90BA.jpg" xlink:type="simple" xlink:show="embed" xlink:actuate="onLoad"/>
    <draw:fill-image draw:name="Bitmape_20_20" draw:display-name="Bitmape 20" xlink:href="Pictures/10000000000000400000004077CDC8F9.png" xlink:type="simple" xlink:show="embed" xlink:actuate="onLoad"/>
    <draw:fill-image draw:name="Bitmape_20_21" draw:display-name="Bitmape 21" xlink:href="Pictures/10000000000000400000004077CDC8F9.png" xlink:type="simple" xlink:show="embed" xlink:actuate="onLoad"/>
    <draw:fill-image draw:name="Bitmape_20_22" draw:display-name="Bitmape 22" xlink:href="Pictures/10000000000000400000004077CDC8F9.png" xlink:type="simple" xlink:show="embed" xlink:actuate="onLoad"/>
    <draw:fill-image draw:name="Bitmape_20_23" draw:display-name="Bitmape 23" xlink:href="Pictures/10000000000000400000004077CDC8F9.png" xlink:type="simple" xlink:show="embed" xlink:actuate="onLoad"/>
    <draw:fill-image draw:name="Bitmape_20_24" draw:display-name="Bitmape 24" xlink:href="Pictures/10000000000000400000004077CDC8F9.png" xlink:type="simple" xlink:show="embed" xlink:actuate="onLoad"/>
    <draw:fill-image draw:name="Bitmape_20_25" draw:display-name="Bitmape 25" xlink:href="Pictures/10000000000000400000004077CDC8F9.png" xlink:type="simple" xlink:show="embed" xlink:actuate="onLoad"/>
    <draw:fill-image draw:name="Bitmape_20_26" draw:display-name="Bitmape 26" xlink:href="Pictures/10000000000000400000004077CDC8F9.png" xlink:type="simple" xlink:show="embed" xlink:actuate="onLoad"/>
    <draw:fill-image draw:name="Bitmape_20_27" draw:display-name="Bitmape 27" xlink:href="Pictures/10000000000000400000004077CDC8F9.png" xlink:type="simple" xlink:show="embed" xlink:actuate="onLoad"/>
    <draw:fill-image draw:name="Bitmape_20_28" draw:display-name="Bitmape 28" xlink:href="Pictures/10000000000000400000004077CDC8F9.png" xlink:type="simple" xlink:show="embed" xlink:actuate="onLoad"/>
    <draw:fill-image draw:name="Bitmape_20_29" draw:display-name="Bitmape 29" xlink:href="Pictures/10000000000000400000004077CDC8F9.png" xlink:type="simple" xlink:show="embed" xlink:actuate="onLoad"/>
    <draw:fill-image draw:name="Bitmape_20_30" draw:display-name="Bitmape 30" xlink:href="Pictures/10000000000000400000004077CDC8F9.png" xlink:type="simple" xlink:show="embed" xlink:actuate="onLoad"/>
    <draw:fill-image draw:name="Bitmape_20_31" draw:display-name="Bitmape 31" xlink:href="Pictures/10000000000000400000004077CDC8F9.png" xlink:type="simple" xlink:show="embed" xlink:actuate="onLoad"/>
    <draw:fill-image draw:name="Bitmape_20_32" draw:display-name="Bitmape 32" xlink:href="Pictures/10000000000000400000004077CDC8F9.png" xlink:type="simple" xlink:show="embed" xlink:actuate="onLoad"/>
    <draw:fill-image draw:name="Bitmape_20_5" draw:display-name="Bitmape 5" xlink:href="Pictures/10000000000000400000004077CDC8F9.png" xlink:type="simple" xlink:show="embed" xlink:actuate="onLoad"/>
    <draw:fill-image draw:name="Bitmape_20_6" draw:display-name="Bitmape 6" xlink:href="Pictures/10000000000000400000004077CDC8F9.png" xlink:type="simple" xlink:show="embed" xlink:actuate="onLoad"/>
    <draw:fill-image draw:name="Bitmape_20_7" draw:display-name="Bitmape 7" xlink:href="Pictures/10000000000000400000004077CDC8F9.png" xlink:type="simple" xlink:show="embed" xlink:actuate="onLoad"/>
    <draw:fill-image draw:name="Bitmape_20_8" draw:display-name="Bitmape 8" xlink:href="Pictures/10000000000000400000004077CDC8F9.png" xlink:type="simple" xlink:show="embed" xlink:actuate="onLoad"/>
    <draw:fill-image draw:name="Bitmape_20_9" draw:display-name="Bitmape 9" xlink:href="Pictures/10000000000000400000004077CDC8F9.png" xlink:type="simple" xlink:show="embed" xlink:actuate="onLoad"/>
    <draw:fill-image draw:name="background" xlink:href="Pictures/1000000000000280000001E077C04814.jpg" xlink:type="simple" xlink:show="embed" xlink:actuate="onLoad"/>
    <draw:marker draw:name="Arrow" svg:viewBox="0 0 20 30" svg:d="m10 0-10 30h20z"/>
    <draw:marker draw:name="Linienende_20_18" draw:display-name="Linienende 18" svg:viewBox="0 0 20 30" svg:d="m10 0-10 30h20z"/>
    <draw:marker draw:name="Linienende_20_19" draw:display-name="Linienende 19" svg:viewBox="0 0 20 30" svg:d="m10 0-10 30h20z"/>
    <draw:marker draw:name="Linienende_20_20" draw:display-name="Linienende 20" svg:viewBox="0 0 20 30" svg:d="m10 0-10 30h20z"/>
    <draw:marker draw:name="Linienende_20_21" draw:display-name="Linienende 21" svg:viewBox="0 0 20 30" svg:d="m10 0-10 30h20z"/>
    <draw:marker draw:name="Linienende_20_26" draw:display-name="Linienende 26" svg:viewBox="0 0 20 30" svg:d="m10 0-10 30h20z"/>
    <draw:marker draw:name="Linienende_20_27" draw:display-name="Linienende 27" svg:viewBox="0 0 20 30" svg:d="m10 0-10 30h20z"/>
    <draw:marker draw:name="Linienende_20_28" draw:display-name="Linienende 28" svg:viewBox="0 0 20 30" svg:d="m10 0-10 30h20z"/>
    <draw:marker draw:name="Linienende_20_29" draw:display-name="Linienende 29" svg:viewBox="0 0 20 30" svg:d="m10 0-10 30h20z"/>
    <draw:marker draw:name="Linienende_20_30" draw:display-name="Linienende 30" svg:viewBox="0 0 20 30" svg:d="m10 0-10 30h20z"/>
    <draw:marker draw:name="Linienende_20_31" draw:display-name="Linienende 31" svg:viewBox="0 0 20 30" svg:d="m10 0-10 30h20z"/>
    <draw:marker draw:name="Linienende_20_4" draw:display-name="Linienende 4" svg:viewBox="0 0 20 30" svg:d="m10 0-10 30h20z"/>
    <draw:marker draw:name="Linienende_20_5" draw:display-name="Linienende 5" svg:viewBox="0 0 20 30" svg:d="m10 0-10 30h20z"/>
    <draw:marker draw:name="Linienende_20_6" draw:display-name="Linienende 6" svg:viewBox="0 0 20 30" svg:d="m10 0-10 30h20z"/>
    <draw:stroke-dash draw:name="Dash_20_208" draw:display-name="Dash 208" draw:style="rect" draw:dots1="1" draw:dots1-length="0.011cm" draw:dots2="1" draw:dots2-length="0.011cm" draw:distance="0.011cm"/>
    <draw:stroke-dash draw:name="Dash_20_210" draw:display-name="Dash 210" draw:style="rect" draw:dots1="1" draw:dots1-length="0.011cm" draw:dots2="1" draw:dots2-length="0.011cm" draw:distance="0.011cm"/>
    <draw:stroke-dash draw:name="Dash_20_212" draw:display-name="Dash 212" draw:style="rect" draw:dots1="1" draw:dots1-length="0.011cm" draw:dots2="1" draw:dots2-length="0.011cm" draw:distance="0.011cm"/>
    <draw:stroke-dash draw:name="Dash_20_214" draw:display-name="Dash 214" draw:style="rect" draw:dots1="1" draw:dots1-length="0.011cm" draw:dots2="1" draw:dots2-length="0.011cm" draw:distance="0.011cm"/>
    <draw:stroke-dash draw:name="Dash_20_216" draw:display-name="Dash 216" draw:style="rect" draw:dots1="1" draw:dots1-length="0.011cm" draw:dots2="1" draw:dots2-length="0.011cm" draw:distance="0.011cm"/>
    <draw:stroke-dash draw:name="Dash_20_218" draw:display-name="Dash 218" draw:style="rect" draw:dots1="1" draw:dots1-length="0.011cm" draw:dots2="1" draw:dots2-length="0.011cm" draw:distance="0.011cm"/>
    <draw:stroke-dash draw:name="Dash_20_220" draw:display-name="Dash 220" draw:style="rect" draw:dots1="1" draw:dots1-length="0.011cm" draw:dots2="1" draw:dots2-length="0.011cm" draw:distance="0.011cm"/>
    <draw:stroke-dash draw:name="Dash_20_222" draw:display-name="Dash 222" draw:style="rect" draw:dots1="1" draw:dots1-length="0.011cm" draw:dots2="1" draw:dots2-length="0.011cm" draw:distance="0.011cm"/>
    <draw:stroke-dash draw:name="Dash_20_224" draw:display-name="Dash 224" draw:style="rect" draw:dots1="1" draw:dots1-length="0.011cm" draw:dots2="1" draw:dots2-length="0.011cm" draw:distance="0.011cm"/>
    <draw:stroke-dash draw:name="Dash_20_226" draw:display-name="Dash 226" draw:style="rect" draw:dots1="1" draw:dots1-length="0.011cm" draw:dots2="1" draw:dots2-length="0.011cm" draw:distance="0.011cm"/>
    <draw:stroke-dash draw:name="Dash_20_228" draw:display-name="Dash 228" draw:style="rect" draw:dots1="1" draw:dots1-length="0.011cm" draw:dots2="1" draw:dots2-length="0.011cm" draw:distance="0.011cm"/>
    <draw:stroke-dash draw:name="Dash_20_230" draw:display-name="Dash 230" draw:style="rect" draw:dots1="1" draw:dots1-length="0.011cm" draw:dots2="1" draw:dots2-length="0.011cm" draw:distance="0.011cm"/>
    <draw:stroke-dash draw:name="Dash_20_232" draw:display-name="Dash 232" draw:style="rect" draw:dots1="1" draw:dots1-length="0.011cm" draw:dots2="1" draw:dots2-length="0.011cm" draw:distance="0.011cm"/>
    <draw:stroke-dash draw:name="Dash_20_234" draw:display-name="Dash 234" draw:style="rect" draw:dots1="1" draw:dots1-length="0.011cm" draw:dots2="1" draw:dots2-length="0.011cm" draw:distance="0.011cm"/>
    <draw:stroke-dash draw:name="Dash_20_236" draw:display-name="Dash 236" draw:style="rect" draw:dots1="1" draw:dots1-length="0.011cm" draw:dots2="1" draw:dots2-length="0.011cm" draw:distance="0.011cm"/>
    <draw:stroke-dash draw:name="Dash_20_238" draw:display-name="Dash 238" draw:style="rect" draw:dots1="1" draw:dots1-length="0.011cm" draw:dots2="1" draw:dots2-length="0.011cm" draw:distance="0.011cm"/>
    <draw:stroke-dash draw:name="Dash_20_240" draw:display-name="Dash 240" draw:style="rect" draw:dots1="1" draw:dots1-length="0.011cm" draw:dots2="1" draw:dots2-length="0.011cm" draw:distance="0.011cm"/>
    <draw:stroke-dash draw:name="Dash_20_242" draw:display-name="Dash 242" draw:style="rect" draw:dots1="1" draw:dots1-length="0.011cm" draw:dots2="1" draw:dots2-length="0.011cm" draw:distance="0.011cm"/>
    <draw:stroke-dash draw:name="Dash_20_244" draw:display-name="Dash 244" draw:style="rect" draw:dots1="1" draw:dots1-length="0.011cm" draw:dots2="1" draw:dots2-length="0.011cm" draw:distance="0.011cm"/>
    <draw:stroke-dash draw:name="Dash_20_246" draw:display-name="Dash 246" draw:style="rect" draw:dots1="1" draw:dots1-length="0.011cm" draw:dots2="1" draw:dots2-length="0.011cm" draw:distance="0.011cm"/>
    <draw:stroke-dash draw:name="Dash_20_248" draw:display-name="Dash 248" draw:style="rect" draw:dots1="1" draw:dots1-length="0.011cm" draw:dots2="1" draw:dots2-length="0.011cm" draw:distance="0.011cm"/>
    <draw:stroke-dash draw:name="Dash_20_250" draw:display-name="Dash 250" draw:style="rect" draw:dots1="1" draw:dots1-length="0.011cm" draw:dots2="1" draw:dots2-length="0.011cm" draw:distance="0.011cm"/>
    <draw:stroke-dash draw:name="Dash_20_252" draw:display-name="Dash 252" draw:style="rect" draw:dots1="1" draw:dots1-length="0.011cm" draw:dots2="1" draw:dots2-length="0.011cm" draw:distance="0.011cm"/>
    <draw:stroke-dash draw:name="Dash_20_254" draw:display-name="Dash 254" draw:style="rect" draw:dots1="1" draw:dots1-length="0.011cm" draw:dots2="1" draw:dots2-length="0.011cm" draw:distance="0.011cm"/>
    <draw:stroke-dash draw:name="Dash_20_256" draw:display-name="Dash 256" draw:style="rect" draw:dots1="1" draw:dots1-length="0.011cm" draw:dots2="1" draw:dots2-length="0.011cm" draw:distance="0.011cm"/>
    <draw:stroke-dash draw:name="Dash_20_258" draw:display-name="Dash 258" draw:style="rect" draw:dots1="1" draw:dots1-length="0.011cm" draw:dots2="1" draw:dots2-length="0.011cm" draw:distance="0.011cm"/>
    <draw:stroke-dash draw:name="Dash_20_260" draw:display-name="Dash 260" draw:style="rect" draw:dots1="1" draw:dots1-length="0.011cm" draw:dots2="1" draw:dots2-length="0.011cm" draw:distance="0.011cm"/>
    <draw:stroke-dash draw:name="Dash_20_262" draw:display-name="Dash 262" draw:style="rect" draw:dots1="1" draw:dots1-length="0.011cm" draw:dots2="1" draw:dots2-length="0.011cm" draw:distance="0.011cm"/>
    <draw:stroke-dash draw:name="Dash_20_264" draw:display-name="Dash 264" draw:style="rect" draw:dots1="1" draw:dots1-length="0.011cm" draw:dots2="1" draw:dots2-length="0.011cm" draw:distance="0.011cm"/>
    <draw:stroke-dash draw:name="Dash_20_266" draw:display-name="Dash 266" draw:style="rect" draw:dots1="1" draw:dots1-length="0.011cm" draw:dots2="1" draw:dots2-length="0.011cm" draw:distance="0.011cm"/>
    <draw:stroke-dash draw:name="Dash_20_268" draw:display-name="Dash 268" draw:style="rect" draw:dots1="1" draw:dots1-length="0.011cm" draw:dots2="1" draw:dots2-length="0.011cm" draw:distance="0.01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OoCon2008-background" style:family="presentation">
      <style:graphic-properties draw:stroke="none" draw:fill="none"/>
      <style:text-properties style:letter-kerning="true"/>
    </style:style>
    <style:style style:name="OOoCon2008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OOoCon2008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OOoCon2008-outline1" style:family="presentation">
      <style:graphic-properties draw:stroke="none" draw:fill="none">
        <text:list-style style:name="OOoCon200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OOoCon2008-outline2" style:family="presentation" style:parent-style-name="OOoCon2008-outline1">
      <style:paragraph-properties fo:margin-top="0cm" fo:margin-bottom="0.4cm"/>
      <style:text-properties fo:font-size="28pt" style:font-size-asian="28pt" style:font-size-complex="28pt"/>
    </style:style>
    <style:style style:name="OOoCon2008-outline3" style:family="presentation" style:parent-style-name="OOoCon2008-outline2">
      <style:paragraph-properties fo:margin-top="0cm" fo:margin-bottom="0.3cm"/>
      <style:text-properties fo:font-size="24pt" style:font-size-asian="24pt" style:font-size-complex="24pt"/>
    </style:style>
    <style:style style:name="OOoCon2008-outline4" style:family="presentation" style:parent-style-name="OOoCon2008-outline3">
      <style:paragraph-properties fo:margin-top="0cm" fo:margin-bottom="0.2cm"/>
      <style:text-properties fo:font-size="20pt" style:font-size-asian="20pt" style:font-size-complex="20pt"/>
    </style:style>
    <style:style style:name="OOoCon2008-outline5" style:family="presentation" style:parent-style-name="OOoCon2008-outline4">
      <style:paragraph-properties fo:margin-top="0cm" fo:margin-bottom="0.1cm"/>
      <style:text-properties fo:font-size="20pt" style:font-size-asian="20pt" style:font-size-complex="20pt"/>
    </style:style>
    <style:style style:name="OOoCon2008-outline6" style:family="presentation" style:parent-style-name="OOoCon2008-outline5">
      <style:paragraph-properties fo:margin-top="0cm" fo:margin-bottom="0.1cm"/>
      <style:text-properties fo:font-size="20pt" style:font-size-asian="20pt" style:font-size-complex="20pt"/>
    </style:style>
    <style:style style:name="OOoCon2008-outline7" style:family="presentation" style:parent-style-name="OOoCon2008-outline6">
      <style:paragraph-properties fo:margin-top="0cm" fo:margin-bottom="0.1cm"/>
      <style:text-properties fo:font-size="20pt" style:font-size-asian="20pt" style:font-size-complex="20pt"/>
    </style:style>
    <style:style style:name="OOoCon2008-outline8" style:family="presentation" style:parent-style-name="OOoCon2008-outline7">
      <style:paragraph-properties fo:margin-top="0cm" fo:margin-bottom="0.1cm"/>
      <style:text-properties fo:font-size="20pt" style:font-size-asian="20pt" style:font-size-complex="20pt"/>
    </style:style>
    <style:style style:name="OOoCon2008-outline9" style:family="presentation" style:parent-style-name="OOoCon2008-outline8">
      <style:paragraph-properties fo:margin-top="0cm" fo:margin-bottom="0.1cm"/>
      <style:text-properties fo:font-size="20pt" style:font-size-asian="20pt" style:font-size-complex="20pt"/>
    </style:style>
    <style:style style:name="OOoCon2008-subtitle" style:family="presentation">
      <style:graphic-properties draw:stroke="none" draw:fill="none" draw:textarea-vertical-align="middle">
        <text:list-style style:name="OOoCon2008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OOoCon2008-title" style:family="presentation">
      <style:graphic-properties draw:stroke="none" draw:fill="none" draw:textarea-vertical-align="middle">
        <text:list-style style:name="OOoCon2008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OOoCon2008-backgroundobjects">
      <style:graphic-properties draw:stroke="none" draw:fill="none" draw:fill-color="#ffffff" draw:auto-grow-height="false" fo:min-height="1.449cm"/>
    </style:style>
    <style:style style:name="Mpr2" style:family="presentation" style:parent-style-name="OOoCon2008-backgroundobjects">
      <style:graphic-properties draw:stroke="none" draw:fill="none" draw:fill-color="#ffffff" draw:auto-grow-height="false" fo:min-height="1.485cm"/>
    </style:style>
    <style:style style:name="Mpr3" style:family="presentation" style:parent-style-name="OOoCon2008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 draw:page-number="2"/>
      <draw:page-thumbnail draw:layer="backgroundobjects" svg:width="8.999cm" svg:height="6.749cm" svg:x="1cm" svg:y="20.05cm" draw:page-number="3"/>
      <draw:page-thumbnail draw:layer="backgroundobjects" svg:width="8.999cm" svg:height="6.749cm" svg:x="11cm" svg:y="2.898cm" draw:page-number="4"/>
      <draw:page-thumbnail draw:layer="backgroundobjects" svg:width="8.999cm" svg:height="6.749cm" svg:x="11cm" svg:y="11.474cm" draw:page-number="5"/>
      <draw:page-thumbnail draw:layer="backgroundobjects" svg:width="8.999cm" svg:height="6.749cm" svg:x="11cm" svg:y="20.05cm" draw:page-number="6"/>
    </style:handout-master>
    <style:master-page style:name="OOoCon2008" style:page-layout-name="PM1" draw:style-name="Mdp1">
      <office:forms form:automatic-focus="false" form:apply-design-mode="false"/>
      <draw:frame draw:style-name="Mgr3" draw:text-style-name="MP3" draw:layer="backgroundobjects" svg:width="28.097cm" svg:height="7.267cm" svg:x="-0.098cm" svg:y="13.732cm">
        <draw:image xlink:href="Pictures/1000020100000320000000CFA9FA20FD.png" xlink:type="simple" xlink:show="embed" xlink:actuate="onLoad">
          <text:p/>
        </draw:image>
      </draw:frame>
      <draw:frame presentation:style-name="OOoCon2008-title" draw:layer="backgroundobjects" svg:width="19.893cm" svg:height="3.506cm" svg:x="1.4cm" svg:y="0.837cm" presentation:class="title" presentation:placeholder="true">
        <draw:text-box/>
      </draw:frame>
      <draw:frame presentation:style-name="OOoCon2008-outline1" draw:layer="backgroundobjects" svg:width="25.199cm" svg:height="13.859cm" svg:x="1.50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4"><text:span text:style-name="MT1"><text:page-number>&lt;number&gt;</text:page-number></text:span></text:p>
        </draw:text-box>
      </draw:frame>
      <draw:frame draw:style-name="Mgr3" draw:text-style-name="MP3" draw:layer="backgroundobjects" svg:width="4.802cm" svg:height="3.35cm" svg:x="21.766cm" svg:y="0.871cm">
        <draw:image xlink:href="Pictures/10000201000000A200000071E1D0EE2C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OOoCon2008-title" draw:layer="backgroundobjects" svg:width="14.848cm" svg:height="11.135cm" svg:x="3.075cm" svg:y="2.257cm" presentation:class="page"/>
        <draw:frame presentation:style-name="OOoCon2008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creation-date>2008-10-31T12:41:50.72</meta:creation-date>
    <meta:editing-duration>PT01H16M16S</meta:editing-duration>
    <meta:editing-cycles>6</meta:editing-cycles>
    <meta:generator>StarOffice/9$Win32 OpenOffice.org_project/300m9$Build-9358</meta:generator>
    <dc:title>OpenOffice Conference 2008</dc:title>
    <meta:initial-creator>Thorsten Ziehm</meta:initial-creator>
    <dc:date>2008-10-31T13:56:16.82</dc:date>
    <dc:creator>Thorsten Ziehm</dc:creator>
    <meta:printed-by>Thorsten Ziehm</meta:printed-by>
    <meta:print-date>2008-10-31T13:46:57.36</meta:print-date>
    <meta:document-statistic meta:object-count="556"/>
    <meta:user-defined meta:name="Info 1"/>
    <meta:user-defined meta:name="Info 2"/>
    <meta:user-defined meta:name="Info 3"/>
    <meta:user-defined meta:name="Info 4"/>
  </office:meta>
</office:document-meta>
</file>